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1.8339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49">
      <style:table-cell-properties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2"/>
    <style:style style:name="ce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Default">
      <style:table-cell-properties fo:border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122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122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 style:data-style-name="N122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122">
      <style:table-cell-properties fo:border-bottom="2.01pt solid #000000" fo:border-left="0.99pt solid #000000" fo:border-right="2.01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Value" style:data-style-name="N122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122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122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1pt" fo:letter-spacing="normal" fo:language="none" fo:country="none" style:language-asian="none" style:country-asian="none" style:language-complex="none" style:country-complex="none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日志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default-cell-style-name="ce5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1">开学后微信转账账单记录(</text:span><text:span text:style-name="T2">2024.8.18-2024.10.10</text:span>)</text:p>
          </table:table-cell>
          <table:covered-table-cell table:number-columns-repeated="4"/>
          <table:covered-table-cell table:number-columns-repeated="2" table:style-name="ce32"/>
          <table:table-cell table:number-columns-repeated="11"/>
        </table:table-row>
        <table:table-row table:style-name="ro2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类型</text:p>
          </table:table-cell>
          <table:table-cell table:style-name="ce1" office:value-type="string" calcext:value-type="string">
            <text:p>商品</text:p>
          </table:table-cell>
          <table:table-cell table:style-name="ce1" office:value-type="string" calcext:value-type="string">
            <text:p>细明</text:p>
          </table:table-cell>
          <table:table-cell table:style-name="ce1" office:value-type="string" calcext:value-type="string">
            <text:p>收支类型</text:p>
          </table:table-cell>
          <table:table-cell table:style-name="ce9" office:value-type="string" calcext:value-type="string">
            <text:p>收入支出</text:p>
          </table:table-cell>
          <table:table-cell table:style-name="ce9" office:value-type="string" calcext:value-type="string">
            <text:p>余额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18" calcext:value-type="date" table:number-columns-spanned="1" table:number-rows-spanned="2">
            <text:p>2024-08-18</text:p>
          </table:table-cell>
          <table:table-cell office:value-type="string" calcext:value-type="string">
            <text:p>转账</text:p>
          </table:table-cell>
          <table:table-cell/>
          <table:table-cell office:value-type="string" calcext:value-type="string">
            <text:p>父母给予的生活费</text:p>
          </table:table-cell>
          <table:table-cell table:formula="of:=IF([.F3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1000" calcext:value-type="currency">
            <text:p>1,000.00 CNY</text:p>
          </table:table-cell>
          <table:table-cell table:formula="of:=[.F3]" office:value-type="currency" office:currency="CNY" office:value="1000" calcext:value-type="currency">
            <text:p>1,000.00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4]+[.G3]" office:value-type="currency" office:currency="CNY" office:value="994" calcext:value-type="currency">
            <text:p>994.00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19" calcext:value-type="date" table:number-columns-spanned="1" table:number-rows-spanned="4">
            <text:p>2024-08-19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/>
          <table:table-cell table:formula="of:=IF([.F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" calcext:value-type="currency">
            <text:p>-1.00 CNY</text:p>
          </table:table-cell>
          <table:table-cell table:formula="of:=[.F5]+[.G4]" office:value-type="currency" office:currency="CNY" office:value="993" calcext:value-type="currency">
            <text:p>993.00 CNY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.5" calcext:value-type="currency">
            <text:p>-3.50 CNY</text:p>
          </table:table-cell>
          <table:table-cell table:formula="of:=[.F6]+[.G5]" office:value-type="currency" office:currency="CNY" office:value="989.5" calcext:value-type="currency">
            <text:p>989.50 CNY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.5" calcext:value-type="currency">
            <text:p>-3.50 CNY</text:p>
          </table:table-cell>
          <table:table-cell table:formula="of:=[.F7]+[.G6]" office:value-type="currency" office:currency="CNY" office:value="986" calcext:value-type="currency">
            <text:p>986.00 CNY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" calcext:value-type="currency">
            <text:p>-4.00 CNY</text:p>
          </table:table-cell>
          <table:table-cell table:formula="of:=[.F8]+[.G7]" office:value-type="currency" office:currency="CNY" office:value="982" calcext:value-type="currency">
            <text:p>982.00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0" calcext:value-type="date" table:number-columns-spanned="1" table:number-rows-spanned="2">
            <text:p>2024-08-20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.5" calcext:value-type="currency">
            <text:p>-4.50 CNY</text:p>
          </table:table-cell>
          <table:table-cell table:formula="of:=[.F9]+[.G8]" office:value-type="currency" office:currency="CNY" office:value="977.5" calcext:value-type="currency">
            <text:p>977.50 CNY</text:p>
          </table:table-cell>
          <table:table-cell table:number-columns-repeated="10"/>
          <table:table-cell>
            <draw:frame draw:z-index="3" draw:style-name="gr1" draw:text-style-name="P1" svg:width="6.2988in" svg:height="3.5429in" svg:x="0.8421in" svg:y="0.176in">
              <draw:object draw:notify-on-update-of-ranges="餐费数据透视表.D5:餐费数据透视表.D14 餐费数据透视表.E5:餐费数据透视表.E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covered-table-cell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1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" calcext:value-type="currency">
            <text:p>-3.00 CNY</text:p>
          </table:table-cell>
          <table:table-cell table:formula="of:=[.F10]+[.G9]" office:value-type="currency" office:currency="CNY" office:value="974.5" calcext:value-type="currency">
            <text:p>974.50 CNY</text:p>
          </table:table-cell>
          <table:table-cell table:number-columns-repeated="3"/>
          <table:table-cell>
            <draw:frame draw:z-index="2" draw:style-name="gr1" draw:text-style-name="P1" svg:width="6.2988in" svg:height="3.5429in" svg:x="0.8752in" svg:y="0.0811in">
              <draw:object draw:notify-on-update-of-ranges="数据透视表.D4:数据透视表.D8 数据透视表.E4:数据透视表.E8 数据透视表.F4:数据透视表.F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2" office:value-type="date" office:date-value="2024-08-21" calcext:value-type="date">
            <text:p>2024-08-21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1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7" calcext:value-type="currency">
            <text:p>-7.00 CNY</text:p>
          </table:table-cell>
          <table:table-cell table:formula="of:=[.F11]+[.G10]" office:value-type="currency" office:currency="CNY" office:value="967.5" calcext:value-type="currency">
            <text:p>967.50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2" calcext:value-type="date">
            <text:p>2024-08-22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1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9.9" calcext:value-type="currency">
            <text:p>-19.90 CNY</text:p>
          </table:table-cell>
          <table:table-cell table:formula="of:=[.F12]+[.G11]" office:value-type="currency" office:currency="CNY" office:value="947.6" calcext:value-type="currency">
            <text:p>947.60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3" calcext:value-type="date">
            <text:p>2024-08-23</text:p>
          </table:table-cell>
          <table:table-cell table:number-columns-repeated="3"/>
          <table:table-cell table:formula="of:=IF([.F13]&gt;0;&quot;收入&quot;;&quot;支出&quot;)" office:value-type="string" office:string-value="支出" calcext:value-type="string">
            <text:p>支出</text:p>
          </table:table-cell>
          <table:table-cell table:style-name="Default" office:value-type="float" office:value="0" calcext:value-type="float">
            <text:p>0</text:p>
          </table:table-cell>
          <table:table-cell table:formula="of:=[.F13]+[.G12]" office:value-type="currency" office:currency="CNY" office:value="947.6" calcext:value-type="currency">
            <text:p>947.60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4" calcext:value-type="date" table:number-columns-spanned="1" table:number-rows-spanned="3">
            <text:p>2024-08-24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1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6" calcext:value-type="currency">
            <text:p>-16.00 CNY</text:p>
          </table:table-cell>
          <table:table-cell table:formula="of:=[.F14]+[.G13]" office:value-type="currency" office:currency="CNY" office:value="931.6" calcext:value-type="currency">
            <text:p>931.60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瑞星咖啡</text:p>
          </table:table-cell>
          <table:table-cell/>
          <table:table-cell table:formula="of:=IF([.F1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9.64" calcext:value-type="currency">
            <text:p>-29.64 CNY</text:p>
          </table:table-cell>
          <table:table-cell table:formula="of:=[.F15]+[.G14]" office:value-type="currency" office:currency="CNY" office:value="901.96" calcext:value-type="currency">
            <text:p>901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建筑材料</text:p>
          </table:table-cell>
          <table:table-cell office:value-type="string" calcext:value-type="string">
            <text:p>模型制造</text:p>
          </table:table-cell>
          <table:table-cell table:formula="of:=IF([.F1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75" calcext:value-type="currency">
            <text:p>-75.00 CNY</text:p>
          </table:table-cell>
          <table:table-cell table:formula="of:=[.F16]+[.G15]" office:value-type="currency" office:currency="CNY" office:value="826.96" calcext:value-type="currency">
            <text:p>826.9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5" calcext:value-type="date" table:number-columns-spanned="1" table:number-rows-spanned="2">
            <text:p>2024-08-25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/>
          <table:table-cell table:formula="of:=IF([.F1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1.9" calcext:value-type="currency">
            <text:p>-11.90 CNY</text:p>
          </table:table-cell>
          <table:table-cell table:formula="of:=[.F17]+[.G16]" office:value-type="currency" office:currency="CNY" office:value="815.06" calcext:value-type="currency">
            <text:p>815.0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1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18]+[.G17]" office:value-type="currency" office:currency="CNY" office:value="805.06" calcext:value-type="currency">
            <text:p>805.0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6" calcext:value-type="date" table:number-columns-spanned="1" table:number-rows-spanned="3">
            <text:p>2024-08-26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/>
          <table:table-cell table:formula="of:=IF([.F1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" calcext:value-type="currency">
            <text:p>-8.00 CNY</text:p>
          </table:table-cell>
          <table:table-cell table:formula="of:=[.F19]+[.G18]" office:value-type="currency" office:currency="CNY" office:value="797.06" calcext:value-type="currency">
            <text:p>797.0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建筑材料</text:p>
          </table:table-cell>
          <table:table-cell office:value-type="string" calcext:value-type="string">
            <text:p>模型制造</text:p>
          </table:table-cell>
          <table:table-cell table:formula="of:=IF([.F2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[.F20]+[.G19]" office:value-type="currency" office:currency="CNY" office:value="773.06" calcext:value-type="currency">
            <text:p>773.0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无名缘米线</text:p>
          </table:table-cell>
          <table:table-cell/>
          <table:table-cell table:formula="of:=IF([.F2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9.8" calcext:value-type="currency">
            <text:p>-19.80 CNY</text:p>
          </table:table-cell>
          <table:table-cell table:formula="of:=[.F21]+[.G20]" office:value-type="currency" office:currency="CNY" office:value="753.26" calcext:value-type="currency">
            <text:p>753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7" calcext:value-type="date" table:number-columns-spanned="1" table:number-rows-spanned="2">
            <text:p>2024-08-27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2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.8" calcext:value-type="currency">
            <text:p>-3.80 CNY</text:p>
          </table:table-cell>
          <table:table-cell table:formula="of:=[.F22]+[.G21]" office:value-type="currency" office:currency="CNY" office:value="749.46" calcext:value-type="currency">
            <text:p>749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2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23]+[.G22]" office:value-type="currency" office:currency="CNY" office:value="739.46" calcext:value-type="currency">
            <text:p>73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8" calcext:value-type="date" table:number-columns-spanned="1" table:number-rows-spanned="3">
            <text:p>2024-08-28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2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3.5" calcext:value-type="currency">
            <text:p>-13.50 CNY</text:p>
          </table:table-cell>
          <table:table-cell table:formula="of:=[.F24]+[.G23]" office:value-type="currency" office:currency="CNY" office:value="725.96" calcext:value-type="currency">
            <text:p>725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2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.5" calcext:value-type="currency">
            <text:p>-3.50 CNY</text:p>
          </table:table-cell>
          <table:table-cell table:formula="of:=[.F25]+[.G24]" office:value-type="currency" office:currency="CNY" office:value="722.46" calcext:value-type="currency">
            <text:p>722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2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9" calcext:value-type="currency">
            <text:p>-9.00 CNY</text:p>
          </table:table-cell>
          <table:table-cell table:formula="of:=[.F26]+[.G25]" office:value-type="currency" office:currency="CNY" office:value="713.46" calcext:value-type="currency">
            <text:p>713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29" calcext:value-type="date" table:number-columns-spanned="1" table:number-rows-spanned="3">
            <text:p>2024-08-29</text:p>
          </table:table-cell>
          <table:table-cell office:value-type="string" calcext:value-type="string">
            <text:p>转账</text:p>
          </table:table-cell>
          <table:table-cell/>
          <table:table-cell office:value-type="string" calcext:value-type="string">
            <text:p>父母给予的书费</text:p>
          </table:table-cell>
          <table:table-cell table:formula="of:=IF([.F27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800" calcext:value-type="currency">
            <text:p>800.00 CNY</text:p>
          </table:table-cell>
          <table:table-cell table:formula="of:=[.F27]+[.G26]" office:value-type="currency" office:currency="CNY" office:value="1513.46" calcext:value-type="currency">
            <text:p>1,513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书费</text:p>
          </table:table-cell>
          <table:table-cell office:value-type="string" calcext:value-type="string">
            <text:p>书籍</text:p>
          </table:table-cell>
          <table:table-cell office:value-type="string" calcext:value-type="string">
            <text:p>课本</text:p>
          </table:table-cell>
          <table:table-cell table:formula="of:=IF([.F2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00" calcext:value-type="currency">
            <text:p>-800.00 CNY</text:p>
          </table:table-cell>
          <table:table-cell table:formula="of:=[.F28]+[.G27]" office:value-type="currency" office:currency="CNY" office:value="713.46" calcext:value-type="currency">
            <text:p>713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2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9" calcext:value-type="currency">
            <text:p>-9.00 CNY</text:p>
          </table:table-cell>
          <table:table-cell table:formula="of:=[.F29]+[.G28]" office:value-type="currency" office:currency="CNY" office:value="704.46" calcext:value-type="currency">
            <text:p>704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8-30" calcext:value-type="date" table:number-columns-spanned="1" table:number-rows-spanned="5">
            <text:p>2024-08-30</text:p>
          </table:table-cell>
          <table:table-cell office:value-type="string" calcext:value-type="string">
            <text:p>书费</text:p>
          </table:table-cell>
          <table:table-cell office:value-type="string" calcext:value-type="string">
            <text:p>书籍</text:p>
          </table:table-cell>
          <table:table-cell office:value-type="string" calcext:value-type="string">
            <text:p>地图</text:p>
          </table:table-cell>
          <table:table-cell table:formula="of:=IF([.F3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[.F30]+[.G29]" office:value-type="currency" office:currency="CNY" office:value="689.46" calcext:value-type="currency">
            <text:p>689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/>
          <table:table-cell table:formula="of:=IF([.F3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.5" calcext:value-type="currency">
            <text:p>-8.50 CNY</text:p>
          </table:table-cell>
          <table:table-cell table:formula="of:=[.F31]+[.G30]" office:value-type="currency" office:currency="CNY" office:value="680.96" calcext:value-type="currency">
            <text:p>680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3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7.5" calcext:value-type="currency">
            <text:p>-17.50 CNY</text:p>
          </table:table-cell>
          <table:table-cell table:formula="of:=[.F32]+[.G31]" office:value-type="currency" office:currency="CNY" office:value="663.46" calcext:value-type="currency">
            <text:p>663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沙县小吃</text:p>
          </table:table-cell>
          <table:table-cell/>
          <table:table-cell table:formula="of:=IF([.F3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2" calcext:value-type="currency">
            <text:p>-22.00 CNY</text:p>
          </table:table-cell>
          <table:table-cell table:formula="of:=[.F33]+[.G32]" office:value-type="currency" office:currency="CNY" office:value="641.46" calcext:value-type="currency">
            <text:p>641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3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.5" calcext:value-type="currency">
            <text:p>-1.50 CNY</text:p>
          </table:table-cell>
          <table:table-cell table:formula="of:=[.F34]+[.G33]" office:value-type="currency" office:currency="CNY" office:value="639.96" calcext:value-type="currency">
            <text:p>639.96 CNY</text:p>
          </table:table-cell>
          <table:table-cell table:number-columns-repeated="3"/>
          <table:table-cell>
            <draw:frame draw:z-index="0" draw:style-name="gr1" draw:text-style-name="P1" svg:width="13.7827in" svg:height="4.7051in" svg:x="0.0067in" svg:y="0.1732in">
              <draw:object draw:notify-on-update-of-ranges="日支出记录.D3:日支出记录.D51 日支出记录.E2:日支出记录.E2 日支出记录.E3:日支出记录.E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2" office:value-type="date" office:date-value="2024-08-31" calcext:value-type="date" table:number-columns-spanned="1" table:number-rows-spanned="3">
            <text:p>2024-08-31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3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35]+[.G34]" office:value-type="currency" office:currency="CNY" office:value="633.96" calcext:value-type="currency">
            <text:p>633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3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36]+[.G35]" office:value-type="currency" office:currency="CNY" office:value="623.96" calcext:value-type="currency">
            <text:p>623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3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6.2" calcext:value-type="currency">
            <text:p>-16.20 CNY</text:p>
          </table:table-cell>
          <table:table-cell table:formula="of:=[.F37]+[.G36]" office:value-type="currency" office:currency="CNY" office:value="607.76" calcext:value-type="currency">
            <text:p>607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1" calcext:value-type="date" table:number-columns-spanned="1" table:number-rows-spanned="3">
            <text:p>2024-09-01</text:p>
          </table:table-cell>
          <table:table-cell office:value-type="string" calcext:value-type="string">
            <text:p>书费</text:p>
          </table:table-cell>
          <table:table-cell office:value-type="string" calcext:value-type="string">
            <text:p>书籍</text:p>
          </table:table-cell>
          <table:table-cell office:value-type="string" calcext:value-type="string">
            <text:p>课余读物</text:p>
          </table:table-cell>
          <table:table-cell table:formula="of:=IF([.F3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56.4" calcext:value-type="currency">
            <text:p>-56.40 CNY</text:p>
          </table:table-cell>
          <table:table-cell table:formula="of:=[.F38]+[.G37]" office:value-type="currency" office:currency="CNY" office:value="551.36" calcext:value-type="currency">
            <text:p>551.3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3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39]+[.G38]" office:value-type="currency" office:currency="CNY" office:value="545.36" calcext:value-type="currency">
            <text:p>545.3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4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[.F40]+[.G39]" office:value-type="currency" office:currency="CNY" office:value="530.36" calcext:value-type="currency">
            <text:p>530.3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2" calcext:value-type="date" table:number-columns-spanned="1" table:number-rows-spanned="3">
            <text:p>2024-09-02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4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7.6" calcext:value-type="currency">
            <text:p>-17.60 CNY</text:p>
          </table:table-cell>
          <table:table-cell table:formula="of:=[.F41]+[.G40]" office:value-type="currency" office:currency="CNY" office:value="512.76" calcext:value-type="currency">
            <text:p>512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4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42]+[.G41]" office:value-type="currency" office:currency="CNY" office:value="502.76" calcext:value-type="currency">
            <text:p>502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4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.5" calcext:value-type="currency">
            <text:p>-1.50 CNY</text:p>
          </table:table-cell>
          <table:table-cell table:formula="of:=[.F43]+[.G42]" office:value-type="currency" office:currency="CNY" office:value="501.26" calcext:value-type="currency">
            <text:p>501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3" calcext:value-type="date" table:number-columns-spanned="1" table:number-rows-spanned="3">
            <text:p>2024-09-03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 office:value-type="string" calcext:value-type="string">
            <text:p>买了多个煎饼</text:p>
          </table:table-cell>
          <table:table-cell table:formula="of:=IF([.F4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2" calcext:value-type="currency">
            <text:p>-22.00 CNY</text:p>
          </table:table-cell>
          <table:table-cell table:formula="of:=[.F44]+[.G43]" office:value-type="currency" office:currency="CNY" office:value="479.26" calcext:value-type="currency">
            <text:p>479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4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[.F45]+[.G44]" office:value-type="currency" office:currency="CNY" office:value="455.26" calcext:value-type="currency">
            <text:p>455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/>
          <table:table-cell table:formula="of:=IF([.F4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3.2" calcext:value-type="currency">
            <text:p>-33.20 CNY</text:p>
          </table:table-cell>
          <table:table-cell table:formula="of:=[.F46]+[.G45]" office:value-type="currency" office:currency="CNY" office:value="422.06" calcext:value-type="currency">
            <text:p>422.06 CNY</text:p>
          </table:table-cell>
          <table:table-cell table:number-columns-repeated="11"/>
        </table:table-row>
        <table:table-row table:style-name="ro3">
          <table:table-cell table:style-name="ce2" office:value-type="date" office:date-value="2024-09-04" calcext:value-type="date" table:number-columns-spanned="1" table:number-rows-spanned="2">
            <text:p>2024-09-04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<text:span text:style-name="T1">麦当劳</text:span>快餐</text:p>
          </table:table-cell>
          <table:table-cell/>
          <table:table-cell table:formula="of:=IF([.F4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3" calcext:value-type="currency">
            <text:p>-33.00 CNY</text:p>
          </table:table-cell>
          <table:table-cell table:formula="of:=[.F47]+[.G46]" office:value-type="currency" office:currency="CNY" office:value="389.06" calcext:value-type="currency">
            <text:p>389.0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蜜雪冰城</text:p>
          </table:table-cell>
          <table:table-cell/>
          <table:table-cell table:formula="of:=IF([.F4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48]+[.G47]" office:value-type="currency" office:currency="CNY" office:value="383.06" calcext:value-type="currency">
            <text:p>383.06 CNY</text:p>
          </table:table-cell>
          <table:table-cell table:number-columns-repeated="11"/>
        </table:table-row>
        <table:table-row table:style-name="ro3">
          <table:table-cell table:style-name="ce2" office:value-type="date" office:date-value="2024-09-05" calcext:value-type="date">
            <text:p>2024-09-05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<text:span text:style-name="T1">麦当劳</text:span>快餐</text:p>
          </table:table-cell>
          <table:table-cell/>
          <table:table-cell table:formula="of:=IF([.F4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2.5" calcext:value-type="currency">
            <text:p>-32.50 CNY</text:p>
          </table:table-cell>
          <table:table-cell table:formula="of:=[.F49]+[.G48]" office:value-type="currency" office:currency="CNY" office:value="350.56" calcext:value-type="currency">
            <text:p>350.5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6" calcext:value-type="date" table:number-columns-spanned="1" table:number-rows-spanned="6">
            <text:p>2024-09-06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5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50]+[.G49]" office:value-type="currency" office:currency="CNY" office:value="340.56" calcext:value-type="currency">
            <text:p>340.5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5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4" calcext:value-type="currency">
            <text:p>-14.00 CNY</text:p>
          </table:table-cell>
          <table:table-cell table:formula="of:=[.F51]+[.G50]" office:value-type="currency" office:currency="CNY" office:value="326.56" calcext:value-type="currency">
            <text:p>326.5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海洋馆门票</text:p>
          </table:table-cell>
          <table:table-cell/>
          <table:table-cell table:formula="of:=IF([.F5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7" calcext:value-type="currency">
            <text:p>-87.00 CNY</text:p>
          </table:table-cell>
          <table:table-cell table:formula="of:=[.F52]+[.G51]" office:value-type="currency" office:currency="CNY" office:value="239.56" calcext:value-type="currency">
            <text:p>239.5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宿舍电力</text:p>
          </table:table-cell>
          <table:table-cell/>
          <table:table-cell table:formula="of:=IF([.F5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0" calcext:value-type="currency">
            <text:p>-60.00 CNY</text:p>
          </table:table-cell>
          <table:table-cell table:formula="of:=[.F53]+[.G52]" office:value-type="currency" office:currency="CNY" office:value="179.56" calcext:value-type="currency">
            <text:p>179.5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无名缘米线</text:p>
          </table:table-cell>
          <table:table-cell/>
          <table:table-cell table:formula="of:=IF([.F5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2.8" calcext:value-type="currency">
            <text:p>-22.80 CNY</text:p>
          </table:table-cell>
          <table:table-cell table:formula="of:=[.F54]+[.G53]" office:value-type="currency" office:currency="CNY" office:value="156.76" calcext:value-type="currency">
            <text:p>156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5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.5" calcext:value-type="currency">
            <text:p>-1.50 CNY</text:p>
          </table:table-cell>
          <table:table-cell table:formula="of:=[.F55]+[.G54]" office:value-type="currency" office:currency="CNY" office:value="155.26" calcext:value-type="currency">
            <text:p>155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7" calcext:value-type="date" table:number-columns-spanned="1" table:number-rows-spanned="2">
            <text:p>2024-09-07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5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56]+[.G55]" office:value-type="currency" office:currency="CNY" office:value="149.26" calcext:value-type="currency">
            <text:p>149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5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3" calcext:value-type="currency">
            <text:p>-23.00 CNY</text:p>
          </table:table-cell>
          <table:table-cell table:formula="of:=[.F57]+[.G56]" office:value-type="currency" office:currency="CNY" office:value="126.26" calcext:value-type="currency">
            <text:p>126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8" calcext:value-type="date" table:number-columns-spanned="1" table:number-rows-spanned="3">
            <text:p>2024-09-08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文具</text:p>
          </table:table-cell>
          <table:table-cell office:value-type="string" calcext:value-type="string">
            <text:p>中国图片社</text:p>
          </table:table-cell>
          <table:table-cell table:formula="of:=IF([.F5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" calcext:value-type="currency">
            <text:p>-8.00 CNY</text:p>
          </table:table-cell>
          <table:table-cell table:formula="of:=[.F58]+[.G57]" office:value-type="currency" office:currency="CNY" office:value="118.26" calcext:value-type="currency">
            <text:p>118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兰州拉面</text:p>
          </table:table-cell>
          <table:table-cell/>
          <table:table-cell table:formula="of:=IF([.F5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6" calcext:value-type="currency">
            <text:p>-26.00 CNY</text:p>
          </table:table-cell>
          <table:table-cell table:formula="of:=[.F59]+[.G58]" office:value-type="currency" office:currency="CNY" office:value="92.26" calcext:value-type="currency">
            <text:p>92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转账</text:p>
          </table:table-cell>
          <table:table-cell/>
          <table:table-cell office:value-type="string" calcext:value-type="string">
            <text:p>父母给予的生活费</text:p>
          </table:table-cell>
          <table:table-cell table:formula="of:=IF([.F60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400" calcext:value-type="currency">
            <text:p>400.00 CNY</text:p>
          </table:table-cell>
          <table:table-cell table:formula="of:=[.F60]+[.G59]" office:value-type="currency" office:currency="CNY" office:value="492.26" calcext:value-type="currency">
            <text:p>492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09" calcext:value-type="date" table:number-columns-spanned="1" table:number-rows-spanned="3">
            <text:p>2024-09-09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6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1" calcext:value-type="currency">
            <text:p>-11.00 CNY</text:p>
          </table:table-cell>
          <table:table-cell table:formula="of:=[.F61]+[.G60]" office:value-type="currency" office:currency="CNY" office:value="481.26" calcext:value-type="currency">
            <text:p>481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6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62]+[.G61]" office:value-type="currency" office:currency="CNY" office:value="471.26" calcext:value-type="currency">
            <text:p>471.26 CNY</text:p>
          </table:table-cell>
          <table:table-cell table:number-columns-repeated="2"/>
          <table:table-cell>
            <draw:frame draw:z-index="1" draw:style-name="gr1" draw:text-style-name="P1" svg:width="15.4957in" svg:height="3.5429in" svg:x="0.276in" svg:y="0.1728in">
              <draw:object draw:notify-on-update-of-ranges="余额日志.A3:余额日志.A122 余额日志.A3:余额日志.A122 余额日志.B2:余额日志.B2 余额日志.B3:余额日志.B12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6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.5" calcext:value-type="currency">
            <text:p>-4.50 CNY</text:p>
          </table:table-cell>
          <table:table-cell table:formula="of:=[.F63]+[.G62]" office:value-type="currency" office:currency="CNY" office:value="466.76" calcext:value-type="currency">
            <text:p>466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0" calcext:value-type="date" table:number-columns-spanned="1" table:number-rows-spanned="3">
            <text:p>2024-09-10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 office:value-type="string" calcext:value-type="string">
            <text:p>买了多个煎饼</text:p>
          </table:table-cell>
          <table:table-cell table:formula="of:=IF([.F6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64]+[.G63]" office:value-type="currency" office:currency="CNY" office:value="446.76" calcext:value-type="currency">
            <text:p>446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6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65]+[.G64]" office:value-type="currency" office:currency="CNY" office:value="440.76" calcext:value-type="currency">
            <text:p>440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6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5.5" calcext:value-type="currency">
            <text:p>-5.50 CNY</text:p>
          </table:table-cell>
          <table:table-cell table:formula="of:=[.F66]+[.G65]" office:value-type="currency" office:currency="CNY" office:value="435.26" calcext:value-type="currency">
            <text:p>435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1" calcext:value-type="date" table:number-columns-spanned="1" table:number-rows-spanned="3">
            <text:p>2024-09-11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数字商品</text:p>
          </table:table-cell>
          <table:table-cell/>
          <table:table-cell table:formula="of:=IF([.F6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[.F67]+[.G66]" office:value-type="currency" office:currency="CNY" office:value="411.26" calcext:value-type="currency">
            <text:p>411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 office:value-type="string" calcext:value-type="string">
            <text:p>买了多个煎饼</text:p>
          </table:table-cell>
          <table:table-cell table:formula="of:=IF([.F6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2" calcext:value-type="currency">
            <text:p>-22.00 CNY</text:p>
          </table:table-cell>
          <table:table-cell table:formula="of:=[.F68]+[.G67]" office:value-type="currency" office:currency="CNY" office:value="389.26" calcext:value-type="currency">
            <text:p>389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体检缴费</text:p>
          </table:table-cell>
          <table:table-cell/>
          <table:table-cell table:formula="of:=IF([.F6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19.5" calcext:value-type="currency">
            <text:p>-119.50 CNY</text:p>
          </table:table-cell>
          <table:table-cell table:formula="of:=[.F69]+[.G68]" office:value-type="currency" office:currency="CNY" office:value="269.76" calcext:value-type="currency">
            <text:p>269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2" calcext:value-type="date" table:number-columns-spanned="1" table:number-rows-spanned="5">
            <text:p>2024-09-12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7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[.F70]+[.G69]" office:value-type="currency" office:currency="CNY" office:value="254.76" calcext:value-type="currency">
            <text:p>254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7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71]+[.G70]" office:value-type="currency" office:currency="CNY" office:value="234.76" calcext:value-type="currency">
            <text:p>234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沙县小吃</text:p>
          </table:table-cell>
          <table:table-cell/>
          <table:table-cell table:formula="of:=IF([.F7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72]+[.G71]" office:value-type="currency" office:currency="CNY" office:value="214.76" calcext:value-type="currency">
            <text:p>214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蜜雪冰城</text:p>
          </table:table-cell>
          <table:table-cell/>
          <table:table-cell table:formula="of:=IF([.F7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8.1" calcext:value-type="currency">
            <text:p>-8.10 CNY</text:p>
          </table:table-cell>
          <table:table-cell table:formula="of:=[.F73]+[.G72]" office:value-type="currency" office:currency="CNY" office:value="206.66" calcext:value-type="currency">
            <text:p>206.6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7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.5" calcext:value-type="currency">
            <text:p>-1.50 CNY</text:p>
          </table:table-cell>
          <table:table-cell table:formula="of:=[.F74]+[.G73]" office:value-type="currency" office:currency="CNY" office:value="205.16" calcext:value-type="currency">
            <text:p>205.1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3" calcext:value-type="date" table:number-columns-spanned="1" table:number-rows-spanned="3">
            <text:p>2024-09-13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麻辣烫</text:p>
          </table:table-cell>
          <table:table-cell/>
          <table:table-cell table:formula="of:=IF([.F7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[.F75]+[.G74]" office:value-type="currency" office:currency="CNY" office:value="181.16" calcext:value-type="currency">
            <text:p>181.1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蜜雪冰城</text:p>
          </table:table-cell>
          <table:table-cell/>
          <table:table-cell table:formula="of:=IF([.F7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4" calcext:value-type="currency">
            <text:p>-14.00 CNY</text:p>
          </table:table-cell>
          <table:table-cell table:formula="of:=[.F76]+[.G75]" office:value-type="currency" office:currency="CNY" office:value="167.16" calcext:value-type="currency">
            <text:p>167.1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麦当劳快餐</text:p>
          </table:table-cell>
          <table:table-cell/>
          <table:table-cell table:formula="of:=IF([.F7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7.9" calcext:value-type="currency">
            <text:p>-37.90 CNY</text:p>
          </table:table-cell>
          <table:table-cell table:formula="of:=[.F77]+[.G76]" office:value-type="currency" office:currency="CNY" office:value="129.26" calcext:value-type="currency">
            <text:p>129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4" calcext:value-type="date" table:number-columns-spanned="1" table:number-rows-spanned="2">
            <text:p>2024-09-14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自行车</text:p>
          </table:table-cell>
          <table:table-cell/>
          <table:table-cell table:formula="of:=IF([.F7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" calcext:value-type="currency">
            <text:p>-3.00 CNY</text:p>
          </table:table-cell>
          <table:table-cell table:formula="of:=[.F78]+[.G77]" office:value-type="currency" office:currency="CNY" office:value="126.26" calcext:value-type="currency">
            <text:p>126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蜜雪冰城</text:p>
          </table:table-cell>
          <table:table-cell/>
          <table:table-cell table:formula="of:=IF([.F7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9" calcext:value-type="currency">
            <text:p>-9.00 CNY</text:p>
          </table:table-cell>
          <table:table-cell table:formula="of:=[.F79]+[.G78]" office:value-type="currency" office:currency="CNY" office:value="117.26" calcext:value-type="currency">
            <text:p>117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5" calcext:value-type="date" table:number-columns-spanned="1" table:number-rows-spanned="2">
            <text:p>2024-09-15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香山公园门票</text:p>
          </table:table-cell>
          <table:table-cell/>
          <table:table-cell table:formula="of:=IF([.F8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80]+[.G79]" office:value-type="currency" office:currency="CNY" office:value="107.26" calcext:value-type="currency">
            <text:p>107.2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8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81]+[.G80]" office:value-type="currency" office:currency="CNY" office:value="101.26" calcext:value-type="currency">
            <text:p>101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6" calcext:value-type="date">
            <text:p>2024-09-16</text:p>
          </table:table-cell>
          <table:table-cell table:number-columns-repeated="3"/>
          <table:table-cell table:formula="of:=IF([.F82]&gt;0;&quot;收入&quot;;&quot;支出&quot;)" office:value-type="string" office:string-value="支出" calcext:value-type="string">
            <text:p>支出</text:p>
          </table:table-cell>
          <table:table-cell table:style-name="Default" office:value-type="float" office:value="0" calcext:value-type="float">
            <text:p>0</text:p>
          </table:table-cell>
          <table:table-cell table:formula="of:=[.F82]+[.G81]" office:value-type="currency" office:currency="CNY" office:value="101.26" calcext:value-type="currency">
            <text:p>101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7" calcext:value-type="date">
            <text:p>2024-09-17</text:p>
          </table:table-cell>
          <table:table-cell office:value-type="string" calcext:value-type="string">
            <text:p>转账</text:p>
          </table:table-cell>
          <table:table-cell table:number-columns-repeated="2"/>
          <table:table-cell table:formula="of:=IF([.F83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450" calcext:value-type="currency">
            <text:p>450.00 CNY</text:p>
          </table:table-cell>
          <table:table-cell table:formula="of:=[.F83]+[.G82]" office:value-type="currency" office:currency="CNY" office:value="551.26" calcext:value-type="currency">
            <text:p>551.2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8" calcext:value-type="date" table:number-columns-spanned="1" table:number-rows-spanned="2">
            <text:p>2024-09-18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8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3.5" calcext:value-type="currency">
            <text:p>-13.50 CNY</text:p>
          </table:table-cell>
          <table:table-cell table:formula="of:=[.F84]+[.G83]" office:value-type="currency" office:currency="CNY" office:value="537.76" calcext:value-type="currency">
            <text:p>537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8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85]+[.G84]" office:value-type="currency" office:currency="CNY" office:value="527.76" calcext:value-type="currency">
            <text:p>527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19" calcext:value-type="date">
            <text:p>2024-09-19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8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5" calcext:value-type="currency">
            <text:p>-5.00 CNY</text:p>
          </table:table-cell>
          <table:table-cell table:formula="of:=[.F86]+[.G85]" office:value-type="currency" office:currency="CNY" office:value="522.76" calcext:value-type="currency">
            <text:p>522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0" calcext:value-type="date" table:number-columns-spanned="1" table:number-rows-spanned="3">
            <text:p>2024-09-20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考试报名</text:p>
          </table:table-cell>
          <table:table-cell/>
          <table:table-cell table:formula="of:=IF([.F8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[.F87]+[.G86]" office:value-type="currency" office:currency="CNY" office:value="507.76" calcext:value-type="currency">
            <text:p>507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退款</text:p>
          </table:table-cell>
          <table:table-cell/>
          <table:table-cell office:value-type="string" calcext:value-type="string">
            <text:p>中国图片社退款</text:p>
          </table:table-cell>
          <table:table-cell table:formula="of:=IF([.F88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8" calcext:value-type="currency">
            <text:p>8.00 CNY</text:p>
          </table:table-cell>
          <table:table-cell table:formula="of:=[.F88]+[.G87]" office:value-type="currency" office:currency="CNY" office:value="515.76" calcext:value-type="currency">
            <text:p>515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8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4.8" calcext:value-type="currency">
            <text:p>-24.80 CNY</text:p>
          </table:table-cell>
          <table:table-cell table:formula="of:=[.F89]+[.G88]" office:value-type="currency" office:currency="CNY" office:value="490.96" calcext:value-type="currency">
            <text:p>490.9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1" calcext:value-type="date" table:number-columns-spanned="1" table:number-rows-spanned="3">
            <text:p>2024-09-21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麻辣烫</text:p>
          </table:table-cell>
          <table:table-cell/>
          <table:table-cell table:formula="of:=IF([.F9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6" calcext:value-type="currency">
            <text:p>-36.00 CNY</text:p>
          </table:table-cell>
          <table:table-cell table:formula="of:=[.F90]+[.G89]" office:value-type="currency" office:currency="CNY" office:value="454.96" calcext:value-type="currency">
            <text:p>454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9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91]+[.G90]" office:value-type="currency" office:currency="CNY" office:value="434.96" calcext:value-type="currency">
            <text:p>434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书籍</text:p>
          </table:table-cell>
          <table:table-cell/>
          <table:table-cell table:formula="of:=IF([.F9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4" calcext:value-type="currency">
            <text:p>-64.00 CNY</text:p>
          </table:table-cell>
          <table:table-cell table:formula="of:=[.F92]+[.G91]" office:value-type="currency" office:currency="CNY" office:value="370.96" calcext:value-type="currency">
            <text:p>370.9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2" calcext:value-type="date">
            <text:p>2024-09-22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麻辣烫</text:p>
          </table:table-cell>
          <table:table-cell/>
          <table:table-cell table:formula="of:=IF([.F9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9" calcext:value-type="currency">
            <text:p>-39.00 CNY</text:p>
          </table:table-cell>
          <table:table-cell table:formula="of:=[.F93]+[.G92]" office:value-type="currency" office:currency="CNY" office:value="331.96" calcext:value-type="currency">
            <text:p>331.96 CNY</text:p>
          </table:table-cell>
          <table:table-cell table:number-columns-repeated="11"/>
        </table:table-row>
        <table:table-row table:style-name="ro2">
          <table: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板面</text:p>
          </table:table-cell>
          <table:table-cell/>
          <table:table-cell table:formula="of:=IF([.F9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6" calcext:value-type="currency">
            <text:p>-16.00 CNY</text:p>
          </table:table-cell>
          <table:table-cell table:formula="of:=[.F94]+[.G93]" office:value-type="currency" office:currency="CNY" office:value="315.96" calcext:value-type="currency">
            <text:p>315.9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3" calcext:value-type="date" table:number-columns-spanned="1" table:number-rows-spanned="3">
            <text:p>2024-09-23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9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95]+[.G94]" office:value-type="currency" office:currency="CNY" office:value="295.96" calcext:value-type="currency">
            <text:p>295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9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[.F96]+[.G95]" office:value-type="currency" office:currency="CNY" office:value="280.96" calcext:value-type="currency">
            <text:p>280.9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蜜雪冰城</text:p>
          </table:table-cell>
          <table:table-cell/>
          <table:table-cell table:formula="of:=IF([.F9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[.F97]+[.G96]" office:value-type="currency" office:currency="CNY" office:value="270.96" calcext:value-type="currency">
            <text:p>270.9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4" calcext:value-type="date">
            <text:p>2024-09-24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兰州拉面</text:p>
          </table:table-cell>
          <table:table-cell/>
          <table:table-cell table:formula="of:=IF([.F9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5.5" calcext:value-type="currency">
            <text:p>-25.50 CNY</text:p>
          </table:table-cell>
          <table:table-cell table:formula="of:=[.F98]+[.G97]" office:value-type="currency" office:currency="CNY" office:value="245.46" calcext:value-type="currency">
            <text:p>245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5" calcext:value-type="date" table:number-columns-spanned="1" table:number-rows-spanned="3">
            <text:p>2024-09-25</text:p>
          </table:table-cell>
          <table:table-cell office:value-type="string" calcext:value-type="string">
            <text:p>转账</text:p>
          </table:table-cell>
          <table:table-cell/>
          <table:table-cell office:value-type="string" calcext:value-type="string">
            <text:p>代缴卧具费</text:p>
          </table:table-cell>
          <table:table-cell table:formula="of:=IF([.F99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500" calcext:value-type="currency">
            <text:p>500.00 CNY</text:p>
          </table:table-cell>
          <table:table-cell table:formula="of:=[.F99]+[.G98]" office:value-type="currency" office:currency="CNY" office:value="745.46" calcext:value-type="currency">
            <text:p>745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卧具费</text:p>
          </table:table-cell>
          <table:table-cell/>
          <table:table-cell table:formula="of:=IF([.F10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80" calcext:value-type="currency">
            <text:p>-480.00 CNY</text:p>
          </table:table-cell>
          <table:table-cell table:formula="of:=[.F100]+[.G99]" office:value-type="currency" office:currency="CNY" office:value="265.46" calcext:value-type="currency">
            <text:p>265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麻辣烫</text:p>
          </table:table-cell>
          <table:table-cell/>
          <table:table-cell table:formula="of:=IF([.F10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2" calcext:value-type="currency">
            <text:p>-42.00 CNY</text:p>
          </table:table-cell>
          <table:table-cell table:formula="of:=[.F101]+[.G100]" office:value-type="currency" office:currency="CNY" office:value="223.46" calcext:value-type="currency">
            <text:p>223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6" calcext:value-type="date" table:number-columns-spanned="1" table:number-rows-spanned="2">
            <text:p>2024-09-26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麦当劳快餐</text:p>
          </table:table-cell>
          <table:table-cell/>
          <table:table-cell table:formula="of:=IF([.F10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0" calcext:value-type="currency">
            <text:p>-60.00 CNY</text:p>
          </table:table-cell>
          <table:table-cell table:formula="of:=[.F102]+[.G101]" office:value-type="currency" office:currency="CNY" office:value="163.46" calcext:value-type="currency">
            <text:p>163.4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10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6" calcext:value-type="currency">
            <text:p>-16.00 CNY</text:p>
          </table:table-cell>
          <table:table-cell table:formula="of:=[.F103]+[.G102]" office:value-type="currency" office:currency="CNY" office:value="147.46" calcext:value-type="currency">
            <text:p>147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7" calcext:value-type="date">
            <text:p>2024-09-27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兰州拉面</text:p>
          </table:table-cell>
          <table:table-cell/>
          <table:table-cell table:formula="of:=IF([.F104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8" calcext:value-type="currency">
            <text:p>-28.00 CNY</text:p>
          </table:table-cell>
          <table:table-cell table:formula="of:=[.F104]+[.G103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8" calcext:value-type="date">
            <text:p>2024-09-28</text:p>
          </table:table-cell>
          <table:table-cell table:number-columns-repeated="3"/>
          <table:table-cell table:formula="of:=IF([.F10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05]+[.G104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29" calcext:value-type="date">
            <text:p>2024-09-29</text:p>
          </table:table-cell>
          <table:table-cell table:number-columns-repeated="3"/>
          <table:table-cell table:formula="of:=IF([.F10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06]+[.G105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09-30" calcext:value-type="date">
            <text:p>2024-09-30</text:p>
          </table:table-cell>
          <table:table-cell table:number-columns-repeated="3"/>
          <table:table-cell table:formula="of:=IF([.F10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07]+[.G106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1" calcext:value-type="date">
            <text:p>2024-10-01</text:p>
          </table:table-cell>
          <table:table-cell table:number-columns-repeated="3"/>
          <table:table-cell table:formula="of:=IF([.F10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08]+[.G107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2" calcext:value-type="date">
            <text:p>2024-10-02</text:p>
          </table:table-cell>
          <table:table-cell table:number-columns-repeated="3"/>
          <table:table-cell table:formula="of:=IF([.F10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09]+[.G108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3" calcext:value-type="date">
            <text:p>2024-10-03</text:p>
          </table:table-cell>
          <table:table-cell table:number-columns-repeated="3"/>
          <table:table-cell table:formula="of:=IF([.F11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10]+[.G109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4" calcext:value-type="date">
            <text:p>2024-10-04</text:p>
          </table:table-cell>
          <table:table-cell table:number-columns-repeated="3"/>
          <table:table-cell table:formula="of:=IF([.F11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[.F111]+[.G110]" office:value-type="currency" office:currency="CNY" office:value="119.46" calcext:value-type="currency">
            <text:p>119.4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5" calcext:value-type="date" table:number-columns-spanned="1" table:number-rows-spanned="2">
            <text:p>2024-10-05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红霉素</text:p>
          </table:table-cell>
          <table:table-cell office:value-type="string" calcext:value-type="string">
            <text:p>感染造成头痛</text:p>
          </table:table-cell>
          <table:table-cell table:formula="of:=IF([.F11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1.9" calcext:value-type="currency">
            <text:p>-1.90 CNY</text:p>
          </table:table-cell>
          <table:table-cell table:formula="of:=[.F112]+[.G111]" office:value-type="currency" office:currency="CNY" office:value="117.56" calcext:value-type="currency">
            <text:p>117.5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其他费用</text:p>
          </table:table-cell>
          <table:table-cell office:value-type="string" calcext:value-type="string">
            <text:p>一卡通充值</text:p>
          </table:table-cell>
          <table:table-cell/>
          <table:table-cell table:formula="of:=IF([.F113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113]+[.G112]" office:value-type="currency" office:currency="CNY" office:value="97.56" calcext:value-type="currency">
            <text:p>97.56 CNY</text:p>
          </table:table-cell>
          <table:table-cell table:number-columns-repeated="11"/>
        </table:table-row>
        <table:table-row table:style-name="ro2">
          <table:table-cell table:style-name="ce2"/>
          <table:table-cell office:value-type="string" calcext:value-type="string">
            <text:p>转账</text:p>
          </table:table-cell>
          <table:table-cell/>
          <table:table-cell office:value-type="string" calcext:value-type="string">
            <text:p>父母给予的生活费</text:p>
          </table:table-cell>
          <table:table-cell table:formula="of:=IF([.F114]&gt;0;&quot;收入&quot;;&quot;支出&quot;)" office:value-type="string" office:string-value="收入" calcext:value-type="string">
            <text:p>收入</text:p>
          </table:table-cell>
          <table:table-cell office:value-type="currency" office:currency="CNY" office:value="500" calcext:value-type="currency">
            <text:p>500.00 CNY</text:p>
          </table:table-cell>
          <table:table-cell table:formula="of:=[.F114]+[.G113]" office:value-type="currency" office:currency="CNY" office:value="597.56" calcext:value-type="currency">
            <text:p>597.5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6" calcext:value-type="date">
            <text:p>2024-10-06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兰州拉面</text:p>
          </table:table-cell>
          <table:table-cell/>
          <table:table-cell table:formula="of:=IF([.F115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6" calcext:value-type="currency">
            <text:p>-46.00 CNY</text:p>
          </table:table-cell>
          <table:table-cell table:formula="of:=[.F115]+[.G114]" office:value-type="currency" office:currency="CNY" office:value="551.56" calcext:value-type="currency">
            <text:p>551.5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7" calcext:value-type="date" table:number-columns-spanned="1" table:number-rows-spanned="2">
            <text:p>2024-10-07</text:p>
          </table:table-cell>
          <table:table-cell office:value-type="string" calcext:value-type="string">
            <text:p>餐费</text:p>
          </table:table-cell>
          <table:table-cell office:value-type="string" calcext:value-type="string">
            <text:p>水果</text:p>
          </table:table-cell>
          <table:table-cell/>
          <table:table-cell table:formula="of:=IF([.F116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7.8" calcext:value-type="currency">
            <text:p>-7.80 CNY</text:p>
          </table:table-cell>
          <table:table-cell table:formula="of:=[.F116]+[.G115]" office:value-type="currency" office:currency="CNY" office:value="543.76" calcext:value-type="currency">
            <text:p>543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/>
          <table:table-cell table:formula="of:=IF([.F117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[.F117]+[.G116]" office:value-type="currency" office:currency="CNY" office:value="523.76" calcext:value-type="currency">
            <text:p>523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8" calcext:value-type="date" table:number-columns-spanned="1" table:number-rows-spanned="2">
            <text:p>2024-10-08</text:p>
          </table:table-cell>
          <table:table-cell office:value-type="string" calcext:value-type="string">
            <text:p>其他费用</text:p>
          </table:table-cell>
          <table:table-cell office:value-type="string" calcext:value-type="string">
            <text:p>教辅</text:p>
          </table:table-cell>
          <table:table-cell/>
          <table:table-cell table:formula="of:=IF([.F118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[.F118]+[.G117]" office:value-type="currency" office:currency="CNY" office:value="517.76" calcext:value-type="currency">
            <text:p>517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餐费</text:p>
          </table:table-cell>
          <table:table-cell office:value-type="string" calcext:value-type="string">
            <text:p>煎饼</text:p>
          </table:table-cell>
          <table:table-cell office:value-type="string" calcext:value-type="string">
            <text:p>买了好几次煎饼</text:p>
          </table:table-cell>
          <table:table-cell table:formula="of:=IF([.F119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0" calcext:value-type="currency">
            <text:p>-30.00 CNY</text:p>
          </table:table-cell>
          <table:table-cell table:formula="of:=[.F119]+[.G118]" office:value-type="currency" office:currency="CNY" office:value="487.76" calcext:value-type="currency">
            <text:p>487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09" calcext:value-type="date" table:number-columns-spanned="1" table:number-rows-spanned="2">
            <text:p>2024-10-09</text:p>
          </table:table-cell>
          <table:table-cell office:value-type="string" calcext:value-type="string">
            <text:p>日用品费</text:p>
          </table:table-cell>
          <table:table-cell office:value-type="string" calcext:value-type="string">
            <text:p>零食</text:p>
          </table:table-cell>
          <table:table-cell/>
          <table:table-cell table:formula="of:=IF([.F120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36" calcext:value-type="currency">
            <text:p>-36.00 CNY</text:p>
          </table:table-cell>
          <table:table-cell table:formula="of:=[.F120]+[.G119]" office:value-type="currency" office:currency="CNY" office:value="451.76" calcext:value-type="currency">
            <text:p>451.76 CNY</text:p>
          </table:table-cell>
          <table:table-cell table:number-columns-repeated="11"/>
        </table:table-row>
        <table:table-row table:style-name="ro2">
          <table:covered-table-cell table:style-name="ce2"/>
          <table:table-cell office:value-type="string" calcext:value-type="string">
            <text:p>日用品费</text:p>
          </table:table-cell>
          <table:table-cell office:value-type="string" calcext:value-type="string">
            <text:p>饮料</text:p>
          </table:table-cell>
          <table:table-cell/>
          <table:table-cell table:formula="of:=IF([.F121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21" calcext:value-type="currency">
            <text:p>-21.00 CNY</text:p>
          </table:table-cell>
          <table:table-cell table:formula="of:=[.F121]+[.G120]" office:value-type="currency" office:currency="CNY" office:value="430.76" calcext:value-type="currency">
            <text:p>430.76 CNY</text:p>
          </table:table-cell>
          <table:table-cell table:number-columns-repeated="11"/>
        </table:table-row>
        <table:table-row table:style-name="ro2">
          <table:table-cell table:style-name="ce2" office:value-type="date" office:date-value="2024-10-10" calcext:value-type="date">
            <text:p>2024-10-10</text:p>
          </table:table-cell>
          <table:table-cell office:value-type="string" calcext:value-type="string">
            <text:p>转账</text:p>
          </table:table-cell>
          <table:table-cell office:value-type="string" calcext:value-type="string">
            <text:p>返还</text:p>
          </table:table-cell>
          <table:table-cell office:value-type="string" calcext:value-type="string">
            <text:p>将微信余额返还父母</text:p>
          </table:table-cell>
          <table:table-cell table:formula="of:=IF([.F122]&gt;0;&quot;收入&quot;;&quot;支出&quot;)" office:value-type="string" office:string-value="支出" calcext:value-type="string">
            <text:p>支出</text:p>
          </table:table-cell>
          <table:table-cell office:value-type="currency" office:currency="CNY" office:value="-430.76" calcext:value-type="currency">
            <text:p>-430.76 CNY</text:p>
          </table:table-cell>
          <table:table-cell table:formula="of:=[.F122]+[.G121]" office:value-type="currency" office:currency="CNY" office:value="0" calcext:value-type="currency">
            <text:p>0.00 CNY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 table:number-columns-spanned="7" table:number-rows-spanned="1">
            <text:p>停止使用微信支付</text:p>
          </table:table-cell>
          <table:covered-table-cell table:number-columns-repeated="4"/>
          <table:covered-table-cell table:number-columns-repeated="2" table:style-name="ce32"/>
          <table:table-cell table:number-columns-repeated="11"/>
        </table:table-row>
        <table:table-row table:style-name="ro2" table:number-rows-repeated="14">
          <table:table-cell table:style-name="ce2"/>
          <table:table-cell table:number-columns-repeated="17"/>
        </table:table-row>
        <table:table-row table:style-name="ro2" table:number-rows-repeated="104843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餐费数据透视表" table:style-name="ta1">
        <table:table-column table:style-name="co1" table:default-cell-style-name="ce15"/>
        <table:table-column table:style-name="co1" table:default-cell-style-name="ce22"/>
        <table:table-column table:style-name="co1" table:default-cell-style-name="Default"/>
        <table:table-column table:style-name="co1" table:default-cell-style-name="ce19"/>
        <table:table-column table:style-name="co1" table:default-cell-style-name="ce14"/>
        <table:table-row table:style-name="ro2">
          <table:table-cell table:style-name="Pivot_20_Table_20_Field" office:value-type="string" calcext:value-type="string">
            <text:p>收支类型</text:p>
          </table:table-cell>
          <table:table-cell table:style-name="ce17" office:value-type="string" calcext:value-type="string">
            <text:p>支出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Pivot_20_Table_20_Field" office:value-type="string" calcext:value-type="string">
            <text:p>类型</text:p>
          </table:table-cell>
          <table:table-cell table:style-name="ce17" office:value-type="string" calcext:value-type="string">
            <text:p>餐费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商品</text:p>
          </table:table-cell>
          <table:table-cell table:style-name="ce20" office:value-type="string" calcext:value-type="string">
            <text:p>Sum - 收入支出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兰州拉面</text:p>
          </table:table-cell>
          <table:table-cell table:style-name="ce21" office:value-type="currency" office:currency="CNY" office:value="-125.5" calcext:value-type="currency">
            <text:p>-125.50 CNY</text:p>
          </table:table-cell>
          <table:table-cell/>
          <table:table-cell table:style-name="ce18" office:value-type="string" calcext:value-type="string">
            <text:p>兰州拉面</text:p>
          </table:table-cell>
          <table:table-cell table:style-name="ce13" office:value-type="currency" office:currency="CNY" office:value="-125.5" calcext:value-type="currency">
            <text:p>-125.50 CNY</text:p>
          </table:table-cell>
        </table:table-row>
        <table:table-row table:style-name="ro2">
          <table:table-cell office:value-type="string" calcext:value-type="string">
            <text:p>无名缘米线</text:p>
          </table:table-cell>
          <table:table-cell office:value-type="currency" office:currency="CNY" office:value="-42.6" calcext:value-type="currency">
            <text:p>-42.60 CNY</text:p>
          </table:table-cell>
          <table:table-cell/>
          <table:table-cell office:value-type="string" calcext:value-type="string">
            <text:p>无名缘米线</text:p>
          </table:table-cell>
          <table:table-cell office:value-type="currency" office:currency="CNY" office:value="-42.6" calcext:value-type="currency">
            <text:p>-42.60 CNY</text:p>
          </table:table-cell>
        </table:table-row>
        <table:table-row table:style-name="ro2">
          <table:table-cell office:value-type="string" calcext:value-type="string">
            <text:p>板面</text:p>
          </table:table-cell>
          <table:table-cell office:value-type="currency" office:currency="CNY" office:value="-16" calcext:value-type="currency">
            <text:p>-16.00 CNY</text:p>
          </table:table-cell>
          <table:table-cell/>
          <table:table-cell office:value-type="string" calcext:value-type="string">
            <text:p>板面</text:p>
          </table:table-cell>
          <table:table-cell office:value-type="currency" office:currency="CNY" office:value="-16" calcext:value-type="currency">
            <text:p>-16.00 CNY</text:p>
          </table:table-cell>
        </table:table-row>
        <table:table-row table:style-name="ro2">
          <table:table-cell office:value-type="string" calcext:value-type="string">
            <text:p>水果</text:p>
          </table:table-cell>
          <table:table-cell office:value-type="currency" office:currency="CNY" office:value="-7.8" calcext:value-type="currency">
            <text:p>-7.80 CNY</text:p>
          </table:table-cell>
          <table:table-cell/>
          <table:table-cell office:value-type="string" calcext:value-type="string">
            <text:p>水果</text:p>
          </table:table-cell>
          <table:table-cell office:value-type="currency" office:currency="CNY" office:value="-7.8" calcext:value-type="currency">
            <text:p>-7.80 CNY</text:p>
          </table:table-cell>
        </table:table-row>
        <table:table-row table:style-name="ro2">
          <table:table-cell office:value-type="string" calcext:value-type="string">
            <text:p>沙县小吃</text:p>
          </table:table-cell>
          <table:table-cell office:value-type="currency" office:currency="CNY" office:value="-42" calcext:value-type="currency">
            <text:p>-42.00 CNY</text:p>
          </table:table-cell>
          <table:table-cell/>
          <table:table-cell office:value-type="string" calcext:value-type="string">
            <text:p>沙县小吃</text:p>
          </table:table-cell>
          <table:table-cell office:value-type="currency" office:currency="CNY" office:value="-42" calcext:value-type="currency">
            <text:p>-42.00 CNY</text:p>
          </table:table-cell>
        </table:table-row>
        <table:table-row table:style-name="ro2">
          <table:table-cell office:value-type="string" calcext:value-type="string">
            <text:p>煎饼</text:p>
          </table:table-cell>
          <table:table-cell office:value-type="currency" office:currency="CNY" office:value="-296" calcext:value-type="currency">
            <text:p>-296.00 CNY</text:p>
          </table:table-cell>
          <table:table-cell/>
          <table:table-cell office:value-type="string" calcext:value-type="string">
            <text:p>煎饼</text:p>
          </table:table-cell>
          <table:table-cell office:value-type="currency" office:currency="CNY" office:value="-296" calcext:value-type="currency">
            <text:p>-296.00 CNY</text:p>
          </table:table-cell>
        </table:table-row>
        <table:table-row table:style-name="ro2">
          <table:table-cell office:value-type="string" calcext:value-type="string">
            <text:p>瑞星咖啡</text:p>
          </table:table-cell>
          <table:table-cell office:value-type="currency" office:currency="CNY" office:value="-29.64" calcext:value-type="currency">
            <text:p>-29.64 CNY</text:p>
          </table:table-cell>
          <table:table-cell/>
          <table:table-cell office:value-type="string" calcext:value-type="string">
            <text:p>瑞星咖啡</text:p>
          </table:table-cell>
          <table:table-cell office:value-type="currency" office:currency="CNY" office:value="-29.64" calcext:value-type="currency">
            <text:p>-29.64 CNY</text:p>
          </table:table-cell>
        </table:table-row>
        <table:table-row table:style-name="ro2">
          <table:table-cell office:value-type="string" calcext:value-type="string">
            <text:p>蜜雪冰城</text:p>
          </table:table-cell>
          <table:table-cell office:value-type="currency" office:currency="CNY" office:value="-47.1" calcext:value-type="currency">
            <text:p>-47.10 CNY</text:p>
          </table:table-cell>
          <table:table-cell/>
          <table:table-cell office:value-type="string" calcext:value-type="string">
            <text:p>蜜雪冰城</text:p>
          </table:table-cell>
          <table:table-cell office:value-type="currency" office:currency="CNY" office:value="-47.1" calcext:value-type="currency">
            <text:p>-47.10 CNY</text:p>
          </table:table-cell>
        </table:table-row>
        <table:table-row table:style-name="ro2">
          <table:table-cell office:value-type="string" calcext:value-type="string">
            <text:p>麦当劳快餐</text:p>
          </table:table-cell>
          <table:table-cell office:value-type="currency" office:currency="CNY" office:value="-163.4" calcext:value-type="currency">
            <text:p>-163.40 CNY</text:p>
          </table:table-cell>
          <table:table-cell/>
          <table:table-cell office:value-type="string" calcext:value-type="string">
            <text:p>麦当劳快餐</text:p>
          </table:table-cell>
          <table:table-cell office:value-type="currency" office:currency="CNY" office:value="-163.4" calcext:value-type="currency">
            <text:p>-163.40 CNY</text:p>
          </table:table-cell>
        </table:table-row>
        <table:table-row table:style-name="ro2">
          <table:table-cell office:value-type="string" calcext:value-type="string">
            <text:p>麻辣烫</text:p>
          </table:table-cell>
          <table:table-cell table:style-name="ce23" office:value-type="currency" office:currency="CNY" office:value="-141" calcext:value-type="currency">
            <text:p>-141.00 CNY</text:p>
          </table:table-cell>
          <table:table-cell/>
          <table:table-cell office:value-type="string" calcext:value-type="string">
            <text:p>麻辣烫</text:p>
          </table:table-cell>
          <table:table-cell table:style-name="ce44" office:value-type="currency" office:currency="CNY" office:value="-141" calcext:value-type="currency">
            <text:p>-141.00 CNY</text:p>
          </table:table-cell>
        </table:table-row>
        <table:table-row table:style-name="ro2">
          <table:table-cell table:style-name="ce16" office:value-type="string" calcext:value-type="string">
            <text:p>Total Result</text:p>
          </table:table-cell>
          <table:table-cell table:style-name="ce24" office:value-type="currency" office:currency="CNY" office:value="-911.04" calcext:value-type="currency">
            <text:p>-911.04 CNY</text:p>
          </table:table-cell>
          <table:table-cell/>
          <table:table-cell table:style-name="Default" table:number-columns-repeated="2"/>
        </table:table-row>
      </table:table>
      <table:table table:name="数据透视表" table:style-name="ta1">
        <table:table-column table:style-name="co1" table:default-cell-style-name="ce15"/>
        <table:table-column table:style-name="co5" table:default-cell-style-name="ce22"/>
        <table:table-column table:style-name="co1" table:number-columns-repeated="4" table:default-cell-style-name="Default"/>
        <table:table-row table:style-name="ro2">
          <table:table-cell table:style-name="Pivot_20_Table_20_Field" office:value-type="string" calcext:value-type="string">
            <text:p>收支类型</text:p>
          </table:table-cell>
          <table:table-cell table:style-name="ce17" office:value-type="string" calcext:value-type="string">
            <text:p>支出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类型</text:p>
          </table:table-cell>
          <table:table-cell table:style-name="ce20" office:value-type="string" calcext:value-type="string">
            <text:p>Sum - 收入支出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书费</text:p>
          </table:table-cell>
          <table:table-cell table:style-name="ce21" office:value-type="currency" office:currency="CNY" office:value="-871.4" calcext:value-type="currency">
            <text:p>-871.40 CNY</text:p>
          </table:table-cell>
          <table:table-cell/>
          <table:table-cell table:style-name="ce12" office:value-type="string" calcext:value-type="string">
            <text:p>书费</text:p>
          </table:table-cell>
          <table:table-cell table:style-name="ce21" office:value-type="currency" office:currency="CNY" office:value="-871.4" calcext:value-type="currency">
            <text:p>-871.40 CNY</text:p>
          </table:table-cell>
          <table:table-cell table:formula="of:=ABS([.E4])" office:value-type="float" office:value="871.4" calcext:value-type="float">
            <text:p>871.4</text:p>
          </table:table-cell>
        </table:table-row>
        <table:table-row table:style-name="ro2">
          <table:table-cell office:value-type="string" calcext:value-type="string">
            <text:p>其他费用</text:p>
          </table:table-cell>
          <table:table-cell office:value-type="currency" office:currency="CNY" office:value="-905.9" calcext:value-type="currency">
            <text:p>-905.90 CNY</text:p>
          </table:table-cell>
          <table:table-cell/>
          <table:table-cell table:style-name="ce15" office:value-type="string" calcext:value-type="string">
            <text:p>其他费用</text:p>
          </table:table-cell>
          <table:table-cell table:style-name="ce22" office:value-type="currency" office:currency="CNY" office:value="-905.9" calcext:value-type="currency">
            <text:p>-905.90 CNY</text:p>
          </table:table-cell>
          <table:table-cell table:formula="of:=ABS([.E5])" office:value-type="float" office:value="905.9" calcext:value-type="float">
            <text:p>905.9</text:p>
          </table:table-cell>
        </table:table-row>
        <table:table-row table:style-name="ro2">
          <table:table-cell office:value-type="string" calcext:value-type="string">
            <text:p>日用品费</text:p>
          </table:table-cell>
          <table:table-cell office:value-type="currency" office:currency="CNY" office:value="-538.9" calcext:value-type="currency">
            <text:p>-538.90 CNY</text:p>
          </table:table-cell>
          <table:table-cell/>
          <table:table-cell table:style-name="ce15" office:value-type="string" calcext:value-type="string">
            <text:p>日用品费</text:p>
          </table:table-cell>
          <table:table-cell table:style-name="ce22" office:value-type="currency" office:currency="CNY" office:value="-538.9" calcext:value-type="currency">
            <text:p>-538.90 CNY</text:p>
          </table:table-cell>
          <table:table-cell table:formula="of:=ABS([.E6])" office:value-type="float" office:value="538.9" calcext:value-type="float">
            <text:p>538.9</text:p>
          </table:table-cell>
        </table:table-row>
        <table:table-row table:style-name="ro2">
          <table:table-cell office:value-type="string" calcext:value-type="string">
            <text:p>转账</text:p>
          </table:table-cell>
          <table:table-cell office:value-type="currency" office:currency="CNY" office:value="-430.76" calcext:value-type="currency">
            <text:p>-430.76 CNY</text:p>
          </table:table-cell>
          <table:table-cell/>
          <table:table-cell table:style-name="ce15" office:value-type="string" calcext:value-type="string">
            <text:p>转账</text:p>
          </table:table-cell>
          <table:table-cell table:style-name="ce22" office:value-type="currency" office:currency="CNY" office:value="-430.76" calcext:value-type="currency">
            <text:p>-430.76 CNY</text:p>
          </table:table-cell>
          <table:table-cell table:formula="of:=ABS([.E7])" office:value-type="float" office:value="430.76" calcext:value-type="float">
            <text:p>430.76</text:p>
          </table:table-cell>
        </table:table-row>
        <table:table-row table:style-name="ro2">
          <table:table-cell office:value-type="string" calcext:value-type="string">
            <text:p>餐费</text:p>
          </table:table-cell>
          <table:table-cell office:value-type="currency" office:currency="CNY" office:value="-911.04" calcext:value-type="currency">
            <text:p>-911.04 CNY</text:p>
          </table:table-cell>
          <table:table-cell/>
          <table:table-cell table:style-name="ce15" office:value-type="string" calcext:value-type="string">
            <text:p>餐费</text:p>
          </table:table-cell>
          <table:table-cell table:style-name="ce22" office:value-type="currency" office:currency="CNY" office:value="-911.04" calcext:value-type="currency">
            <text:p>-911.04 CNY</text:p>
          </table:table-cell>
          <table:table-cell table:formula="of:=ABS([.E8])" office:value-type="float" office:value="911.04" calcext:value-type="float">
            <text:p>911.0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23" office:value-type="currency" office:currency="CNY" office:value="0" calcext:value-type="currency">
            <text:p>0.00 CNY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Total Result</text:p>
          </table:table-cell>
          <table:table-cell table:style-name="ce24" office:value-type="currency" office:currency="CNY" office:value="-3658" calcext:value-type="currency">
            <text:p>-3,658.00 CNY</text:p>
          </table:table-cell>
          <table:table-cell table:number-columns-repeated="4"/>
        </table:table-row>
      </table:table>
      <table:table table:name="余额日志" table:style-name="ta1">
        <table:table-column table:style-name="co1" table:default-cell-style-name="Default"/>
        <table:table-column table:style-name="co4" table:default-cell-style-name="ce32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日期</text:p>
          </table:table-cell>
          <table:table-cell table:style-name="ce33" office:value-type="string" calcext:value-type="string">
            <text:p>余额</text:p>
          </table:table-cell>
        </table:table-row>
        <table:table-row table:style-name="ro2">
          <table:table-cell table:style-name="ce2" office:value-type="date" office:date-value="2024-08-18" calcext:value-type="date" table:number-columns-spanned="1" table:number-rows-spanned="2">
            <text:p>2024-08-18</text:p>
          </table:table-cell>
          <table:table-cell office:value-type="currency" office:currency="CNY" office:value="1000" calcext:value-type="currency">
            <text:p>1,000.00 CNY</text:p>
          </table:table-cell>
        </table:table-row>
        <table:table-row table:style-name="ro2">
          <table:covered-table-cell table:style-name="ce2"/>
          <table:table-cell office:value-type="currency" office:currency="CNY" office:value="994" calcext:value-type="currency">
            <text:p>994.00 CNY</text:p>
          </table:table-cell>
        </table:table-row>
        <table:table-row table:style-name="ro2">
          <table:table-cell table:style-name="ce2" office:value-type="date" office:date-value="2024-08-19" calcext:value-type="date" table:number-columns-spanned="1" table:number-rows-spanned="4">
            <text:p>2024-08-19</text:p>
          </table:table-cell>
          <table:table-cell office:value-type="currency" office:currency="CNY" office:value="993" calcext:value-type="currency">
            <text:p>993.00 CNY</text:p>
          </table:table-cell>
        </table:table-row>
        <table:table-row table:style-name="ro2">
          <table:covered-table-cell table:style-name="ce3"/>
          <table:table-cell office:value-type="currency" office:currency="CNY" office:value="989.5" calcext:value-type="currency">
            <text:p>989.50 CNY</text:p>
          </table:table-cell>
        </table:table-row>
        <table:table-row table:style-name="ro2">
          <table:covered-table-cell table:style-name="ce3"/>
          <table:table-cell office:value-type="currency" office:currency="CNY" office:value="986" calcext:value-type="currency">
            <text:p>986.00 CNY</text:p>
          </table:table-cell>
        </table:table-row>
        <table:table-row table:style-name="ro2">
          <table:covered-table-cell table:style-name="ce3"/>
          <table:table-cell office:value-type="currency" office:currency="CNY" office:value="982" calcext:value-type="currency">
            <text:p>982.00 CNY</text:p>
          </table:table-cell>
        </table:table-row>
        <table:table-row table:style-name="ro2">
          <table:table-cell table:style-name="ce2" office:value-type="date" office:date-value="2024-08-20" calcext:value-type="date" table:number-columns-spanned="1" table:number-rows-spanned="2">
            <text:p>2024-08-20</text:p>
          </table:table-cell>
          <table:table-cell office:value-type="currency" office:currency="CNY" office:value="977.5" calcext:value-type="currency">
            <text:p>977.50 CNY</text:p>
          </table:table-cell>
        </table:table-row>
        <table:table-row table:style-name="ro2">
          <table:covered-table-cell table:style-name="ce3"/>
          <table:table-cell office:value-type="currency" office:currency="CNY" office:value="974.5" calcext:value-type="currency">
            <text:p>974.50 CNY</text:p>
          </table:table-cell>
        </table:table-row>
        <table:table-row table:style-name="ro2">
          <table:table-cell table:style-name="ce2" office:value-type="date" office:date-value="2024-08-21" calcext:value-type="date">
            <text:p>2024-08-21</text:p>
          </table:table-cell>
          <table:table-cell office:value-type="currency" office:currency="CNY" office:value="967.5" calcext:value-type="currency">
            <text:p>967.50 CNY</text:p>
          </table:table-cell>
        </table:table-row>
        <table:table-row table:style-name="ro2">
          <table:table-cell table:style-name="ce2" office:value-type="date" office:date-value="2024-08-22" calcext:value-type="date">
            <text:p>2024-08-22</text:p>
          </table:table-cell>
          <table:table-cell office:value-type="currency" office:currency="CNY" office:value="947.6" calcext:value-type="currency">
            <text:p>947.60 CNY</text:p>
          </table:table-cell>
        </table:table-row>
        <table:table-row table:style-name="ro2">
          <table:table-cell table:style-name="ce2" office:value-type="date" office:date-value="2024-08-23" calcext:value-type="date">
            <text:p>2024-08-23</text:p>
          </table:table-cell>
          <table:table-cell office:value-type="currency" office:currency="CNY" office:value="947.6" calcext:value-type="currency">
            <text:p>947.60 CNY</text:p>
          </table:table-cell>
        </table:table-row>
        <table:table-row table:style-name="ro2">
          <table:table-cell table:style-name="ce2" office:value-type="date" office:date-value="2024-08-24" calcext:value-type="date" table:number-columns-spanned="1" table:number-rows-spanned="3">
            <text:p>2024-08-24</text:p>
          </table:table-cell>
          <table:table-cell office:value-type="currency" office:currency="CNY" office:value="931.6" calcext:value-type="currency">
            <text:p>931.60 CNY</text:p>
          </table:table-cell>
        </table:table-row>
        <table:table-row table:style-name="ro2">
          <table:covered-table-cell table:style-name="ce2"/>
          <table:table-cell office:value-type="currency" office:currency="CNY" office:value="901.96" calcext:value-type="currency">
            <text:p>901.96 CNY</text:p>
          </table:table-cell>
        </table:table-row>
        <table:table-row table:style-name="ro2">
          <table:covered-table-cell table:style-name="ce2"/>
          <table:table-cell office:value-type="currency" office:currency="CNY" office:value="826.96" calcext:value-type="currency">
            <text:p>826.96 CNY</text:p>
          </table:table-cell>
        </table:table-row>
        <table:table-row table:style-name="ro2">
          <table:table-cell table:style-name="ce2" office:value-type="date" office:date-value="2024-08-25" calcext:value-type="date" table:number-columns-spanned="1" table:number-rows-spanned="2">
            <text:p>2024-08-25</text:p>
          </table:table-cell>
          <table:table-cell office:value-type="currency" office:currency="CNY" office:value="815.06" calcext:value-type="currency">
            <text:p>815.06 CNY</text:p>
          </table:table-cell>
        </table:table-row>
        <table:table-row table:style-name="ro2">
          <table:covered-table-cell table:style-name="ce2"/>
          <table:table-cell office:value-type="currency" office:currency="CNY" office:value="805.06" calcext:value-type="currency">
            <text:p>805.06 CNY</text:p>
          </table:table-cell>
        </table:table-row>
        <table:table-row table:style-name="ro2">
          <table:table-cell table:style-name="ce2" office:value-type="date" office:date-value="2024-08-26" calcext:value-type="date" table:number-columns-spanned="1" table:number-rows-spanned="3">
            <text:p>2024-08-26</text:p>
          </table:table-cell>
          <table:table-cell office:value-type="currency" office:currency="CNY" office:value="797.06" calcext:value-type="currency">
            <text:p>797.06 CNY</text:p>
          </table:table-cell>
        </table:table-row>
        <table:table-row table:style-name="ro2">
          <table:covered-table-cell table:style-name="ce2"/>
          <table:table-cell office:value-type="currency" office:currency="CNY" office:value="773.06" calcext:value-type="currency">
            <text:p>773.06 CNY</text:p>
          </table:table-cell>
        </table:table-row>
        <table:table-row table:style-name="ro2">
          <table:covered-table-cell table:style-name="ce2"/>
          <table:table-cell office:value-type="currency" office:currency="CNY" office:value="753.26" calcext:value-type="currency">
            <text:p>753.26 CNY</text:p>
          </table:table-cell>
        </table:table-row>
        <table:table-row table:style-name="ro2">
          <table:table-cell table:style-name="ce2" office:value-type="date" office:date-value="2024-08-27" calcext:value-type="date" table:number-columns-spanned="1" table:number-rows-spanned="2">
            <text:p>2024-08-27</text:p>
          </table:table-cell>
          <table:table-cell office:value-type="currency" office:currency="CNY" office:value="749.46" calcext:value-type="currency">
            <text:p>749.46 CNY</text:p>
          </table:table-cell>
        </table:table-row>
        <table:table-row table:style-name="ro2">
          <table:covered-table-cell table:style-name="ce2"/>
          <table:table-cell office:value-type="currency" office:currency="CNY" office:value="739.46" calcext:value-type="currency">
            <text:p>739.46 CNY</text:p>
          </table:table-cell>
        </table:table-row>
        <table:table-row table:style-name="ro2">
          <table:table-cell table:style-name="ce2" office:value-type="date" office:date-value="2024-08-28" calcext:value-type="date" table:number-columns-spanned="1" table:number-rows-spanned="3">
            <text:p>2024-08-28</text:p>
          </table:table-cell>
          <table:table-cell office:value-type="currency" office:currency="CNY" office:value="725.96" calcext:value-type="currency">
            <text:p>725.96 CNY</text:p>
          </table:table-cell>
        </table:table-row>
        <table:table-row table:style-name="ro2">
          <table:covered-table-cell table:style-name="ce2"/>
          <table:table-cell office:value-type="currency" office:currency="CNY" office:value="722.46" calcext:value-type="currency">
            <text:p>722.46 CNY</text:p>
          </table:table-cell>
        </table:table-row>
        <table:table-row table:style-name="ro2">
          <table:covered-table-cell table:style-name="ce2"/>
          <table:table-cell office:value-type="currency" office:currency="CNY" office:value="713.46" calcext:value-type="currency">
            <text:p>713.46 CNY</text:p>
          </table:table-cell>
        </table:table-row>
        <table:table-row table:style-name="ro2">
          <table:table-cell table:style-name="ce2" office:value-type="date" office:date-value="2024-08-29" calcext:value-type="date" table:number-columns-spanned="1" table:number-rows-spanned="3">
            <text:p>2024-08-29</text:p>
          </table:table-cell>
          <table:table-cell office:value-type="currency" office:currency="CNY" office:value="1513.46" calcext:value-type="currency">
            <text:p>1,513.46 CNY</text:p>
          </table:table-cell>
        </table:table-row>
        <table:table-row table:style-name="ro2">
          <table:covered-table-cell table:style-name="ce2"/>
          <table:table-cell office:value-type="currency" office:currency="CNY" office:value="713.46" calcext:value-type="currency">
            <text:p>713.46 CNY</text:p>
          </table:table-cell>
        </table:table-row>
        <table:table-row table:style-name="ro2">
          <table:covered-table-cell table:style-name="ce2"/>
          <table:table-cell office:value-type="currency" office:currency="CNY" office:value="704.46" calcext:value-type="currency">
            <text:p>704.46 CNY</text:p>
          </table:table-cell>
        </table:table-row>
        <table:table-row table:style-name="ro2">
          <table:table-cell table:style-name="ce2" office:value-type="date" office:date-value="2024-08-30" calcext:value-type="date" table:number-columns-spanned="1" table:number-rows-spanned="5">
            <text:p>2024-08-30</text:p>
          </table:table-cell>
          <table:table-cell office:value-type="currency" office:currency="CNY" office:value="689.46" calcext:value-type="currency">
            <text:p>689.46 CNY</text:p>
          </table:table-cell>
        </table:table-row>
        <table:table-row table:style-name="ro2">
          <table:covered-table-cell table:style-name="ce2"/>
          <table:table-cell office:value-type="currency" office:currency="CNY" office:value="680.96" calcext:value-type="currency">
            <text:p>680.96 CNY</text:p>
          </table:table-cell>
        </table:table-row>
        <table:table-row table:style-name="ro2">
          <table:covered-table-cell table:style-name="ce2"/>
          <table:table-cell office:value-type="currency" office:currency="CNY" office:value="663.46" calcext:value-type="currency">
            <text:p>663.46 CNY</text:p>
          </table:table-cell>
        </table:table-row>
        <table:table-row table:style-name="ro2">
          <table:covered-table-cell table:style-name="ce2"/>
          <table:table-cell office:value-type="currency" office:currency="CNY" office:value="641.46" calcext:value-type="currency">
            <text:p>641.46 CNY</text:p>
          </table:table-cell>
        </table:table-row>
        <table:table-row table:style-name="ro2">
          <table:covered-table-cell table:style-name="ce2"/>
          <table:table-cell office:value-type="currency" office:currency="CNY" office:value="639.96" calcext:value-type="currency">
            <text:p>639.96 CNY</text:p>
          </table:table-cell>
        </table:table-row>
        <table:table-row table:style-name="ro2">
          <table:table-cell table:style-name="ce2" office:value-type="date" office:date-value="2024-08-31" calcext:value-type="date" table:number-columns-spanned="1" table:number-rows-spanned="3">
            <text:p>2024-08-31</text:p>
          </table:table-cell>
          <table:table-cell office:value-type="currency" office:currency="CNY" office:value="633.96" calcext:value-type="currency">
            <text:p>633.96 CNY</text:p>
          </table:table-cell>
        </table:table-row>
        <table:table-row table:style-name="ro2">
          <table:covered-table-cell table:style-name="ce2"/>
          <table:table-cell office:value-type="currency" office:currency="CNY" office:value="623.96" calcext:value-type="currency">
            <text:p>623.96 CNY</text:p>
          </table:table-cell>
        </table:table-row>
        <table:table-row table:style-name="ro2">
          <table:covered-table-cell table:style-name="ce2"/>
          <table:table-cell office:value-type="currency" office:currency="CNY" office:value="607.76" calcext:value-type="currency">
            <text:p>607.76 CNY</text:p>
          </table:table-cell>
        </table:table-row>
        <table:table-row table:style-name="ro2">
          <table:table-cell table:style-name="ce2" office:value-type="date" office:date-value="2024-09-01" calcext:value-type="date" table:number-columns-spanned="1" table:number-rows-spanned="3">
            <text:p>2024-09-01</text:p>
          </table:table-cell>
          <table:table-cell office:value-type="currency" office:currency="CNY" office:value="551.36" calcext:value-type="currency">
            <text:p>551.36 CNY</text:p>
          </table:table-cell>
        </table:table-row>
        <table:table-row table:style-name="ro2">
          <table:covered-table-cell table:style-name="ce2"/>
          <table:table-cell office:value-type="currency" office:currency="CNY" office:value="545.36" calcext:value-type="currency">
            <text:p>545.36 CNY</text:p>
          </table:table-cell>
        </table:table-row>
        <table:table-row table:style-name="ro2">
          <table:covered-table-cell table:style-name="ce2"/>
          <table:table-cell office:value-type="currency" office:currency="CNY" office:value="530.36" calcext:value-type="currency">
            <text:p>530.36 CNY</text:p>
          </table:table-cell>
        </table:table-row>
        <table:table-row table:style-name="ro2">
          <table:table-cell table:style-name="ce2" office:value-type="date" office:date-value="2024-09-02" calcext:value-type="date" table:number-columns-spanned="1" table:number-rows-spanned="3">
            <text:p>2024-09-02</text:p>
          </table:table-cell>
          <table:table-cell office:value-type="currency" office:currency="CNY" office:value="512.76" calcext:value-type="currency">
            <text:p>512.76 CNY</text:p>
          </table:table-cell>
        </table:table-row>
        <table:table-row table:style-name="ro2">
          <table:covered-table-cell table:style-name="ce2"/>
          <table:table-cell office:value-type="currency" office:currency="CNY" office:value="502.76" calcext:value-type="currency">
            <text:p>502.76 CNY</text:p>
          </table:table-cell>
        </table:table-row>
        <table:table-row table:style-name="ro2">
          <table:covered-table-cell table:style-name="ce2"/>
          <table:table-cell office:value-type="currency" office:currency="CNY" office:value="501.26" calcext:value-type="currency">
            <text:p>501.26 CNY</text:p>
          </table:table-cell>
        </table:table-row>
        <table:table-row table:style-name="ro2">
          <table:table-cell table:style-name="ce2" office:value-type="date" office:date-value="2024-09-03" calcext:value-type="date" table:number-columns-spanned="1" table:number-rows-spanned="3">
            <text:p>2024-09-03</text:p>
          </table:table-cell>
          <table:table-cell office:value-type="currency" office:currency="CNY" office:value="479.26" calcext:value-type="currency">
            <text:p>479.26 CNY</text:p>
          </table:table-cell>
        </table:table-row>
        <table:table-row table:style-name="ro2">
          <table:covered-table-cell table:style-name="ce2"/>
          <table:table-cell office:value-type="currency" office:currency="CNY" office:value="455.26" calcext:value-type="currency">
            <text:p>455.26 CNY</text:p>
          </table:table-cell>
        </table:table-row>
        <table:table-row table:style-name="ro2">
          <table:covered-table-cell table:style-name="ce2"/>
          <table:table-cell office:value-type="currency" office:currency="CNY" office:value="422.06" calcext:value-type="currency">
            <text:p>422.06 CNY</text:p>
          </table:table-cell>
        </table:table-row>
        <table:table-row table:style-name="ro2">
          <table:table-cell table:style-name="ce2" office:value-type="date" office:date-value="2024-09-04" calcext:value-type="date" table:number-columns-spanned="1" table:number-rows-spanned="2">
            <text:p>2024-09-04</text:p>
          </table:table-cell>
          <table:table-cell office:value-type="currency" office:currency="CNY" office:value="389.06" calcext:value-type="currency">
            <text:p>389.06 CNY</text:p>
          </table:table-cell>
        </table:table-row>
        <table:table-row table:style-name="ro2">
          <table:covered-table-cell table:style-name="ce2"/>
          <table:table-cell office:value-type="currency" office:currency="CNY" office:value="383.06" calcext:value-type="currency">
            <text:p>383.06 CNY</text:p>
          </table:table-cell>
        </table:table-row>
        <table:table-row table:style-name="ro2">
          <table:table-cell table:style-name="ce2" office:value-type="date" office:date-value="2024-09-05" calcext:value-type="date">
            <text:p>2024-09-05</text:p>
          </table:table-cell>
          <table:table-cell office:value-type="currency" office:currency="CNY" office:value="350.56" calcext:value-type="currency">
            <text:p>350.56 CNY</text:p>
          </table:table-cell>
        </table:table-row>
        <table:table-row table:style-name="ro2">
          <table:table-cell table:style-name="ce2" office:value-type="date" office:date-value="2024-09-06" calcext:value-type="date" table:number-columns-spanned="1" table:number-rows-spanned="6">
            <text:p>2024-09-06</text:p>
          </table:table-cell>
          <table:table-cell office:value-type="currency" office:currency="CNY" office:value="340.56" calcext:value-type="currency">
            <text:p>340.56 CNY</text:p>
          </table:table-cell>
        </table:table-row>
        <table:table-row table:style-name="ro2">
          <table:covered-table-cell table:style-name="ce2"/>
          <table:table-cell office:value-type="currency" office:currency="CNY" office:value="326.56" calcext:value-type="currency">
            <text:p>326.56 CNY</text:p>
          </table:table-cell>
        </table:table-row>
        <table:table-row table:style-name="ro2">
          <table:covered-table-cell table:style-name="ce2"/>
          <table:table-cell office:value-type="currency" office:currency="CNY" office:value="239.56" calcext:value-type="currency">
            <text:p>239.56 CNY</text:p>
          </table:table-cell>
        </table:table-row>
        <table:table-row table:style-name="ro2">
          <table:covered-table-cell table:style-name="ce2"/>
          <table:table-cell office:value-type="currency" office:currency="CNY" office:value="179.56" calcext:value-type="currency">
            <text:p>179.56 CNY</text:p>
          </table:table-cell>
        </table:table-row>
        <table:table-row table:style-name="ro2">
          <table:covered-table-cell table:style-name="ce2"/>
          <table:table-cell office:value-type="currency" office:currency="CNY" office:value="156.76" calcext:value-type="currency">
            <text:p>156.76 CNY</text:p>
          </table:table-cell>
        </table:table-row>
        <table:table-row table:style-name="ro2">
          <table:covered-table-cell table:style-name="ce2"/>
          <table:table-cell office:value-type="currency" office:currency="CNY" office:value="155.26" calcext:value-type="currency">
            <text:p>155.26 CNY</text:p>
          </table:table-cell>
        </table:table-row>
        <table:table-row table:style-name="ro2">
          <table:table-cell table:style-name="ce2" office:value-type="date" office:date-value="2024-09-07" calcext:value-type="date" table:number-columns-spanned="1" table:number-rows-spanned="2">
            <text:p>2024-09-07</text:p>
          </table:table-cell>
          <table:table-cell office:value-type="currency" office:currency="CNY" office:value="149.26" calcext:value-type="currency">
            <text:p>149.26 CNY</text:p>
          </table:table-cell>
        </table:table-row>
        <table:table-row table:style-name="ro2">
          <table:covered-table-cell table:style-name="ce2"/>
          <table:table-cell office:value-type="currency" office:currency="CNY" office:value="126.26" calcext:value-type="currency">
            <text:p>126.26 CNY</text:p>
          </table:table-cell>
        </table:table-row>
        <table:table-row table:style-name="ro2">
          <table:table-cell table:style-name="ce2" office:value-type="date" office:date-value="2024-09-08" calcext:value-type="date" table:number-columns-spanned="1" table:number-rows-spanned="3">
            <text:p>2024-09-08</text:p>
          </table:table-cell>
          <table:table-cell office:value-type="currency" office:currency="CNY" office:value="118.26" calcext:value-type="currency">
            <text:p>118.26 CNY</text:p>
          </table:table-cell>
        </table:table-row>
        <table:table-row table:style-name="ro2">
          <table:covered-table-cell table:style-name="ce2"/>
          <table:table-cell office:value-type="currency" office:currency="CNY" office:value="92.26" calcext:value-type="currency">
            <text:p>92.26 CNY</text:p>
          </table:table-cell>
        </table:table-row>
        <table:table-row table:style-name="ro2">
          <table:covered-table-cell table:style-name="ce2"/>
          <table:table-cell office:value-type="currency" office:currency="CNY" office:value="492.26" calcext:value-type="currency">
            <text:p>492.26 CNY</text:p>
          </table:table-cell>
        </table:table-row>
        <table:table-row table:style-name="ro2">
          <table:table-cell table:style-name="ce2" office:value-type="date" office:date-value="2024-09-09" calcext:value-type="date" table:number-columns-spanned="1" table:number-rows-spanned="3">
            <text:p>2024-09-09</text:p>
          </table:table-cell>
          <table:table-cell office:value-type="currency" office:currency="CNY" office:value="481.26" calcext:value-type="currency">
            <text:p>481.26 CNY</text:p>
          </table:table-cell>
        </table:table-row>
        <table:table-row table:style-name="ro2">
          <table:covered-table-cell table:style-name="ce2"/>
          <table:table-cell office:value-type="currency" office:currency="CNY" office:value="471.26" calcext:value-type="currency">
            <text:p>471.26 CNY</text:p>
          </table:table-cell>
        </table:table-row>
        <table:table-row table:style-name="ro2">
          <table:covered-table-cell table:style-name="ce2"/>
          <table:table-cell office:value-type="currency" office:currency="CNY" office:value="466.76" calcext:value-type="currency">
            <text:p>466.76 CNY</text:p>
          </table:table-cell>
        </table:table-row>
        <table:table-row table:style-name="ro2">
          <table:table-cell table:style-name="ce2" office:value-type="date" office:date-value="2024-09-10" calcext:value-type="date" table:number-columns-spanned="1" table:number-rows-spanned="3">
            <text:p>2024-09-10</text:p>
          </table:table-cell>
          <table:table-cell office:value-type="currency" office:currency="CNY" office:value="446.76" calcext:value-type="currency">
            <text:p>446.76 CNY</text:p>
          </table:table-cell>
        </table:table-row>
        <table:table-row table:style-name="ro2">
          <table:covered-table-cell table:style-name="ce2"/>
          <table:table-cell office:value-type="currency" office:currency="CNY" office:value="440.76" calcext:value-type="currency">
            <text:p>440.76 CNY</text:p>
          </table:table-cell>
        </table:table-row>
        <table:table-row table:style-name="ro2">
          <table:covered-table-cell table:style-name="ce2"/>
          <table:table-cell office:value-type="currency" office:currency="CNY" office:value="435.26" calcext:value-type="currency">
            <text:p>435.26 CNY</text:p>
          </table:table-cell>
        </table:table-row>
        <table:table-row table:style-name="ro2">
          <table:table-cell table:style-name="ce2" office:value-type="date" office:date-value="2024-09-11" calcext:value-type="date" table:number-columns-spanned="1" table:number-rows-spanned="3">
            <text:p>2024-09-11</text:p>
          </table:table-cell>
          <table:table-cell office:value-type="currency" office:currency="CNY" office:value="411.26" calcext:value-type="currency">
            <text:p>411.26 CNY</text:p>
          </table:table-cell>
        </table:table-row>
        <table:table-row table:style-name="ro2">
          <table:covered-table-cell table:style-name="ce2"/>
          <table:table-cell office:value-type="currency" office:currency="CNY" office:value="389.26" calcext:value-type="currency">
            <text:p>389.26 CNY</text:p>
          </table:table-cell>
        </table:table-row>
        <table:table-row table:style-name="ro2">
          <table:covered-table-cell table:style-name="ce2"/>
          <table:table-cell office:value-type="currency" office:currency="CNY" office:value="269.76" calcext:value-type="currency">
            <text:p>269.76 CNY</text:p>
          </table:table-cell>
        </table:table-row>
        <table:table-row table:style-name="ro2">
          <table:table-cell table:style-name="ce2" office:value-type="date" office:date-value="2024-09-12" calcext:value-type="date" table:number-columns-spanned="1" table:number-rows-spanned="5">
            <text:p>2024-09-12</text:p>
          </table:table-cell>
          <table:table-cell office:value-type="currency" office:currency="CNY" office:value="254.76" calcext:value-type="currency">
            <text:p>254.76 CNY</text:p>
          </table:table-cell>
        </table:table-row>
        <table:table-row table:style-name="ro2">
          <table:covered-table-cell table:style-name="ce2"/>
          <table:table-cell office:value-type="currency" office:currency="CNY" office:value="234.76" calcext:value-type="currency">
            <text:p>234.76 CNY</text:p>
          </table:table-cell>
        </table:table-row>
        <table:table-row table:style-name="ro2">
          <table:covered-table-cell table:style-name="ce2"/>
          <table:table-cell office:value-type="currency" office:currency="CNY" office:value="214.76" calcext:value-type="currency">
            <text:p>214.76 CNY</text:p>
          </table:table-cell>
        </table:table-row>
        <table:table-row table:style-name="ro2">
          <table:covered-table-cell table:style-name="ce2"/>
          <table:table-cell office:value-type="currency" office:currency="CNY" office:value="206.66" calcext:value-type="currency">
            <text:p>206.66 CNY</text:p>
          </table:table-cell>
        </table:table-row>
        <table:table-row table:style-name="ro2">
          <table:covered-table-cell table:style-name="ce2"/>
          <table:table-cell office:value-type="currency" office:currency="CNY" office:value="205.16" calcext:value-type="currency">
            <text:p>205.16 CNY</text:p>
          </table:table-cell>
        </table:table-row>
        <table:table-row table:style-name="ro2">
          <table:table-cell table:style-name="ce2" office:value-type="date" office:date-value="2024-09-13" calcext:value-type="date" table:number-columns-spanned="1" table:number-rows-spanned="3">
            <text:p>2024-09-13</text:p>
          </table:table-cell>
          <table:table-cell office:value-type="currency" office:currency="CNY" office:value="181.16" calcext:value-type="currency">
            <text:p>181.16 CNY</text:p>
          </table:table-cell>
        </table:table-row>
        <table:table-row table:style-name="ro2">
          <table:covered-table-cell table:style-name="ce2"/>
          <table:table-cell office:value-type="currency" office:currency="CNY" office:value="167.16" calcext:value-type="currency">
            <text:p>167.16 CNY</text:p>
          </table:table-cell>
        </table:table-row>
        <table:table-row table:style-name="ro2">
          <table:covered-table-cell table:style-name="ce2"/>
          <table:table-cell office:value-type="currency" office:currency="CNY" office:value="129.26" calcext:value-type="currency">
            <text:p>129.26 CNY</text:p>
          </table:table-cell>
        </table:table-row>
        <table:table-row table:style-name="ro2">
          <table:table-cell table:style-name="ce2" office:value-type="date" office:date-value="2024-09-14" calcext:value-type="date" table:number-columns-spanned="1" table:number-rows-spanned="2">
            <text:p>2024-09-14</text:p>
          </table:table-cell>
          <table:table-cell office:value-type="currency" office:currency="CNY" office:value="126.26" calcext:value-type="currency">
            <text:p>126.26 CNY</text:p>
          </table:table-cell>
        </table:table-row>
        <table:table-row table:style-name="ro2">
          <table:covered-table-cell table:style-name="ce2"/>
          <table:table-cell office:value-type="currency" office:currency="CNY" office:value="117.26" calcext:value-type="currency">
            <text:p>117.26 CNY</text:p>
          </table:table-cell>
        </table:table-row>
        <table:table-row table:style-name="ro2">
          <table:table-cell table:style-name="ce2" office:value-type="date" office:date-value="2024-09-15" calcext:value-type="date" table:number-columns-spanned="1" table:number-rows-spanned="2">
            <text:p>2024-09-15</text:p>
          </table:table-cell>
          <table:table-cell office:value-type="currency" office:currency="CNY" office:value="107.26" calcext:value-type="currency">
            <text:p>107.26 CNY</text:p>
          </table:table-cell>
        </table:table-row>
        <table:table-row table:style-name="ro2">
          <table:covered-table-cell table:style-name="ce2"/>
          <table:table-cell office:value-type="currency" office:currency="CNY" office:value="101.26" calcext:value-type="currency">
            <text:p>101.26 CNY</text:p>
          </table:table-cell>
        </table:table-row>
        <table:table-row table:style-name="ro2">
          <table:table-cell table:style-name="ce2" office:value-type="date" office:date-value="2024-09-16" calcext:value-type="date">
            <text:p>2024-09-16</text:p>
          </table:table-cell>
          <table:table-cell office:value-type="currency" office:currency="CNY" office:value="101.26" calcext:value-type="currency">
            <text:p>101.26 CNY</text:p>
          </table:table-cell>
        </table:table-row>
        <table:table-row table:style-name="ro2">
          <table:table-cell table:style-name="ce2" office:value-type="date" office:date-value="2024-09-17" calcext:value-type="date">
            <text:p>2024-09-17</text:p>
          </table:table-cell>
          <table:table-cell office:value-type="currency" office:currency="CNY" office:value="551.26" calcext:value-type="currency">
            <text:p>551.26 CNY</text:p>
          </table:table-cell>
        </table:table-row>
        <table:table-row table:style-name="ro2">
          <table:table-cell table:style-name="ce2" office:value-type="date" office:date-value="2024-09-18" calcext:value-type="date" table:number-columns-spanned="1" table:number-rows-spanned="2">
            <text:p>2024-09-18</text:p>
          </table:table-cell>
          <table:table-cell office:value-type="currency" office:currency="CNY" office:value="537.76" calcext:value-type="currency">
            <text:p>537.76 CNY</text:p>
          </table:table-cell>
        </table:table-row>
        <table:table-row table:style-name="ro2">
          <table:covered-table-cell table:style-name="ce2"/>
          <table:table-cell office:value-type="currency" office:currency="CNY" office:value="527.76" calcext:value-type="currency">
            <text:p>527.76 CNY</text:p>
          </table:table-cell>
        </table:table-row>
        <table:table-row table:style-name="ro2">
          <table:table-cell table:style-name="ce2" office:value-type="date" office:date-value="2024-09-19" calcext:value-type="date">
            <text:p>2024-09-19</text:p>
          </table:table-cell>
          <table:table-cell office:value-type="currency" office:currency="CNY" office:value="522.76" calcext:value-type="currency">
            <text:p>522.76 CNY</text:p>
          </table:table-cell>
        </table:table-row>
        <table:table-row table:style-name="ro2">
          <table:table-cell table:style-name="ce2" office:value-type="date" office:date-value="2024-09-20" calcext:value-type="date" table:number-columns-spanned="1" table:number-rows-spanned="3">
            <text:p>2024-09-20</text:p>
          </table:table-cell>
          <table:table-cell office:value-type="currency" office:currency="CNY" office:value="507.76" calcext:value-type="currency">
            <text:p>507.76 CNY</text:p>
          </table:table-cell>
        </table:table-row>
        <table:table-row table:style-name="ro2">
          <table:covered-table-cell table:style-name="ce2"/>
          <table:table-cell office:value-type="currency" office:currency="CNY" office:value="515.76" calcext:value-type="currency">
            <text:p>515.76 CNY</text:p>
          </table:table-cell>
        </table:table-row>
        <table:table-row table:style-name="ro2">
          <table:covered-table-cell table:style-name="ce2"/>
          <table:table-cell office:value-type="currency" office:currency="CNY" office:value="490.96" calcext:value-type="currency">
            <text:p>490.96 CNY</text:p>
          </table:table-cell>
        </table:table-row>
        <table:table-row table:style-name="ro2">
          <table:table-cell table:style-name="ce2" office:value-type="date" office:date-value="2024-09-21" calcext:value-type="date" table:number-columns-spanned="1" table:number-rows-spanned="3">
            <text:p>2024-09-21</text:p>
          </table:table-cell>
          <table:table-cell office:value-type="currency" office:currency="CNY" office:value="454.96" calcext:value-type="currency">
            <text:p>454.96 CNY</text:p>
          </table:table-cell>
        </table:table-row>
        <table:table-row table:style-name="ro2">
          <table:covered-table-cell table:style-name="ce2"/>
          <table:table-cell office:value-type="currency" office:currency="CNY" office:value="434.96" calcext:value-type="currency">
            <text:p>434.96 CNY</text:p>
          </table:table-cell>
        </table:table-row>
        <table:table-row table:style-name="ro2">
          <table:covered-table-cell table:style-name="ce2"/>
          <table:table-cell office:value-type="currency" office:currency="CNY" office:value="370.96" calcext:value-type="currency">
            <text:p>370.96 CNY</text:p>
          </table:table-cell>
        </table:table-row>
        <table:table-row table:style-name="ro2">
          <table:table-cell table:style-name="ce2" office:value-type="date" office:date-value="2024-09-22" calcext:value-type="date">
            <text:p>2024-09-22</text:p>
          </table:table-cell>
          <table:table-cell office:value-type="currency" office:currency="CNY" office:value="331.96" calcext:value-type="currency">
            <text:p>331.96 CNY</text:p>
          </table:table-cell>
        </table:table-row>
        <table:table-row table:style-name="ro2">
          <table:table-cell table:style-name="ce2"/>
          <table:table-cell office:value-type="currency" office:currency="CNY" office:value="315.96" calcext:value-type="currency">
            <text:p>315.96 CNY</text:p>
          </table:table-cell>
        </table:table-row>
        <table:table-row table:style-name="ro2">
          <table:table-cell table:style-name="ce2" office:value-type="date" office:date-value="2024-09-23" calcext:value-type="date" table:number-columns-spanned="1" table:number-rows-spanned="3">
            <text:p>2024-09-23</text:p>
          </table:table-cell>
          <table:table-cell office:value-type="currency" office:currency="CNY" office:value="295.96" calcext:value-type="currency">
            <text:p>295.96 CNY</text:p>
          </table:table-cell>
        </table:table-row>
        <table:table-row table:style-name="ro2">
          <table:covered-table-cell table:style-name="ce2"/>
          <table:table-cell office:value-type="currency" office:currency="CNY" office:value="280.96" calcext:value-type="currency">
            <text:p>280.96 CNY</text:p>
          </table:table-cell>
        </table:table-row>
        <table:table-row table:style-name="ro2">
          <table:covered-table-cell table:style-name="ce2"/>
          <table:table-cell office:value-type="currency" office:currency="CNY" office:value="270.96" calcext:value-type="currency">
            <text:p>270.96 CNY</text:p>
          </table:table-cell>
        </table:table-row>
        <table:table-row table:style-name="ro2">
          <table:table-cell table:style-name="ce2" office:value-type="date" office:date-value="2024-09-24" calcext:value-type="date">
            <text:p>2024-09-24</text:p>
          </table:table-cell>
          <table:table-cell office:value-type="currency" office:currency="CNY" office:value="245.46" calcext:value-type="currency">
            <text:p>245.46 CNY</text:p>
          </table:table-cell>
        </table:table-row>
        <table:table-row table:style-name="ro2">
          <table:table-cell table:style-name="ce2" office:value-type="date" office:date-value="2024-09-25" calcext:value-type="date" table:number-columns-spanned="1" table:number-rows-spanned="3">
            <text:p>2024-09-25</text:p>
          </table:table-cell>
          <table:table-cell office:value-type="currency" office:currency="CNY" office:value="745.46" calcext:value-type="currency">
            <text:p>745.46 CNY</text:p>
          </table:table-cell>
        </table:table-row>
        <table:table-row table:style-name="ro2">
          <table:covered-table-cell table:style-name="ce2"/>
          <table:table-cell office:value-type="currency" office:currency="CNY" office:value="265.46" calcext:value-type="currency">
            <text:p>265.46 CNY</text:p>
          </table:table-cell>
        </table:table-row>
        <table:table-row table:style-name="ro2">
          <table:covered-table-cell table:style-name="ce2"/>
          <table:table-cell office:value-type="currency" office:currency="CNY" office:value="223.46" calcext:value-type="currency">
            <text:p>223.46 CNY</text:p>
          </table:table-cell>
        </table:table-row>
        <table:table-row table:style-name="ro2">
          <table:table-cell table:style-name="ce2" office:value-type="date" office:date-value="2024-09-26" calcext:value-type="date" table:number-columns-spanned="1" table:number-rows-spanned="2">
            <text:p>2024-09-26</text:p>
          </table:table-cell>
          <table:table-cell office:value-type="currency" office:currency="CNY" office:value="163.46" calcext:value-type="currency">
            <text:p>163.46 CNY</text:p>
          </table:table-cell>
        </table:table-row>
        <table:table-row table:style-name="ro2">
          <table:covered-table-cell table:style-name="ce2"/>
          <table:table-cell office:value-type="currency" office:currency="CNY" office:value="147.46" calcext:value-type="currency">
            <text:p>147.46 CNY</text:p>
          </table:table-cell>
        </table:table-row>
        <table:table-row table:style-name="ro2">
          <table:table-cell table:style-name="ce2" office:value-type="date" office:date-value="2024-09-27" calcext:value-type="date">
            <text:p>2024-09-27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09-28" calcext:value-type="date">
            <text:p>2024-09-28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09-29" calcext:value-type="date">
            <text:p>2024-09-29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09-30" calcext:value-type="date">
            <text:p>2024-09-30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10-01" calcext:value-type="date">
            <text:p>2024-10-01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10-02" calcext:value-type="date">
            <text:p>2024-10-02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10-03" calcext:value-type="date">
            <text:p>2024-10-03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10-04" calcext:value-type="date">
            <text:p>2024-10-04</text:p>
          </table:table-cell>
          <table:table-cell office:value-type="currency" office:currency="CNY" office:value="119.46" calcext:value-type="currency">
            <text:p>119.46 CNY</text:p>
          </table:table-cell>
        </table:table-row>
        <table:table-row table:style-name="ro2">
          <table:table-cell table:style-name="ce2" office:value-type="date" office:date-value="2024-10-05" calcext:value-type="date" table:number-columns-spanned="1" table:number-rows-spanned="2">
            <text:p>2024-10-05</text:p>
          </table:table-cell>
          <table:table-cell office:value-type="currency" office:currency="CNY" office:value="117.56" calcext:value-type="currency">
            <text:p>117.56 CNY</text:p>
          </table:table-cell>
        </table:table-row>
        <table:table-row table:style-name="ro2">
          <table:covered-table-cell table:style-name="ce2"/>
          <table:table-cell office:value-type="currency" office:currency="CNY" office:value="97.56" calcext:value-type="currency">
            <text:p>97.56 CNY</text:p>
          </table:table-cell>
        </table:table-row>
        <table:table-row table:style-name="ro2">
          <table:table-cell table:style-name="ce2"/>
          <table:table-cell office:value-type="currency" office:currency="CNY" office:value="597.56" calcext:value-type="currency">
            <text:p>597.56 CNY</text:p>
          </table:table-cell>
        </table:table-row>
        <table:table-row table:style-name="ro2">
          <table:table-cell table:style-name="ce2" office:value-type="date" office:date-value="2024-10-06" calcext:value-type="date">
            <text:p>2024-10-06</text:p>
          </table:table-cell>
          <table:table-cell office:value-type="currency" office:currency="CNY" office:value="551.56" calcext:value-type="currency">
            <text:p>551.56 CNY</text:p>
          </table:table-cell>
        </table:table-row>
        <table:table-row table:style-name="ro2">
          <table:table-cell table:style-name="ce2" office:value-type="date" office:date-value="2024-10-07" calcext:value-type="date" table:number-columns-spanned="1" table:number-rows-spanned="2">
            <text:p>2024-10-07</text:p>
          </table:table-cell>
          <table:table-cell office:value-type="currency" office:currency="CNY" office:value="543.76" calcext:value-type="currency">
            <text:p>543.76 CNY</text:p>
          </table:table-cell>
        </table:table-row>
        <table:table-row table:style-name="ro2">
          <table:covered-table-cell table:style-name="ce2"/>
          <table:table-cell office:value-type="currency" office:currency="CNY" office:value="523.76" calcext:value-type="currency">
            <text:p>523.76 CNY</text:p>
          </table:table-cell>
        </table:table-row>
        <table:table-row table:style-name="ro2">
          <table:table-cell table:style-name="ce2" office:value-type="date" office:date-value="2024-10-08" calcext:value-type="date" table:number-columns-spanned="1" table:number-rows-spanned="2">
            <text:p>2024-10-08</text:p>
          </table:table-cell>
          <table:table-cell office:value-type="currency" office:currency="CNY" office:value="517.76" calcext:value-type="currency">
            <text:p>517.76 CNY</text:p>
          </table:table-cell>
        </table:table-row>
        <table:table-row table:style-name="ro2">
          <table:covered-table-cell table:style-name="ce2"/>
          <table:table-cell office:value-type="currency" office:currency="CNY" office:value="487.76" calcext:value-type="currency">
            <text:p>487.76 CNY</text:p>
          </table:table-cell>
        </table:table-row>
        <table:table-row table:style-name="ro2">
          <table:table-cell table:style-name="ce2" office:value-type="date" office:date-value="2024-10-09" calcext:value-type="date" table:number-columns-spanned="1" table:number-rows-spanned="2">
            <text:p>2024-10-09</text:p>
          </table:table-cell>
          <table:table-cell office:value-type="currency" office:currency="CNY" office:value="451.76" calcext:value-type="currency">
            <text:p>451.76 CNY</text:p>
          </table:table-cell>
        </table:table-row>
        <table:table-row table:style-name="ro2">
          <table:covered-table-cell table:style-name="ce2"/>
          <table:table-cell office:value-type="currency" office:currency="CNY" office:value="430.76" calcext:value-type="currency">
            <text:p>430.76 CNY</text:p>
          </table:table-cell>
        </table:table-row>
        <table:table-row table:style-name="ro2">
          <table:table-cell table:style-name="ce2" office:value-type="date" office:date-value="2024-10-10" calcext:value-type="date">
            <text:p>2024-10-10</text:p>
          </table:table-cell>
          <table:table-cell office:value-type="currency" office:currency="CNY" office:value="1000" calcext:value-type="currency">
            <text:p>1,000.00 CNY</text:p>
          </table:table-cell>
        </table:table-row>
        <table:table-row table:style-name="ro2" table:number-rows-repeated="104845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日支出记录" table:style-name="ta1">
        <table:table-column table:style-name="co1" table:default-cell-style-name="ce46"/>
        <table:table-column table:style-name="co6" table:default-cell-style-name="ce22"/>
        <table:table-column table:style-name="co1" table:default-cell-style-name="Default"/>
        <table:table-column table:style-name="co1" table:default-cell-style-name="ce37"/>
        <table:table-column table:style-name="co1" table:default-cell-style-name="ce22"/>
        <table:table-column table:style-name="co1" table:default-cell-style-name="Default"/>
        <table:table-row table:style-name="ro2">
          <table:table-cell table:style-name="Pivot_20_Table_20_Field" office:value-type="string" calcext:value-type="string">
            <text:p>收支类型</text:p>
          </table:table-cell>
          <table:table-cell table:style-name="ce17" office:value-type="string" calcext:value-type="string">
            <text:p>- multiple -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office:value-type="string" calcext:value-type="string">
            <text:p>日期</text:p>
          </table:table-cell>
          <table:table-cell table:style-name="Default" office:value-type="string" calcext:value-type="string">
            <text:p>支出</text:p>
          </table:table-cell>
          <table:table-cell office:value-type="string" calcext:value-type="string">
            <text:p>对数</text:p>
          </table:table-cell>
        </table:table-row>
        <table:table-row table:style-name="ro3">
          <table:table-cell table:style-name="ce11" office:value-type="string" calcext:value-type="string">
            <text:p>日期</text:p>
          </table:table-cell>
          <table:table-cell table:style-name="ce20" office:value-type="string" calcext:value-type="string">
            <text:p>Sum - 收入支出</text:p>
          </table:table-cell>
          <table:table-cell/>
          <table:table-cell table:style-name="ce36" office:value-type="date" office:date-value="2024-08-19" calcext:value-type="date">
            <text:p>2024-08-19</text:p>
          </table:table-cell>
          <table:table-cell table:style-name="ce21" office:value-type="currency" office:currency="CNY" office:value="-1" calcext:value-type="currency">
            <text:p>-1.00 CNY</text:p>
          </table:table-cell>
          <table:table-cell table:formula="of:=LOG10(ABS([.E3])+1)" office:value-type="float" office:value="0.301029995663981" calcext:value-type="float">
            <text:p>0.301029995663981</text:p>
          </table:table-cell>
        </table:table-row>
        <table:table-row table:style-name="ro2">
          <table:table-cell table:style-name="ce42" office:value-type="date" office:date-value="2024-08-19" calcext:value-type="date">
            <text:p>2024-08-19</text:p>
          </table:table-cell>
          <table:table-cell table:style-name="ce21" office:value-type="currency" office:currency="CNY" office:value="-1" calcext:value-type="currency">
            <text:p>-1.00 CNY</text:p>
          </table:table-cell>
          <table:table-cell/>
          <table:table-cell office:value-type="date" office:date-value="2024-08-20" calcext:value-type="date">
            <text:p>2024-08-20</text:p>
          </table:table-cell>
          <table:table-cell office:value-type="currency" office:currency="CNY" office:value="-4.5" calcext:value-type="currency">
            <text:p>-4.50 CNY</text:p>
          </table:table-cell>
          <table:table-cell table:formula="of:=LOG10(ABS([.E4])+1)" office:value-type="float" office:value="0.740362689494244" calcext:value-type="float">
            <text:p>0.740362689494244</text:p>
          </table:table-cell>
        </table:table-row>
        <table:table-row table:style-name="ro2">
          <table:table-cell office:value-type="date" office:date-value="2024-08-20" calcext:value-type="date">
            <text:p>2024-08-20</text:p>
          </table:table-cell>
          <table:table-cell office:value-type="currency" office:currency="CNY" office:value="-4.5" calcext:value-type="currency">
            <text:p>-4.50 CNY</text:p>
          </table:table-cell>
          <table:table-cell/>
          <table:table-cell office:value-type="date" office:date-value="2024-08-21" calcext:value-type="date">
            <text:p>2024-08-21</text:p>
          </table:table-cell>
          <table:table-cell office:value-type="currency" office:currency="CNY" office:value="-7" calcext:value-type="currency">
            <text:p>-7.00 CNY</text:p>
          </table:table-cell>
          <table:table-cell table:formula="of:=LOG10(ABS([.E5])+1)" office:value-type="float" office:value="0.903089986991944" calcext:value-type="float">
            <text:p>0.903089986991944</text:p>
          </table:table-cell>
        </table:table-row>
        <table:table-row table:style-name="ro2">
          <table:table-cell office:value-type="date" office:date-value="2024-08-21" calcext:value-type="date">
            <text:p>2024-08-21</text:p>
          </table:table-cell>
          <table:table-cell office:value-type="currency" office:currency="CNY" office:value="-7" calcext:value-type="currency">
            <text:p>-7.00 CNY</text:p>
          </table:table-cell>
          <table:table-cell/>
          <table:table-cell office:value-type="date" office:date-value="2024-08-22" calcext:value-type="date">
            <text:p>2024-08-22</text:p>
          </table:table-cell>
          <table:table-cell office:value-type="currency" office:currency="CNY" office:value="-19.9" calcext:value-type="currency">
            <text:p>-19.90 CNY</text:p>
          </table:table-cell>
          <table:table-cell table:formula="of:=LOG10(ABS([.E6])+1)" office:value-type="float" office:value="1.32014628611105" calcext:value-type="float">
            <text:p>1.32014628611105</text:p>
          </table:table-cell>
        </table:table-row>
        <table:table-row table:style-name="ro2">
          <table:table-cell office:value-type="date" office:date-value="2024-08-22" calcext:value-type="date">
            <text:p>2024-08-22</text:p>
          </table:table-cell>
          <table:table-cell office:value-type="currency" office:currency="CNY" office:value="-19.9" calcext:value-type="currency">
            <text:p>-19.90 CNY</text:p>
          </table:table-cell>
          <table:table-cell/>
          <table:table-cell office:value-type="date" office:date-value="2024-08-23" calcext:value-type="date">
            <text:p>2024-08-23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7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8-23" calcext:value-type="date">
            <text:p>2024-08-23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08-24" calcext:value-type="date">
            <text:p>2024-08-24</text:p>
          </table:table-cell>
          <table:table-cell office:value-type="currency" office:currency="CNY" office:value="-16" calcext:value-type="currency">
            <text:p>-16.00 CNY</text:p>
          </table:table-cell>
          <table:table-cell table:formula="of:=LOG10(ABS([.E8])+1)" office:value-type="float" office:value="1.23044892137827" calcext:value-type="float">
            <text:p>1.23044892137827</text:p>
          </table:table-cell>
        </table:table-row>
        <table:table-row table:style-name="ro2">
          <table:table-cell office:value-type="date" office:date-value="2024-08-24" calcext:value-type="date">
            <text:p>2024-08-24</text:p>
          </table:table-cell>
          <table:table-cell office:value-type="currency" office:currency="CNY" office:value="-16" calcext:value-type="currency">
            <text:p>-16.00 CNY</text:p>
          </table:table-cell>
          <table:table-cell/>
          <table:table-cell office:value-type="date" office:date-value="2024-08-25" calcext:value-type="date">
            <text:p>2024-08-25</text:p>
          </table:table-cell>
          <table:table-cell office:value-type="currency" office:currency="CNY" office:value="-11.9" calcext:value-type="currency">
            <text:p>-11.90 CNY</text:p>
          </table:table-cell>
          <table:table-cell table:formula="of:=LOG10(ABS([.E9])+1)" office:value-type="float" office:value="1.11058971029925" calcext:value-type="float">
            <text:p>1.11058971029925</text:p>
          </table:table-cell>
        </table:table-row>
        <table:table-row table:style-name="ro2">
          <table:table-cell office:value-type="date" office:date-value="2024-08-25" calcext:value-type="date">
            <text:p>2024-08-25</text:p>
          </table:table-cell>
          <table:table-cell office:value-type="currency" office:currency="CNY" office:value="-11.9" calcext:value-type="currency">
            <text:p>-11.90 CNY</text:p>
          </table:table-cell>
          <table:table-cell/>
          <table:table-cell office:value-type="date" office:date-value="2024-08-26" calcext:value-type="date">
            <text:p>2024-08-26</text:p>
          </table:table-cell>
          <table:table-cell office:value-type="currency" office:currency="CNY" office:value="-8" calcext:value-type="currency">
            <text:p>-8.00 CNY</text:p>
          </table:table-cell>
          <table:table-cell table:formula="of:=LOG10(ABS([.E10])+1)" office:value-type="float" office:value="0.954242509439325" calcext:value-type="float">
            <text:p>0.954242509439325</text:p>
          </table:table-cell>
        </table:table-row>
        <table:table-row table:style-name="ro2">
          <table:table-cell office:value-type="date" office:date-value="2024-08-26" calcext:value-type="date">
            <text:p>2024-08-26</text:p>
          </table:table-cell>
          <table:table-cell office:value-type="currency" office:currency="CNY" office:value="-8" calcext:value-type="currency">
            <text:p>-8.00 CNY</text:p>
          </table:table-cell>
          <table:table-cell/>
          <table:table-cell office:value-type="date" office:date-value="2024-08-27" calcext:value-type="date">
            <text:p>2024-08-27</text:p>
          </table:table-cell>
          <table:table-cell office:value-type="currency" office:currency="CNY" office:value="-3.8" calcext:value-type="currency">
            <text:p>-3.80 CNY</text:p>
          </table:table-cell>
          <table:table-cell table:formula="of:=LOG10(ABS([.E11])+1)" office:value-type="float" office:value="0.681241237375587" calcext:value-type="float">
            <text:p>0.681241237375587</text:p>
          </table:table-cell>
        </table:table-row>
        <table:table-row table:style-name="ro2">
          <table:table-cell office:value-type="date" office:date-value="2024-08-27" calcext:value-type="date">
            <text:p>2024-08-27</text:p>
          </table:table-cell>
          <table:table-cell office:value-type="currency" office:currency="CNY" office:value="-3.8" calcext:value-type="currency">
            <text:p>-3.80 CNY</text:p>
          </table:table-cell>
          <table:table-cell/>
          <table:table-cell office:value-type="date" office:date-value="2024-08-28" calcext:value-type="date">
            <text:p>2024-08-28</text:p>
          </table:table-cell>
          <table:table-cell office:value-type="currency" office:currency="CNY" office:value="-13.5" calcext:value-type="currency">
            <text:p>-13.50 CNY</text:p>
          </table:table-cell>
          <table:table-cell table:formula="of:=LOG10(ABS([.E12])+1)" office:value-type="float" office:value="1.16136800223497" calcext:value-type="float">
            <text:p>1.16136800223497</text:p>
          </table:table-cell>
        </table:table-row>
        <table:table-row table:style-name="ro2">
          <table:table-cell office:value-type="date" office:date-value="2024-08-28" calcext:value-type="date">
            <text:p>2024-08-28</text:p>
          </table:table-cell>
          <table:table-cell office:value-type="currency" office:currency="CNY" office:value="-13.5" calcext:value-type="currency">
            <text:p>-13.50 CNY</text:p>
          </table:table-cell>
          <table:table-cell/>
          <table:table-cell office:value-type="date" office:date-value="2024-08-30" calcext:value-type="date">
            <text:p>2024-08-30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LOG10(ABS([.E13])+1)" office:value-type="float" office:value="1.20411998265592" calcext:value-type="float">
            <text:p>1.20411998265592</text:p>
          </table:table-cell>
        </table:table-row>
        <table:table-row table:style-name="ro2">
          <table:table-cell office:value-type="date" office:date-value="2024-08-30" calcext:value-type="date">
            <text:p>2024-08-30</text:p>
          </table:table-cell>
          <table:table-cell office:value-type="currency" office:currency="CNY" office:value="-15" calcext:value-type="currency">
            <text:p>-15.00 CNY</text:p>
          </table:table-cell>
          <table:table-cell/>
          <table:table-cell office:value-type="date" office:date-value="2024-08-31" calcext:value-type="date">
            <text:p>2024-08-31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LOG10(ABS([.E14])+1)" office:value-type="float" office:value="0.845098040014257" calcext:value-type="float">
            <text:p>0.845098040014257</text:p>
          </table:table-cell>
        </table:table-row>
        <table:table-row table:style-name="ro2">
          <table:table-cell office:value-type="date" office:date-value="2024-08-31" calcext:value-type="date">
            <text:p>2024-08-31</text:p>
          </table:table-cell>
          <table:table-cell office:value-type="currency" office:currency="CNY" office:value="-6" calcext:value-type="currency">
            <text:p>-6.00 CNY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currency" office:currency="CNY" office:value="-56.4" calcext:value-type="currency">
            <text:p>-56.40 CNY</text:p>
          </table:table-cell>
          <table:table-cell table:formula="of:=LOG10(ABS([.E15])+1)" office:value-type="float" office:value="1.75891189239797" calcext:value-type="float">
            <text:p>1.75891189239797</text:p>
          </table:table-cell>
        </table:table-row>
        <table:table-row table:style-name="ro2">
          <table:table-cell office:value-type="date" office:date-value="2024-09-01" calcext:value-type="date">
            <text:p>2024-09-01</text:p>
          </table:table-cell>
          <table:table-cell office:value-type="currency" office:currency="CNY" office:value="-56.4" calcext:value-type="currency">
            <text:p>-56.40 CNY</text:p>
          </table:table-cell>
          <table:table-cell/>
          <table:table-cell office:value-type="date" office:date-value="2024-09-02" calcext:value-type="date">
            <text:p>2024-09-02</text:p>
          </table:table-cell>
          <table:table-cell office:value-type="currency" office:currency="CNY" office:value="-17.6" calcext:value-type="currency">
            <text:p>-17.60 CNY</text:p>
          </table:table-cell>
          <table:table-cell table:formula="of:=LOG10(ABS([.E16])+1)" office:value-type="float" office:value="1.26951294421792" calcext:value-type="float">
            <text:p>1.26951294421792</text:p>
          </table:table-cell>
        </table:table-row>
        <table:table-row table:style-name="ro2">
          <table:table-cell office:value-type="date" office:date-value="2024-09-02" calcext:value-type="date">
            <text:p>2024-09-02</text:p>
          </table:table-cell>
          <table:table-cell office:value-type="currency" office:currency="CNY" office:value="-17.6" calcext:value-type="currency">
            <text:p>-17.60 CNY</text:p>
          </table:table-cell>
          <table:table-cell/>
          <table:table-cell office:value-type="date" office:date-value="2024-09-03" calcext:value-type="date">
            <text:p>2024-09-03</text:p>
          </table:table-cell>
          <table:table-cell office:value-type="currency" office:currency="CNY" office:value="-22" calcext:value-type="currency">
            <text:p>-22.00 CNY</text:p>
          </table:table-cell>
          <table:table-cell table:formula="of:=LOG10(ABS([.E17])+1)" office:value-type="float" office:value="1.36172783601759" calcext:value-type="float">
            <text:p>1.36172783601759</text:p>
          </table:table-cell>
        </table:table-row>
        <table:table-row table:style-name="ro2">
          <table:table-cell office:value-type="date" office:date-value="2024-09-03" calcext:value-type="date">
            <text:p>2024-09-03</text:p>
          </table:table-cell>
          <table:table-cell office:value-type="currency" office:currency="CNY" office:value="-22" calcext:value-type="currency">
            <text:p>-22.00 CNY</text:p>
          </table:table-cell>
          <table:table-cell/>
          <table:table-cell office:value-type="date" office:date-value="2024-09-04" calcext:value-type="date">
            <text:p>2024-09-04</text:p>
          </table:table-cell>
          <table:table-cell office:value-type="currency" office:currency="CNY" office:value="-33" calcext:value-type="currency">
            <text:p>-33.00 CNY</text:p>
          </table:table-cell>
          <table:table-cell table:formula="of:=LOG10(ABS([.E18])+1)" office:value-type="float" office:value="1.53147891704226" calcext:value-type="float">
            <text:p>1.53147891704226</text:p>
          </table:table-cell>
        </table:table-row>
        <table:table-row table:style-name="ro2">
          <table:table-cell office:value-type="date" office:date-value="2024-09-04" calcext:value-type="date">
            <text:p>2024-09-04</text:p>
          </table:table-cell>
          <table:table-cell office:value-type="currency" office:currency="CNY" office:value="-33" calcext:value-type="currency">
            <text:p>-33.00 CNY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currency" office:currency="CNY" office:value="-32.5" calcext:value-type="currency">
            <text:p>-32.50 CNY</text:p>
          </table:table-cell>
          <table:table-cell table:formula="of:=LOG10(ABS([.E19])+1)" office:value-type="float" office:value="1.52504480703685" calcext:value-type="float">
            <text:p>1.52504480703685</text:p>
          </table:table-cell>
        </table:table-row>
        <table:table-row table:style-name="ro2">
          <table:table-cell office:value-type="date" office:date-value="2024-09-05" calcext:value-type="date">
            <text:p>2024-09-05</text:p>
          </table:table-cell>
          <table:table-cell office:value-type="currency" office:currency="CNY" office:value="-32.5" calcext:value-type="currency">
            <text:p>-32.50 CNY</text:p>
          </table:table-cell>
          <table:table-cell/>
          <table:table-cell office:value-type="date" office:date-value="2024-09-06" calcext:value-type="date">
            <text:p>2024-09-06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LOG10(ABS([.E20])+1)" office:value-type="float" office:value="1.04139268515823" calcext:value-type="float">
            <text:p>1.04139268515823</text:p>
          </table:table-cell>
        </table:table-row>
        <table:table-row table:style-name="ro2">
          <table:table-cell office:value-type="date" office:date-value="2024-09-06" calcext:value-type="date">
            <text:p>2024-09-06</text:p>
          </table:table-cell>
          <table:table-cell office:value-type="currency" office:currency="CNY" office:value="-10" calcext:value-type="currency">
            <text:p>-10.00 CNY</text:p>
          </table:table-cell>
          <table:table-cell/>
          <table:table-cell office:value-type="date" office:date-value="2024-09-07" calcext:value-type="date">
            <text:p>2024-09-07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LOG10(ABS([.E21])+1)" office:value-type="float" office:value="0.845098040014257" calcext:value-type="float">
            <text:p>0.845098040014257</text:p>
          </table:table-cell>
        </table:table-row>
        <table:table-row table:style-name="ro2">
          <table:table-cell office:value-type="date" office:date-value="2024-09-07" calcext:value-type="date">
            <text:p>2024-09-07</text:p>
          </table:table-cell>
          <table:table-cell office:value-type="currency" office:currency="CNY" office:value="-6" calcext:value-type="currency">
            <text:p>-6.00 CNY</text:p>
          </table:table-cell>
          <table:table-cell/>
          <table:table-cell office:value-type="date" office:date-value="2024-09-08" calcext:value-type="date">
            <text:p>2024-09-08</text:p>
          </table:table-cell>
          <table:table-cell office:value-type="currency" office:currency="CNY" office:value="-8" calcext:value-type="currency">
            <text:p>-8.00 CNY</text:p>
          </table:table-cell>
          <table:table-cell table:formula="of:=LOG10(ABS([.E22])+1)" office:value-type="float" office:value="0.954242509439325" calcext:value-type="float">
            <text:p>0.954242509439325</text:p>
          </table:table-cell>
        </table:table-row>
        <table:table-row table:style-name="ro2">
          <table:table-cell office:value-type="date" office:date-value="2024-09-08" calcext:value-type="date">
            <text:p>2024-09-08</text:p>
          </table:table-cell>
          <table:table-cell office:value-type="currency" office:currency="CNY" office:value="-8" calcext:value-type="currency">
            <text:p>-8.00 CNY</text:p>
          </table:table-cell>
          <table:table-cell/>
          <table:table-cell office:value-type="date" office:date-value="2024-09-09" calcext:value-type="date">
            <text:p>2024-09-09</text:p>
          </table:table-cell>
          <table:table-cell office:value-type="currency" office:currency="CNY" office:value="-11" calcext:value-type="currency">
            <text:p>-11.00 CNY</text:p>
          </table:table-cell>
          <table:table-cell table:formula="of:=LOG10(ABS([.E23])+1)" office:value-type="float" office:value="1.07918124604762" calcext:value-type="float">
            <text:p>1.07918124604762</text:p>
          </table:table-cell>
        </table:table-row>
        <table:table-row table:style-name="ro2">
          <table:table-cell office:value-type="date" office:date-value="2024-09-09" calcext:value-type="date">
            <text:p>2024-09-09</text:p>
          </table:table-cell>
          <table:table-cell office:value-type="currency" office:currency="CNY" office:value="-11" calcext:value-type="currency">
            <text:p>-11.00 CNY</text:p>
          </table:table-cell>
          <table:table-cell/>
          <table:table-cell office:value-type="date" office:date-value="2024-09-10" calcext:value-type="date">
            <text:p>2024-09-10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LOG10(ABS([.E24])+1)" office:value-type="float" office:value="1.32221929473392" calcext:value-type="float">
            <text:p>1.32221929473392</text:p>
          </table:table-cell>
        </table:table-row>
        <table:table-row table:style-name="ro2">
          <table:table-cell office:value-type="date" office:date-value="2024-09-10" calcext:value-type="date">
            <text:p>2024-09-10</text:p>
          </table:table-cell>
          <table:table-cell office:value-type="currency" office:currency="CNY" office:value="-20" calcext:value-type="currency">
            <text:p>-20.00 CNY</text:p>
          </table:table-cell>
          <table:table-cell/>
          <table:table-cell office:value-type="date" office:date-value="2024-09-11" calcext:value-type="date">
            <text:p>2024-09-11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LOG10(ABS([.E25])+1)" office:value-type="float" office:value="1.39794000867204" calcext:value-type="float">
            <text:p>1.39794000867204</text:p>
          </table:table-cell>
        </table:table-row>
        <table:table-row table:style-name="ro2">
          <table:table-cell office:value-type="date" office:date-value="2024-09-11" calcext:value-type="date">
            <text:p>2024-09-11</text:p>
          </table:table-cell>
          <table:table-cell office:value-type="currency" office:currency="CNY" office:value="-24" calcext:value-type="currency">
            <text:p>-24.00 CNY</text:p>
          </table:table-cell>
          <table:table-cell/>
          <table:table-cell office:value-type="date" office:date-value="2024-09-12" calcext:value-type="date">
            <text:p>2024-09-12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LOG10(ABS([.E26])+1)" office:value-type="float" office:value="1.20411998265592" calcext:value-type="float">
            <text:p>1.20411998265592</text:p>
          </table:table-cell>
        </table:table-row>
        <table:table-row table:style-name="ro2">
          <table:table-cell office:value-type="date" office:date-value="2024-09-12" calcext:value-type="date">
            <text:p>2024-09-12</text:p>
          </table:table-cell>
          <table:table-cell office:value-type="currency" office:currency="CNY" office:value="-15" calcext:value-type="currency">
            <text:p>-15.00 CNY</text:p>
          </table:table-cell>
          <table:table-cell/>
          <table:table-cell office:value-type="date" office:date-value="2024-09-13" calcext:value-type="date">
            <text:p>2024-09-13</text:p>
          </table:table-cell>
          <table:table-cell office:value-type="currency" office:currency="CNY" office:value="-24" calcext:value-type="currency">
            <text:p>-24.00 CNY</text:p>
          </table:table-cell>
          <table:table-cell table:formula="of:=LOG10(ABS([.E27])+1)" office:value-type="float" office:value="1.39794000867204" calcext:value-type="float">
            <text:p>1.39794000867204</text:p>
          </table:table-cell>
        </table:table-row>
        <table:table-row table:style-name="ro2">
          <table:table-cell office:value-type="date" office:date-value="2024-09-13" calcext:value-type="date">
            <text:p>2024-09-13</text:p>
          </table:table-cell>
          <table:table-cell office:value-type="currency" office:currency="CNY" office:value="-24" calcext:value-type="currency">
            <text:p>-24.00 CNY</text:p>
          </table:table-cell>
          <table:table-cell/>
          <table:table-cell office:value-type="date" office:date-value="2024-09-14" calcext:value-type="date">
            <text:p>2024-09-14</text:p>
          </table:table-cell>
          <table:table-cell office:value-type="currency" office:currency="CNY" office:value="-3" calcext:value-type="currency">
            <text:p>-3.00 CNY</text:p>
          </table:table-cell>
          <table:table-cell table:formula="of:=LOG10(ABS([.E28])+1)" office:value-type="float" office:value="0.602059991327962" calcext:value-type="float">
            <text:p>0.602059991327962</text:p>
          </table:table-cell>
        </table:table-row>
        <table:table-row table:style-name="ro2">
          <table:table-cell office:value-type="date" office:date-value="2024-09-14" calcext:value-type="date">
            <text:p>2024-09-14</text:p>
          </table:table-cell>
          <table:table-cell office:value-type="currency" office:currency="CNY" office:value="-3" calcext:value-type="currency">
            <text:p>-3.00 CNY</text:p>
          </table:table-cell>
          <table:table-cell/>
          <table:table-cell office:value-type="date" office:date-value="2024-09-15" calcext:value-type="date">
            <text:p>2024-09-15</text:p>
          </table:table-cell>
          <table:table-cell office:value-type="currency" office:currency="CNY" office:value="-10" calcext:value-type="currency">
            <text:p>-10.00 CNY</text:p>
          </table:table-cell>
          <table:table-cell table:formula="of:=LOG10(ABS([.E29])+1)" office:value-type="float" office:value="1.04139268515823" calcext:value-type="float">
            <text:p>1.04139268515823</text:p>
          </table:table-cell>
        </table:table-row>
        <table:table-row table:style-name="ro2">
          <table:table-cell office:value-type="date" office:date-value="2024-09-15" calcext:value-type="date">
            <text:p>2024-09-15</text:p>
          </table:table-cell>
          <table:table-cell office:value-type="currency" office:currency="CNY" office:value="-10" calcext:value-type="currency">
            <text:p>-10.00 CNY</text:p>
          </table:table-cell>
          <table:table-cell/>
          <table:table-cell office:value-type="date" office:date-value="2024-09-16" calcext:value-type="date">
            <text:p>2024-09-16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30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9-16" calcext:value-type="date">
            <text:p>2024-09-16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09-18" calcext:value-type="date">
            <text:p>2024-09-18</text:p>
          </table:table-cell>
          <table:table-cell office:value-type="currency" office:currency="CNY" office:value="-13.5" calcext:value-type="currency">
            <text:p>-13.50 CNY</text:p>
          </table:table-cell>
          <table:table-cell table:formula="of:=LOG10(ABS([.E31])+1)" office:value-type="float" office:value="1.16136800223497" calcext:value-type="float">
            <text:p>1.16136800223497</text:p>
          </table:table-cell>
        </table:table-row>
        <table:table-row table:style-name="ro2">
          <table:table-cell office:value-type="date" office:date-value="2024-09-18" calcext:value-type="date">
            <text:p>2024-09-18</text:p>
          </table:table-cell>
          <table:table-cell office:value-type="currency" office:currency="CNY" office:value="-13.5" calcext:value-type="currency">
            <text:p>-13.50 CNY</text:p>
          </table:table-cell>
          <table:table-cell/>
          <table:table-cell office:value-type="date" office:date-value="2024-09-19" calcext:value-type="date">
            <text:p>2024-09-19</text:p>
          </table:table-cell>
          <table:table-cell office:value-type="currency" office:currency="CNY" office:value="-5" calcext:value-type="currency">
            <text:p>-5.00 CNY</text:p>
          </table:table-cell>
          <table:table-cell table:formula="of:=LOG10(ABS([.E32])+1)" office:value-type="float" office:value="0.778151250383644" calcext:value-type="float">
            <text:p>0.778151250383644</text:p>
          </table:table-cell>
        </table:table-row>
        <table:table-row table:style-name="ro2">
          <table:table-cell office:value-type="date" office:date-value="2024-09-19" calcext:value-type="date">
            <text:p>2024-09-19</text:p>
          </table:table-cell>
          <table:table-cell office:value-type="currency" office:currency="CNY" office:value="-5" calcext:value-type="currency">
            <text:p>-5.00 CNY</text:p>
          </table:table-cell>
          <table:table-cell/>
          <table:table-cell office:value-type="date" office:date-value="2024-09-20" calcext:value-type="date">
            <text:p>2024-09-20</text:p>
          </table:table-cell>
          <table:table-cell office:value-type="currency" office:currency="CNY" office:value="-15" calcext:value-type="currency">
            <text:p>-15.00 CNY</text:p>
          </table:table-cell>
          <table:table-cell table:formula="of:=LOG10(ABS([.E33])+1)" office:value-type="float" office:value="1.20411998265592" calcext:value-type="float">
            <text:p>1.20411998265592</text:p>
          </table:table-cell>
        </table:table-row>
        <table:table-row table:style-name="ro2">
          <table:table-cell office:value-type="date" office:date-value="2024-09-20" calcext:value-type="date">
            <text:p>2024-09-20</text:p>
          </table:table-cell>
          <table:table-cell office:value-type="currency" office:currency="CNY" office:value="-15" calcext:value-type="currency">
            <text:p>-15.00 CNY</text:p>
          </table:table-cell>
          <table:table-cell/>
          <table:table-cell office:value-type="date" office:date-value="2024-09-21" calcext:value-type="date">
            <text:p>2024-09-21</text:p>
          </table:table-cell>
          <table:table-cell office:value-type="currency" office:currency="CNY" office:value="-36" calcext:value-type="currency">
            <text:p>-36.00 CNY</text:p>
          </table:table-cell>
          <table:table-cell table:formula="of:=LOG10(ABS([.E34])+1)" office:value-type="float" office:value="1.568201724067" calcext:value-type="float">
            <text:p>1.568201724067</text:p>
          </table:table-cell>
        </table:table-row>
        <table:table-row table:style-name="ro2">
          <table:table-cell office:value-type="date" office:date-value="2024-09-21" calcext:value-type="date">
            <text:p>2024-09-21</text:p>
          </table:table-cell>
          <table:table-cell office:value-type="currency" office:currency="CNY" office:value="-36" calcext:value-type="currency">
            <text:p>-36.00 CNY</text:p>
          </table:table-cell>
          <table:table-cell/>
          <table:table-cell office:value-type="date" office:date-value="2024-09-22" calcext:value-type="date">
            <text:p>2024-09-22</text:p>
          </table:table-cell>
          <table:table-cell office:value-type="currency" office:currency="CNY" office:value="-39" calcext:value-type="currency">
            <text:p>-39.00 CNY</text:p>
          </table:table-cell>
          <table:table-cell table:formula="of:=LOG10(ABS([.E35])+1)" office:value-type="float" office:value="1.60205999132796" calcext:value-type="float">
            <text:p>1.60205999132796</text:p>
          </table:table-cell>
        </table:table-row>
        <table:table-row table:style-name="ro2">
          <table:table-cell office:value-type="date" office:date-value="2024-09-22" calcext:value-type="date">
            <text:p>2024-09-22</text:p>
          </table:table-cell>
          <table:table-cell office:value-type="currency" office:currency="CNY" office:value="-39" calcext:value-type="currency">
            <text:p>-39.00 CNY</text:p>
          </table:table-cell>
          <table:table-cell/>
          <table:table-cell office:value-type="date" office:date-value="2024-09-23" calcext:value-type="date">
            <text:p>2024-09-23</text:p>
          </table:table-cell>
          <table:table-cell office:value-type="currency" office:currency="CNY" office:value="-20" calcext:value-type="currency">
            <text:p>-20.00 CNY</text:p>
          </table:table-cell>
          <table:table-cell table:formula="of:=LOG10(ABS([.E36])+1)" office:value-type="float" office:value="1.32221929473392" calcext:value-type="float">
            <text:p>1.32221929473392</text:p>
          </table:table-cell>
        </table:table-row>
        <table:table-row table:style-name="ro2">
          <table:table-cell office:value-type="date" office:date-value="2024-09-23" calcext:value-type="date">
            <text:p>2024-09-23</text:p>
          </table:table-cell>
          <table:table-cell office:value-type="currency" office:currency="CNY" office:value="-20" calcext:value-type="currency">
            <text:p>-20.00 CNY</text:p>
          </table:table-cell>
          <table:table-cell/>
          <table:table-cell office:value-type="date" office:date-value="2024-09-24" calcext:value-type="date">
            <text:p>2024-09-24</text:p>
          </table:table-cell>
          <table:table-cell office:value-type="currency" office:currency="CNY" office:value="-25.5" calcext:value-type="currency">
            <text:p>-25.50 CNY</text:p>
          </table:table-cell>
          <table:table-cell table:formula="of:=LOG10(ABS([.E37])+1)" office:value-type="float" office:value="1.42324587393681" calcext:value-type="float">
            <text:p>1.42324587393681</text:p>
          </table:table-cell>
        </table:table-row>
        <table:table-row table:style-name="ro2">
          <table:table-cell office:value-type="date" office:date-value="2024-09-24" calcext:value-type="date">
            <text:p>2024-09-24</text:p>
          </table:table-cell>
          <table:table-cell office:value-type="currency" office:currency="CNY" office:value="-25.5" calcext:value-type="currency">
            <text:p>-25.50 CNY</text:p>
          </table:table-cell>
          <table:table-cell/>
          <table:table-cell office:value-type="date" office:date-value="2024-09-26" calcext:value-type="date">
            <text:p>2024-09-26</text:p>
          </table:table-cell>
          <table:table-cell office:value-type="currency" office:currency="CNY" office:value="-60" calcext:value-type="currency">
            <text:p>-60.00 CNY</text:p>
          </table:table-cell>
          <table:table-cell table:formula="of:=LOG10(ABS([.E38])+1)" office:value-type="float" office:value="1.78532983501077" calcext:value-type="float">
            <text:p>1.78532983501077</text:p>
          </table:table-cell>
        </table:table-row>
        <table:table-row table:style-name="ro2">
          <table:table-cell office:value-type="date" office:date-value="2024-09-26" calcext:value-type="date">
            <text:p>2024-09-26</text:p>
          </table:table-cell>
          <table:table-cell office:value-type="currency" office:currency="CNY" office:value="-60" calcext:value-type="currency">
            <text:p>-60.00 CNY</text:p>
          </table:table-cell>
          <table:table-cell/>
          <table:table-cell office:value-type="date" office:date-value="2024-09-27" calcext:value-type="date">
            <text:p>2024-09-27</text:p>
          </table:table-cell>
          <table:table-cell office:value-type="currency" office:currency="CNY" office:value="-28" calcext:value-type="currency">
            <text:p>-28.00 CNY</text:p>
          </table:table-cell>
          <table:table-cell table:formula="of:=LOG10(ABS([.E39])+1)" office:value-type="float" office:value="1.46239799789896" calcext:value-type="float">
            <text:p>1.46239799789896</text:p>
          </table:table-cell>
        </table:table-row>
        <table:table-row table:style-name="ro2">
          <table:table-cell office:value-type="date" office:date-value="2024-09-27" calcext:value-type="date">
            <text:p>2024-09-27</text:p>
          </table:table-cell>
          <table:table-cell office:value-type="currency" office:currency="CNY" office:value="-28" calcext:value-type="currency">
            <text:p>-28.00 CNY</text:p>
          </table:table-cell>
          <table:table-cell/>
          <table:table-cell office:value-type="date" office:date-value="2024-09-28" calcext:value-type="date">
            <text:p>2024-09-28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0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9-28" calcext:value-type="date">
            <text:p>2024-09-28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09-29" calcext:value-type="date">
            <text:p>2024-09-29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1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9-29" calcext:value-type="date">
            <text:p>2024-09-29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09-30" calcext:value-type="date">
            <text:p>2024-09-30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2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9-30" calcext:value-type="date">
            <text:p>2024-09-30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3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10-01" calcext:value-type="date">
            <text:p>2024-10-01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10-02" calcext:value-type="date">
            <text:p>2024-10-02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4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10-02" calcext:value-type="date">
            <text:p>2024-10-02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10-03" calcext:value-type="date">
            <text:p>2024-10-03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5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10-03" calcext:value-type="date">
            <text:p>2024-10-03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10-04" calcext:value-type="date">
            <text:p>2024-10-04</text:p>
          </table:table-cell>
          <table:table-cell office:value-type="currency" office:currency="CNY" office:value="0" calcext:value-type="currency">
            <text:p>0.00 CNY</text:p>
          </table:table-cell>
          <table:table-cell table:formula="of:=LOG10(ABS([.E46])+1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10-04" calcext:value-type="date">
            <text:p>2024-10-04</text:p>
          </table:table-cell>
          <table:table-cell office:value-type="currency" office:currency="CNY" office:value="0" calcext:value-type="currency">
            <text:p>0.00 CNY</text:p>
          </table:table-cell>
          <table:table-cell/>
          <table:table-cell office:value-type="date" office:date-value="2024-10-05" calcext:value-type="date">
            <text:p>2024-10-05</text:p>
          </table:table-cell>
          <table:table-cell office:value-type="currency" office:currency="CNY" office:value="-1.9" calcext:value-type="currency">
            <text:p>-1.90 CNY</text:p>
          </table:table-cell>
          <table:table-cell table:formula="of:=LOG10(ABS([.E47])+1)" office:value-type="float" office:value="0.462397997898956" calcext:value-type="float">
            <text:p>0.462397997898956</text:p>
          </table:table-cell>
        </table:table-row>
        <table:table-row table:style-name="ro2">
          <table:table-cell office:value-type="date" office:date-value="2024-10-05" calcext:value-type="date">
            <text:p>2024-10-05</text:p>
          </table:table-cell>
          <table:table-cell office:value-type="currency" office:currency="CNY" office:value="-1.9" calcext:value-type="currency">
            <text:p>-1.90 CNY</text:p>
          </table:table-cell>
          <table:table-cell/>
          <table:table-cell office:value-type="date" office:date-value="2024-10-06" calcext:value-type="date">
            <text:p>2024-10-06</text:p>
          </table:table-cell>
          <table:table-cell office:value-type="currency" office:currency="CNY" office:value="-46" calcext:value-type="currency">
            <text:p>-46.00 CNY</text:p>
          </table:table-cell>
          <table:table-cell table:formula="of:=LOG10(ABS([.E48])+1)" office:value-type="float" office:value="1.67209785793572" calcext:value-type="float">
            <text:p>1.67209785793572</text:p>
          </table:table-cell>
        </table:table-row>
        <table:table-row table:style-name="ro2">
          <table:table-cell office:value-type="date" office:date-value="2024-10-06" calcext:value-type="date">
            <text:p>2024-10-06</text:p>
          </table:table-cell>
          <table:table-cell office:value-type="currency" office:currency="CNY" office:value="-46" calcext:value-type="currency">
            <text:p>-46.00 CNY</text:p>
          </table:table-cell>
          <table:table-cell/>
          <table:table-cell office:value-type="date" office:date-value="2024-10-07" calcext:value-type="date">
            <text:p>2024-10-07</text:p>
          </table:table-cell>
          <table:table-cell office:value-type="currency" office:currency="CNY" office:value="-7.8" calcext:value-type="currency">
            <text:p>-7.80 CNY</text:p>
          </table:table-cell>
          <table:table-cell table:formula="of:=LOG10(ABS([.E49])+1)" office:value-type="float" office:value="0.944482672150169" calcext:value-type="float">
            <text:p>0.944482672150169</text:p>
          </table:table-cell>
        </table:table-row>
        <table:table-row table:style-name="ro2">
          <table:table-cell office:value-type="date" office:date-value="2024-10-07" calcext:value-type="date">
            <text:p>2024-10-07</text:p>
          </table:table-cell>
          <table:table-cell office:value-type="currency" office:currency="CNY" office:value="-7.8" calcext:value-type="currency">
            <text:p>-7.80 CNY</text:p>
          </table:table-cell>
          <table:table-cell/>
          <table:table-cell office:value-type="date" office:date-value="2024-10-08" calcext:value-type="date">
            <text:p>2024-10-08</text:p>
          </table:table-cell>
          <table:table-cell office:value-type="currency" office:currency="CNY" office:value="-6" calcext:value-type="currency">
            <text:p>-6.00 CNY</text:p>
          </table:table-cell>
          <table:table-cell table:formula="of:=LOG10(ABS([.E50])+1)" office:value-type="float" office:value="0.845098040014257" calcext:value-type="float">
            <text:p>0.845098040014257</text:p>
          </table:table-cell>
        </table:table-row>
        <table:table-row table:style-name="ro2">
          <table:table-cell office:value-type="date" office:date-value="2024-10-08" calcext:value-type="date">
            <text:p>2024-10-08</text:p>
          </table:table-cell>
          <table:table-cell office:value-type="currency" office:currency="CNY" office:value="-6" calcext:value-type="currency">
            <text:p>-6.00 CNY</text:p>
          </table:table-cell>
          <table:table-cell/>
          <table:table-cell office:value-type="date" office:date-value="2024-10-09" calcext:value-type="date">
            <text:p>2024-10-09</text:p>
          </table:table-cell>
          <table:table-cell office:value-type="currency" office:currency="CNY" office:value="-36" calcext:value-type="currency">
            <text:p>-36.00 CNY</text:p>
          </table:table-cell>
          <table:table-cell table:formula="of:=LOG10(ABS([.E51])+1)" office:value-type="float" office:value="1.568201724067" calcext:value-type="float">
            <text:p>1.568201724067</text:p>
          </table:table-cell>
        </table:table-row>
        <table:table-row table:style-name="ro2">
          <table:table-cell office:value-type="date" office:date-value="2024-10-09" calcext:value-type="date">
            <text:p>2024-10-09</text:p>
          </table:table-cell>
          <table:table-cell office:value-type="currency" office:currency="CNY" office:value="-36" calcext:value-type="currency">
            <text:p>-36.00 CNY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office:value-type="date" office:date-value="2024-10-10" calcext:value-type="date">
            <text:p>2024-10-10</text:p>
          </table:table-cell>
          <table:table-cell office:value-type="currency" office:currency="CNY" office:value="-439.76" calcext:value-type="currency">
            <text:p>-439.76 CNY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停止使用微信支付</text:p>
          </table:table-cell>
          <table:table-cell table:style-name="ce48"/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(empty)</text:p>
          </table:table-cell>
          <table:table-cell table:style-name="ce23" office:value-type="currency" office:currency="CNY" office:value="-2488.44" calcext:value-type="currency">
            <text:p>-2,488.44 CNY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7" office:value-type="string" calcext:value-type="string">
            <text:p>Total Result</text:p>
          </table:table-cell>
          <table:table-cell table:style-name="ce24" office:value-type="currency" office:currency="CNY" office:value="-3667" calcext:value-type="currency">
            <text:p>-3,667.00 CNY</text:p>
          </table:table-cell>
          <table:table-cell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日志.A2:日志.G123" table:display-filter-buttons="true"/>
      </table:database-ranges>
      <table:data-pilot-tables>
        <table:data-pilot-table table:name="DataPilot3" table:application-data="" table:target-range-address="日支出记录.A1:日支出记录.B56" table:buttons="日支出记录.A1 日支出记录.A3" table:show-filter-button="false" table:drill-down-on-double-click="false">
          <table:source-cell-range table:cell-range-address="日志.A2:日志.G123"/>
          <table:data-pilot-field table:source-field-name="日期" table:orientation="row" table:used-hierarchy="0" table:function="auto">
            <table:data-pilot-level table:show-empty="false" calcext:repeat-item-labels="false">
              <table:data-pilot-members>
                <table:data-pilot-member table:name="2024-08-18" table:display="true" table:show-details="true"/>
                <table:data-pilot-member table:name="2024-08-19" table:display="true" table:show-details="true"/>
                <table:data-pilot-member table:name="2024-08-20" table:display="true" table:show-details="true"/>
                <table:data-pilot-member table:name="2024-08-21" table:display="true" table:show-details="true"/>
                <table:data-pilot-member table:name="2024-08-22" table:display="true" table:show-details="true"/>
                <table:data-pilot-member table:name="2024-08-23" table:display="true" table:show-details="true"/>
                <table:data-pilot-member table:name="2024-08-24" table:display="true" table:show-details="true"/>
                <table:data-pilot-member table:name="2024-08-25" table:display="true" table:show-details="true"/>
                <table:data-pilot-member table:name="2024-08-26" table:display="true" table:show-details="true"/>
                <table:data-pilot-member table:name="2024-08-27" table:display="true" table:show-details="true"/>
                <table:data-pilot-member table:name="2024-08-28" table:display="true" table:show-details="true"/>
                <table:data-pilot-member table:name="2024-08-29" table:display="true" table:show-details="true"/>
                <table:data-pilot-member table:name="2024-08-30" table:display="true" table:show-details="true"/>
                <table:data-pilot-member table:name="2024-08-31" table:display="true" table:show-details="true"/>
                <table:data-pilot-member table:name="2024-09-01" table:display="true" table:show-details="true"/>
                <table:data-pilot-member table:name="2024-09-02" table:display="true" table:show-details="true"/>
                <table:data-pilot-member table:name="2024-09-03" table:display="true" table:show-details="true"/>
                <table:data-pilot-member table:name="2024-09-04" table:display="true" table:show-details="true"/>
                <table:data-pilot-member table:name="2024-09-05" table:display="true" table:show-details="true"/>
                <table:data-pilot-member table:name="2024-09-06" table:display="true" table:show-details="true"/>
                <table:data-pilot-member table:name="2024-09-07" table:display="true" table:show-details="true"/>
                <table:data-pilot-member table:name="2024-09-08" table:display="true" table:show-details="true"/>
                <table:data-pilot-member table:name="2024-09-09" table:display="true" table:show-details="true"/>
                <table:data-pilot-member table:name="2024-09-10" table:display="true" table:show-details="true"/>
                <table:data-pilot-member table:name="2024-09-11" table:display="true" table:show-details="true"/>
                <table:data-pilot-member table:name="2024-09-12" table:display="true" table:show-details="true"/>
                <table:data-pilot-member table:name="2024-09-13" table:display="true" table:show-details="true"/>
                <table:data-pilot-member table:name="2024-09-14" table:display="true" table:show-details="true"/>
                <table:data-pilot-member table:name="2024-09-15" table:display="true" table:show-details="true"/>
                <table:data-pilot-member table:name="2024-09-16" table:display="true" table:show-details="true"/>
                <table:data-pilot-member table:name="2024-09-17" table:display="true" table:show-details="true"/>
                <table:data-pilot-member table:name="2024-09-18" table:display="true" table:show-details="true"/>
                <table:data-pilot-member table:name="2024-09-19" table:display="true" table:show-details="true"/>
                <table:data-pilot-member table:name="2024-09-20" table:display="true" table:show-details="true"/>
                <table:data-pilot-member table:name="2024-09-21" table:display="true" table:show-details="true"/>
                <table:data-pilot-member table:name="2024-09-22" table:display="true" table:show-details="true"/>
                <table:data-pilot-member table:name="2024-09-23" table:display="true" table:show-details="true"/>
                <table:data-pilot-member table:name="2024-09-24" table:display="true" table:show-details="true"/>
                <table:data-pilot-member table:name="2024-09-25" table:display="true" table:show-details="true"/>
                <table:data-pilot-member table:name="2024-09-26" table:display="true" table:show-details="true"/>
                <table:data-pilot-member table:name="2024-09-27" table:display="true" table:show-details="true"/>
                <table:data-pilot-member table:name="2024-09-28" table:display="true" table:show-details="true"/>
                <table:data-pilot-member table:name="2024-09-29" table:display="true" table:show-details="true"/>
                <table:data-pilot-member table:name="2024-09-30" table:display="true" table:show-details="true"/>
                <table:data-pilot-member table:name="2024-10-01" table:display="true" table:show-details="true"/>
                <table:data-pilot-member table:name="2024-10-02" table:display="true" table:show-details="true"/>
                <table:data-pilot-member table:name="2024-10-03" table:display="true" table:show-details="true"/>
                <table:data-pilot-member table:name="2024-10-04" table:display="true" table:show-details="true"/>
                <table:data-pilot-member table:name="2024-10-05" table:display="true" table:show-details="true"/>
                <table:data-pilot-member table:name="2024-10-06" table:display="true" table:show-details="true"/>
                <table:data-pilot-member table:name="2024-10-07" table:display="true" table:show-details="true"/>
                <table:data-pilot-member table:name="2024-10-08" table:display="true" table:show-details="true"/>
                <table:data-pilot-member table:name="2024-10-09" table:display="true" table:show-details="true"/>
                <table:data-pilot-member table:name="2024-10-10" table:display="true" table:show-details="true"/>
                <table:data-pilot-member table:name="停止使用微信支付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收支类型" table:orientation="page" table:used-hierarchy="0" table:function="auto" loext:ignore-selected-page="true" table:selected-page="支出">
            <table:data-pilot-level table:show-empty="false" calcext:repeat-item-labels="false">
              <table:data-pilot-members>
                <table:data-pilot-member table:name="支出" table:display="true" table:show-details="true"/>
                <table:data-pilot-member table:name="收入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收入支出" table:orientation="data" table:used-hierarchy="0" table:function="sum">
            <table:data-pilot-level table:show-empty="false" calcext:repeat-item-labels="false">
              <table:data-pilot-members>
                <table:data-pilot-member table:name="-800.00 CNY" table:display="true" table:show-details="true"/>
                <table:data-pilot-member table:name="-480.00 CNY" table:display="true" table:show-details="true"/>
                <table:data-pilot-member table:name="-439.76 CNY" table:display="true" table:show-details="true"/>
                <table:data-pilot-member table:name="-119.50 CNY" table:display="true" table:show-details="true"/>
                <table:data-pilot-member table:name="-87.00 CNY" table:display="true" table:show-details="true"/>
                <table:data-pilot-member table:name="-75.00 CNY" table:display="true" table:show-details="true"/>
                <table:data-pilot-member table:name="-64.00 CNY" table:display="true" table:show-details="true"/>
                <table:data-pilot-member table:name="-60.00 CNY" table:display="true" table:show-details="true"/>
                <table:data-pilot-member table:name="-56.40 CNY" table:display="true" table:show-details="true"/>
                <table:data-pilot-member table:name="-46.00 CNY" table:display="true" table:show-details="true"/>
                <table:data-pilot-member table:name="-42.00 CNY" table:display="true" table:show-details="true"/>
                <table:data-pilot-member table:name="-39.00 CNY" table:display="true" table:show-details="true"/>
                <table:data-pilot-member table:name="-37.90 CNY" table:display="true" table:show-details="true"/>
                <table:data-pilot-member table:name="-36.00 CNY" table:display="true" table:show-details="true"/>
                <table:data-pilot-member table:name="-33.20 CNY" table:display="true" table:show-details="true"/>
                <table:data-pilot-member table:name="-33.00 CNY" table:display="true" table:show-details="true"/>
                <table:data-pilot-member table:name="-32.50 CNY" table:display="true" table:show-details="true"/>
                <table:data-pilot-member table:name="-30.00 CNY" table:display="true" table:show-details="true"/>
                <table:data-pilot-member table:name="-29.64 CNY" table:display="true" table:show-details="true"/>
                <table:data-pilot-member table:name="-28.00 CNY" table:display="true" table:show-details="true"/>
                <table:data-pilot-member table:name="-26.00 CNY" table:display="true" table:show-details="true"/>
                <table:data-pilot-member table:name="-25.50 CNY" table:display="true" table:show-details="true"/>
                <table:data-pilot-member table:name="-24.80 CNY" table:display="true" table:show-details="true"/>
                <table:data-pilot-member table:name="-24.00 CNY" table:display="true" table:show-details="true"/>
                <table:data-pilot-member table:name="-23.00 CNY" table:display="true" table:show-details="true"/>
                <table:data-pilot-member table:name="-22.80 CNY" table:display="true" table:show-details="true"/>
                <table:data-pilot-member table:name="-22.00 CNY" table:display="true" table:show-details="true"/>
                <table:data-pilot-member table:name="-21.00 CNY" table:display="true" table:show-details="true"/>
                <table:data-pilot-member table:name="-20.00 CNY" table:display="true" table:show-details="true"/>
                <table:data-pilot-member table:name="-19.90 CNY" table:display="true" table:show-details="true"/>
                <table:data-pilot-member table:name="-19.80 CNY" table:display="true" table:show-details="true"/>
                <table:data-pilot-member table:name="-17.60 CNY" table:display="true" table:show-details="true"/>
                <table:data-pilot-member table:name="-17.50 CNY" table:display="true" table:show-details="true"/>
                <table:data-pilot-member table:name="-16.20 CNY" table:display="true" table:show-details="true"/>
                <table:data-pilot-member table:name="-16.00 CNY" table:display="true" table:show-details="true"/>
                <table:data-pilot-member table:name="-15.00 CNY" table:display="true" table:show-details="true"/>
                <table:data-pilot-member table:name="-14.00 CNY" table:display="true" table:show-details="true"/>
                <table:data-pilot-member table:name="-13.50 CNY" table:display="true" table:show-details="true"/>
                <table:data-pilot-member table:name="-11.90 CNY" table:display="true" table:show-details="true"/>
                <table:data-pilot-member table:name="-11.00 CNY" table:display="true" table:show-details="true"/>
                <table:data-pilot-member table:name="-10.00 CNY" table:display="true" table:show-details="true"/>
                <table:data-pilot-member table:name="-9.00 CNY" table:display="true" table:show-details="true"/>
                <table:data-pilot-member table:name="-8.50 CNY" table:display="true" table:show-details="true"/>
                <table:data-pilot-member table:name="-8.10 CNY" table:display="true" table:show-details="true"/>
                <table:data-pilot-member table:name="-8.00 CNY" table:display="true" table:show-details="true"/>
                <table:data-pilot-member table:name="-7.80 CNY" table:display="true" table:show-details="true"/>
                <table:data-pilot-member table:name="-7.00 CNY" table:display="true" table:show-details="true"/>
                <table:data-pilot-member table:name="-6.00 CNY" table:display="true" table:show-details="true"/>
                <table:data-pilot-member table:name="-5.50 CNY" table:display="true" table:show-details="true"/>
                <table:data-pilot-member table:name="-5.00 CNY" table:display="true" table:show-details="true"/>
                <table:data-pilot-member table:name="-4.50 CNY" table:display="true" table:show-details="true"/>
                <table:data-pilot-member table:name="-4.00 CNY" table:display="true" table:show-details="true"/>
                <table:data-pilot-member table:name="-3.80 CNY" table:display="true" table:show-details="true"/>
                <table:data-pilot-member table:name="-3.50 CNY" table:display="true" table:show-details="true"/>
                <table:data-pilot-member table:name="-3.00 CNY" table:display="true" table:show-details="true"/>
                <table:data-pilot-member table:name="-1.90 CNY" table:display="true" table:show-details="true"/>
                <table:data-pilot-member table:name="-1.50 CNY" table:display="true" table:show-details="true"/>
                <table:data-pilot-member table:name="-1.00 CNY" table:display="true" table:show-details="true"/>
                <table:data-pilot-member table:name="0.00 CNY" table:display="true" table:show-details="true"/>
                <table:data-pilot-member table:name="8.00 CNY" table:display="true" table:show-details="true"/>
                <table:data-pilot-member table:name="400.00 CNY" table:display="true" table:show-details="true"/>
                <table:data-pilot-member table:name="450.00 CNY" table:display="true" table:show-details="true"/>
                <table:data-pilot-member table:name="500.00 CNY" table:display="true" table:show-details="true"/>
                <table:data-pilot-member table:name="800.00 CNY" table:display="true" table:show-details="true"/>
                <table:data-pilot-member table:name="1,000.00 CNY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数据透视表.A1:数据透视表.B10" table:buttons="数据透视表.A1 数据透视表.A3" table:show-filter-button="false" table:drill-down-on-double-click="false">
          <table:source-cell-range table:cell-range-address="日志.A2:日志.G123"/>
          <table:data-pilot-field table:source-field-name="收支类型" table:orientation="page" table:used-hierarchy="0" table:function="auto" loext:ignore-selected-page="true" table:selected-page="支出">
            <table:data-pilot-level table:show-empty="false" calcext:repeat-item-labels="false">
              <table:data-pilot-members>
                <table:data-pilot-member table:name="支出" table:display="true" table:show-details="true"/>
                <table:data-pilot-member table:name="收入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类型" table:orientation="row" table:used-hierarchy="0" table:function="auto">
            <table:data-pilot-level table:show-empty="false" calcext:repeat-item-labels="false">
              <table:data-pilot-members>
                <table:data-pilot-member table:name="书费" table:display="true" table:show-details="true"/>
                <table:data-pilot-member table:name="其他费用" table:display="true" table:show-details="true"/>
                <table:data-pilot-member table:name="日用品费" table:display="true" table:show-details="true"/>
                <table:data-pilot-member table:name="转账" table:display="true" table:show-details="true"/>
                <table:data-pilot-member table:name="退款" table:display="true" table:show-details="true"/>
                <table:data-pilot-member table:name="餐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收入支出" table:orientation="data" table:used-hierarchy="0" table:function="sum">
            <table:data-pilot-level table:show-empty="false" calcext:repeat-item-labels="false">
              <table:data-pilot-members>
                <table:data-pilot-member table:name="-800.00 CNY" table:display="true" table:show-details="true"/>
                <table:data-pilot-member table:name="-480.00 CNY" table:display="true" table:show-details="true"/>
                <table:data-pilot-member table:name="-430.76 CNY" table:display="true" table:show-details="true"/>
                <table:data-pilot-member table:name="-119.50 CNY" table:display="true" table:show-details="true"/>
                <table:data-pilot-member table:name="-87.00 CNY" table:display="true" table:show-details="true"/>
                <table:data-pilot-member table:name="-75.00 CNY" table:display="true" table:show-details="true"/>
                <table:data-pilot-member table:name="-64.00 CNY" table:display="true" table:show-details="true"/>
                <table:data-pilot-member table:name="-60.00 CNY" table:display="true" table:show-details="true"/>
                <table:data-pilot-member table:name="-56.40 CNY" table:display="true" table:show-details="true"/>
                <table:data-pilot-member table:name="-46.00 CNY" table:display="true" table:show-details="true"/>
                <table:data-pilot-member table:name="-42.00 CNY" table:display="true" table:show-details="true"/>
                <table:data-pilot-member table:name="-39.00 CNY" table:display="true" table:show-details="true"/>
                <table:data-pilot-member table:name="-37.90 CNY" table:display="true" table:show-details="true"/>
                <table:data-pilot-member table:name="-36.00 CNY" table:display="true" table:show-details="true"/>
                <table:data-pilot-member table:name="-33.20 CNY" table:display="true" table:show-details="true"/>
                <table:data-pilot-member table:name="-33.00 CNY" table:display="true" table:show-details="true"/>
                <table:data-pilot-member table:name="-32.50 CNY" table:display="true" table:show-details="true"/>
                <table:data-pilot-member table:name="-30.00 CNY" table:display="true" table:show-details="true"/>
                <table:data-pilot-member table:name="-29.64 CNY" table:display="true" table:show-details="true"/>
                <table:data-pilot-member table:name="-28.00 CNY" table:display="true" table:show-details="true"/>
                <table:data-pilot-member table:name="-26.00 CNY" table:display="true" table:show-details="true"/>
                <table:data-pilot-member table:name="-25.50 CNY" table:display="true" table:show-details="true"/>
                <table:data-pilot-member table:name="-24.80 CNY" table:display="true" table:show-details="true"/>
                <table:data-pilot-member table:name="-24.00 CNY" table:display="true" table:show-details="true"/>
                <table:data-pilot-member table:name="-23.00 CNY" table:display="true" table:show-details="true"/>
                <table:data-pilot-member table:name="-22.80 CNY" table:display="true" table:show-details="true"/>
                <table:data-pilot-member table:name="-22.00 CNY" table:display="true" table:show-details="true"/>
                <table:data-pilot-member table:name="-21.00 CNY" table:display="true" table:show-details="true"/>
                <table:data-pilot-member table:name="-20.00 CNY" table:display="true" table:show-details="true"/>
                <table:data-pilot-member table:name="-19.90 CNY" table:display="true" table:show-details="true"/>
                <table:data-pilot-member table:name="-19.80 CNY" table:display="true" table:show-details="true"/>
                <table:data-pilot-member table:name="-17.60 CNY" table:display="true" table:show-details="true"/>
                <table:data-pilot-member table:name="-17.50 CNY" table:display="true" table:show-details="true"/>
                <table:data-pilot-member table:name="-16.20 CNY" table:display="true" table:show-details="true"/>
                <table:data-pilot-member table:name="-16.00 CNY" table:display="true" table:show-details="true"/>
                <table:data-pilot-member table:name="-15.00 CNY" table:display="true" table:show-details="true"/>
                <table:data-pilot-member table:name="-14.00 CNY" table:display="true" table:show-details="true"/>
                <table:data-pilot-member table:name="-13.50 CNY" table:display="true" table:show-details="true"/>
                <table:data-pilot-member table:name="-11.90 CNY" table:display="true" table:show-details="true"/>
                <table:data-pilot-member table:name="-11.00 CNY" table:display="true" table:show-details="true"/>
                <table:data-pilot-member table:name="-10.00 CNY" table:display="true" table:show-details="true"/>
                <table:data-pilot-member table:name="-9.00 CNY" table:display="true" table:show-details="true"/>
                <table:data-pilot-member table:name="-8.50 CNY" table:display="true" table:show-details="true"/>
                <table:data-pilot-member table:name="-8.10 CNY" table:display="true" table:show-details="true"/>
                <table:data-pilot-member table:name="-8.00 CNY" table:display="true" table:show-details="true"/>
                <table:data-pilot-member table:name="-7.80 CNY" table:display="true" table:show-details="true"/>
                <table:data-pilot-member table:name="-7.00 CNY" table:display="true" table:show-details="true"/>
                <table:data-pilot-member table:name="-6.00 CNY" table:display="true" table:show-details="true"/>
                <table:data-pilot-member table:name="-5.50 CNY" table:display="true" table:show-details="true"/>
                <table:data-pilot-member table:name="-5.00 CNY" table:display="true" table:show-details="true"/>
                <table:data-pilot-member table:name="-4.50 CNY" table:display="true" table:show-details="true"/>
                <table:data-pilot-member table:name="-4.00 CNY" table:display="true" table:show-details="true"/>
                <table:data-pilot-member table:name="-3.80 CNY" table:display="true" table:show-details="true"/>
                <table:data-pilot-member table:name="-3.50 CNY" table:display="true" table:show-details="true"/>
                <table:data-pilot-member table:name="-3.00 CNY" table:display="true" table:show-details="true"/>
                <table:data-pilot-member table:name="-1.90 CNY" table:display="true" table:show-details="true"/>
                <table:data-pilot-member table:name="-1.50 CNY" table:display="true" table:show-details="true"/>
                <table:data-pilot-member table:name="-1.00 CNY" table:display="true" table:show-details="true"/>
                <table:data-pilot-member table:name="0.00 CNY" table:display="true" table:show-details="true"/>
                <table:data-pilot-member table:name="8.00 CNY" table:display="true" table:show-details="true"/>
                <table:data-pilot-member table:name="400.00 CNY" table:display="true" table:show-details="true"/>
                <table:data-pilot-member table:name="450.00 CNY" table:display="true" table:show-details="true"/>
                <table:data-pilot-member table:name="500.00 CNY" table:display="true" table:show-details="true"/>
                <table:data-pilot-member table:name="800.00 CNY" table:display="true" table:show-details="true"/>
                <table:data-pilot-member table:name="1,000.00 CNY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餐费数据透视表.A1:餐费数据透视表.B15" table:buttons="餐费数据透视表.A1 餐费数据透视表.A2 餐费数据透视表.A4" table:show-filter-button="false" table:drill-down-on-double-click="false">
          <table:source-cell-range table:cell-range-address="日志.A2:日志.G123"/>
          <table:data-pilot-field table:source-field-name="收支类型" table:orientation="page" table:used-hierarchy="0" table:function="auto" loext:ignore-selected-page="true" table:selected-page="支出">
            <table:data-pilot-level table:show-empty="false" calcext:repeat-item-labels="false">
              <table:data-pilot-members>
                <table:data-pilot-member table:name="支出" table:display="true" table:show-details="true"/>
                <table:data-pilot-member table:name="收入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类型" table:orientation="page" table:used-hierarchy="0" table:function="auto" loext:ignore-selected-page="true" table:selected-page="餐费">
            <table:data-pilot-level table:show-empty="false" calcext:repeat-item-labels="false">
              <table:data-pilot-members>
                <table:data-pilot-member table:name="书费" table:display="false" table:show-details="true"/>
                <table:data-pilot-member table:name="其他费用" table:display="false" table:show-details="true"/>
                <table:data-pilot-member table:name="日用品费" table:display="false" table:show-details="true"/>
                <table:data-pilot-member table:name="转账" table:display="false" table:show-details="true"/>
                <table:data-pilot-member table:name="退款" table:display="false" table:show-details="true"/>
                <table:data-pilot-member table:name="餐费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商品" table:orientation="row" table:used-hierarchy="0" table:function="auto">
            <table:data-pilot-level table:show-empty="false" calcext:repeat-item-labels="false">
              <table:data-pilot-members>
                <table:data-pilot-member table:name="一卡通充值" table:display="true" table:show-details="true"/>
                <table:data-pilot-member table:name="书籍" table:display="true" table:show-details="true"/>
                <table:data-pilot-member table:name="体检缴费" table:display="true" table:show-details="true"/>
                <table:data-pilot-member table:name="兰州拉面" table:display="true" table:show-details="true"/>
                <table:data-pilot-member table:name="卧具费" table:display="true" table:show-details="true"/>
                <table:data-pilot-member table:name="宿舍电力" table:display="true" table:show-details="true"/>
                <table:data-pilot-member table:name="建筑材料" table:display="true" table:show-details="true"/>
                <table:data-pilot-member table:name="教辅" table:display="true" table:show-details="true"/>
                <table:data-pilot-member table:name="数字商品" table:display="true" table:show-details="true"/>
                <table:data-pilot-member table:name="文具" table:display="true" table:show-details="true"/>
                <table:data-pilot-member table:name="无名缘米线" table:display="true" table:show-details="true"/>
                <table:data-pilot-member table:name="板面" table:display="true" table:show-details="true"/>
                <table:data-pilot-member table:name="水果" table:display="true" table:show-details="true"/>
                <table:data-pilot-member table:name="沙县小吃" table:display="true" table:show-details="true"/>
                <table:data-pilot-member table:name="海洋馆门票" table:display="true" table:show-details="true"/>
                <table:data-pilot-member table:name="煎饼" table:display="true" table:show-details="true"/>
                <table:data-pilot-member table:name="瑞星咖啡" table:display="true" table:show-details="true"/>
                <table:data-pilot-member table:name="红霉素" table:display="true" table:show-details="true"/>
                <table:data-pilot-member table:name="考试报名" table:display="true" table:show-details="true"/>
                <table:data-pilot-member table:name="自行车" table:display="true" table:show-details="true"/>
                <table:data-pilot-member table:name="蜜雪冰城" table:display="true" table:show-details="true"/>
                <table:data-pilot-member table:name="返还" table:display="true" table:show-details="true"/>
                <table:data-pilot-member table:name="零食" table:display="true" table:show-details="true"/>
                <table:data-pilot-member table:name="饮料" table:display="true" table:show-details="true"/>
                <table:data-pilot-member table:name="香山公园门票" table:display="true" table:show-details="true"/>
                <table:data-pilot-member table:name="麦当劳快餐" table:display="true" table:show-details="true"/>
                <table:data-pilot-member table:name="麻辣烫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收入支出" table:orientation="data" table:used-hierarchy="0" table:function="sum">
            <table:data-pilot-level table:show-empty="false" calcext:repeat-item-labels="false">
              <table:data-pilot-members>
                <table:data-pilot-member table:name="-800.00 CNY" table:display="true" table:show-details="true"/>
                <table:data-pilot-member table:name="-480.00 CNY" table:display="true" table:show-details="true"/>
                <table:data-pilot-member table:name="-430.76 CNY" table:display="true" table:show-details="true"/>
                <table:data-pilot-member table:name="-119.50 CNY" table:display="true" table:show-details="true"/>
                <table:data-pilot-member table:name="-87.00 CNY" table:display="true" table:show-details="true"/>
                <table:data-pilot-member table:name="-75.00 CNY" table:display="true" table:show-details="true"/>
                <table:data-pilot-member table:name="-64.00 CNY" table:display="true" table:show-details="true"/>
                <table:data-pilot-member table:name="-60.00 CNY" table:display="true" table:show-details="true"/>
                <table:data-pilot-member table:name="-56.40 CNY" table:display="true" table:show-details="true"/>
                <table:data-pilot-member table:name="-46.00 CNY" table:display="true" table:show-details="true"/>
                <table:data-pilot-member table:name="-42.00 CNY" table:display="true" table:show-details="true"/>
                <table:data-pilot-member table:name="-39.00 CNY" table:display="true" table:show-details="true"/>
                <table:data-pilot-member table:name="-37.90 CNY" table:display="true" table:show-details="true"/>
                <table:data-pilot-member table:name="-36.00 CNY" table:display="true" table:show-details="true"/>
                <table:data-pilot-member table:name="-33.20 CNY" table:display="true" table:show-details="true"/>
                <table:data-pilot-member table:name="-33.00 CNY" table:display="true" table:show-details="true"/>
                <table:data-pilot-member table:name="-32.50 CNY" table:display="true" table:show-details="true"/>
                <table:data-pilot-member table:name="-30.00 CNY" table:display="true" table:show-details="true"/>
                <table:data-pilot-member table:name="-29.64 CNY" table:display="true" table:show-details="true"/>
                <table:data-pilot-member table:name="-28.00 CNY" table:display="true" table:show-details="true"/>
                <table:data-pilot-member table:name="-26.00 CNY" table:display="true" table:show-details="true"/>
                <table:data-pilot-member table:name="-25.50 CNY" table:display="true" table:show-details="true"/>
                <table:data-pilot-member table:name="-24.80 CNY" table:display="true" table:show-details="true"/>
                <table:data-pilot-member table:name="-24.00 CNY" table:display="true" table:show-details="true"/>
                <table:data-pilot-member table:name="-23.00 CNY" table:display="true" table:show-details="true"/>
                <table:data-pilot-member table:name="-22.80 CNY" table:display="true" table:show-details="true"/>
                <table:data-pilot-member table:name="-22.00 CNY" table:display="true" table:show-details="true"/>
                <table:data-pilot-member table:name="-21.00 CNY" table:display="true" table:show-details="true"/>
                <table:data-pilot-member table:name="-20.00 CNY" table:display="true" table:show-details="true"/>
                <table:data-pilot-member table:name="-19.90 CNY" table:display="true" table:show-details="true"/>
                <table:data-pilot-member table:name="-19.80 CNY" table:display="true" table:show-details="true"/>
                <table:data-pilot-member table:name="-17.60 CNY" table:display="true" table:show-details="true"/>
                <table:data-pilot-member table:name="-17.50 CNY" table:display="true" table:show-details="true"/>
                <table:data-pilot-member table:name="-16.20 CNY" table:display="true" table:show-details="true"/>
                <table:data-pilot-member table:name="-16.00 CNY" table:display="true" table:show-details="true"/>
                <table:data-pilot-member table:name="-15.00 CNY" table:display="true" table:show-details="true"/>
                <table:data-pilot-member table:name="-14.00 CNY" table:display="true" table:show-details="true"/>
                <table:data-pilot-member table:name="-13.50 CNY" table:display="true" table:show-details="true"/>
                <table:data-pilot-member table:name="-11.90 CNY" table:display="true" table:show-details="true"/>
                <table:data-pilot-member table:name="-11.00 CNY" table:display="true" table:show-details="true"/>
                <table:data-pilot-member table:name="-10.00 CNY" table:display="true" table:show-details="true"/>
                <table:data-pilot-member table:name="-9.00 CNY" table:display="true" table:show-details="true"/>
                <table:data-pilot-member table:name="-8.50 CNY" table:display="true" table:show-details="true"/>
                <table:data-pilot-member table:name="-8.10 CNY" table:display="true" table:show-details="true"/>
                <table:data-pilot-member table:name="-8.00 CNY" table:display="true" table:show-details="true"/>
                <table:data-pilot-member table:name="-7.80 CNY" table:display="true" table:show-details="true"/>
                <table:data-pilot-member table:name="-7.00 CNY" table:display="true" table:show-details="true"/>
                <table:data-pilot-member table:name="-6.00 CNY" table:display="true" table:show-details="true"/>
                <table:data-pilot-member table:name="-5.50 CNY" table:display="true" table:show-details="true"/>
                <table:data-pilot-member table:name="-5.00 CNY" table:display="true" table:show-details="true"/>
                <table:data-pilot-member table:name="-4.50 CNY" table:display="true" table:show-details="true"/>
                <table:data-pilot-member table:name="-4.00 CNY" table:display="true" table:show-details="true"/>
                <table:data-pilot-member table:name="-3.80 CNY" table:display="true" table:show-details="true"/>
                <table:data-pilot-member table:name="-3.50 CNY" table:display="true" table:show-details="true"/>
                <table:data-pilot-member table:name="-3.00 CNY" table:display="true" table:show-details="true"/>
                <table:data-pilot-member table:name="-1.90 CNY" table:display="true" table:show-details="true"/>
                <table:data-pilot-member table:name="-1.50 CNY" table:display="true" table:show-details="true"/>
                <table:data-pilot-member table:name="-1.00 CNY" table:display="true" table:show-details="true"/>
                <table:data-pilot-member table:name="0.00 CNY" table:display="true" table:show-details="true"/>
                <table:data-pilot-member table:name="8.00 CNY" table:display="true" table:show-details="true"/>
                <table:data-pilot-member table:name="400.00 CNY" table:display="true" table:show-details="true"/>
                <table:data-pilot-member table:name="450.00 CNY" table:display="true" table:show-details="true"/>
                <table:data-pilot-member table:name="500.00 CNY" table:display="true" table:show-details="true"/>
                <table:data-pilot-member table:name="800.00 CNY" table:display="true" table:show-details="true"/>
                <table:data-pilot-member table:name="1,000.00 CNY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4:42:38.771693981</meta:creation-date>
    <meta:generator>LibreOffice/7.4.7.2$Linux_X86_64 LibreOffice_project/40$Build-2</meta:generator>
    <dc:date>2024-10-26T15:01:18.551947561</dc:date>
    <meta:editing-duration>PT6H3M46S</meta:editing-duration>
    <meta:editing-cycles>38</meta:editing-cycles>
    <meta:document-statistic meta:table-count="5" meta:cell-count="117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22P0"/>
    </number:currency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family-asian="'Noto Serif CJK SC'" style:font-style-name-asian="Regular" style:font-family-generic-asian="roman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family-asian="'Noto Serif CJK SC'" style:font-style-name-asian="Regular" style:font-family-generic-asian="roman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0.596cm" svg:y="0.318cm" chart:style-name="ch2">
          <text:p>微信支付餐饮支出类别统计</text:p>
        </chart:title>
        <chart:subtitle svg:x="1.337cm" svg:y="1.254cm" chart:style-name="ch3">
          <text:p>2024.08.18-2024.10.10</text:p>
        </chart:subtitle>
        <chart:legend chart:legend-position="end" svg:x="1.115cm" svg:y="3.602cm" style:legend-expansion="custom" svg:width="4.482cm" svg:height="2.496cm" style:legend-expansion-aspect-ratio="1.79567307692308" chart:style-name="ch4"/>
        <chart:plot-area chart:style-name="ch5" table:cell-range-address="餐费数据透视表.D5:餐费数据透视表.E14" chart:data-source-has-labels="column" svg:x="6.917cm" svg:y="0.569cm" svg:width="7.886cm" svg:height="7.887cm">
          <chart:coordinate-region svg:x="6.917cm" svg:y="0.57cm" svg:width="7.886cm" svg:height="7.886cm"/>
          <chart:axis chart:dimension="x" chart:name="primary-x" chart:style-name="ch6" chartooo:axis-type="auto">
            <chartooo:date-scale/>
            <chart:categories table:cell-range-address="餐费数据透视表.D5:餐费数据透视表.D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餐费数据透视表.E5:餐费数据透视表.E1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兰州拉面</text:p>
                <draw:g>
                  <svg:desc>餐费数据透视表.D5:餐费数据透视表.D14</svg:desc>
                </draw:g>
              </table:table-cell>
              <table:table-cell office:value-type="float" office:value="-125.5">
                <text:p>-125.5</text:p>
                <draw:g>
                  <svg:desc>餐费数据透视表.E5:餐费数据透视表.E14</svg:desc>
                </draw:g>
              </table:table-cell>
            </table:table-row>
            <table:table-row>
              <table:table-cell office:value-type="string">
                <text:p>无名缘米线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板面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水果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沙县小吃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煎饼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瑞星咖啡</text:p>
              </table:table-cell>
              <table:table-cell office:value-type="float" office:value="-29.64">
                <text:p>-29.64</text:p>
              </table:table-cell>
            </table:table-row>
            <table:table-row>
              <table:table-cell office:value-type="string">
                <text:p>蜜雪冰城</text:p>
              </table:table-cell>
              <table:table-cell office:value-type="float" office:value="-47.1">
                <text:p>-47.1</text:p>
              </table:table-cell>
            </table:table-row>
            <table:table-row>
              <table:table-cell office:value-type="string">
                <text:p>麦当劳快餐</text:p>
              </table:table-cell>
              <table:table-cell office:value-type="float" office:value="-163.4">
                <text:p>-163.4</text:p>
              </table:table-cell>
            </table:table-row>
            <table:table-row>
              <table:table-cell office:value-type="string">
                <text:p>麻辣烫</text:p>
              </table:table-cell>
              <table:table-cell office:value-type="float" office:value="-141">
                <text:p>-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22P0"/>
    </number:currency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09cm" svg:height="11.952cm" xlink:href=".." xlink:type="simple" chart:class="chart:bar" chart:style-name="ch1">
        <chart:title svg:x="15.622cm" svg:y="0.375cm" chart:style-name="ch2">
          <text:p>微信付款支出统计</text:p>
        </chart:title>
        <chart:plot-area chart:style-name="ch3" table:cell-range-address="日支出记录.D2:日支出记录.E51" chart:data-source-has-labels="both" svg:x="0.7cm" svg:y="1.551cm" svg:width="33.609cm" svg:height="10.162cm">
          <chart:coordinate-region svg:x="2.724cm" svg:y="3.283cm" svg:width="30.54cm" svg:height="8.231cm"/>
          <chart:axis chart:dimension="x" chart:name="primary-x" chart:style-name="ch4" chartooo:axis-type="auto">
            <chartooo:date-scale/>
            <chart:categories table:cell-range-address="日支出记录.D3:日支出记录.D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日支出记录.E3:日支出记录.E51" chart:label-cell-address="日支出记录.E2:日支出记录.E2" chart:class="chart:ba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支出</text:p>
                <draw:g>
                  <svg:desc>日支出记录.E2:日支出记录.E2</svg:desc>
                </draw:g>
              </table:table-cell>
            </table:table-row>
          </table:table-header-rows>
          <table:table-rows>
            <table:table-row>
              <table:table-cell office:value-type="float" office:value="45523">
                <text:p>45523</text:p>
                <draw:g>
                  <svg:desc>日支出记录.D3:日支出记录.D51</svg:desc>
                </draw:g>
              </table:table-cell>
              <table:table-cell office:value-type="float" office:value="-1">
                <text:p>-1</text:p>
                <draw:g>
                  <svg:desc>日支出记录.E3:日支出记录.E51</svg:desc>
                </draw:g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-56.4">
                <text:p>-56.4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-36">
                <text:p>-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family-asian="'Noto Serif CJK SC'" style:font-style-name-asian="Regular" style:font-family-generic-asian="roman" style:font-size-asian="13pt" style:font-weight-asian="bold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fo:font-weight="bold" style:font-family-asian="'Noto SerifCJK SC'" style:font-style-name-asian="Bold" style:font-family-generic-asian="roman" style:font-size-asian="10pt" style:font-weight-asian="bold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0.615cm" svg:y="0.258cm" chart:style-name="ch2">
          <text:p>微信支付支出分类</text:p>
        </chart:title>
        <chart:subtitle svg:x="0.615cm" svg:y="1.194cm" chart:style-name="ch3">
          <text:p>2024.08.18-2024.10.10</text:p>
        </chart:subtitle>
        <chart:legend chart:legend-position="end" svg:x="1.955cm" svg:y="3.18cm" style:legend-expansion="custom" svg:width="1.921cm" svg:height="3.12cm" style:legend-expansion-aspect-ratio="0.615705128205128" chart:style-name="ch4"/>
        <chart:plot-area chart:style-name="ch5" table:cell-range-address="数据透视表.D4:数据透视表.F8" chart:data-source-has-labels="column" svg:x="6.123cm" svg:y="0.703cm" svg:width="7.453cm" svg:height="7.454cm">
          <chart:coordinate-region svg:x="5.769cm" svg:y="0.704cm" svg:width="8.161cm" svg:height="7.453cm"/>
          <chart:axis chart:dimension="x" chart:name="primary-x" chart:style-name="ch6" chartooo:axis-type="auto">
            <chartooo:date-scale/>
            <chart:categories table:cell-range-address="数据透视表.D4:数据透视表.D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数据透视表.E4:数据透视表.E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数据透视表.F4:数据透视表.F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书费</text:p>
                <draw:g>
                  <svg:desc>数据透视表.D4:数据透视表.D8</svg:desc>
                </draw:g>
              </table:table-cell>
              <table:table-cell office:value-type="float" office:value="-871.4">
                <text:p>-871.4</text:p>
                <draw:g>
                  <svg:desc>数据透视表.E4:数据透视表.E8</svg:desc>
                </draw:g>
              </table:table-cell>
              <table:table-cell office:value-type="float" office:value="871.4">
                <text:p>871.4</text:p>
                <draw:g>
                  <svg:desc>数据透视表.F4:数据透视表.F8</svg:desc>
                </draw:g>
              </table:table-cell>
            </table:table-row>
            <table:table-row>
              <table:table-cell office:value-type="string">
                <text:p>其他费用</text:p>
              </table:table-cell>
              <table:table-cell office:value-type="float" office:value="-905.9">
                <text:p>-905.9</text:p>
              </table:table-cell>
              <table:table-cell office:value-type="float" office:value="905.9">
                <text:p>905.9</text:p>
              </table:table-cell>
            </table:table-row>
            <table:table-row>
              <table:table-cell office:value-type="string">
                <text:p>日用品费</text:p>
              </table:table-cell>
              <table:table-cell office:value-type="float" office:value="-538.9">
                <text:p>-538.9</text:p>
              </table:table-cell>
              <table:table-cell office:value-type="float" office:value="538.9">
                <text:p>538.9</text:p>
              </table:table-cell>
            </table:table-row>
            <table:table-row>
              <table:table-cell office:value-type="string">
                <text:p>转账</text:p>
              </table:table-cell>
              <table:table-cell office:value-type="float" office:value="-430.76">
                <text:p>-430.76</text:p>
              </table:table-cell>
              <table:table-cell office:value-type="float" office:value="430.76">
                <text:p>430.76</text:p>
              </table:table-cell>
            </table:table-row>
            <table:table-row>
              <table:table-cell office:value-type="string">
                <text:p>餐费</text:p>
              </table:table-cell>
              <table:table-cell office:value-type="float" office:value="-911.04">
                <text:p>-911.04</text:p>
              </table:table-cell>
              <table:table-cell office:value-type="float" office:value="911.04">
                <text:p>911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22P0"/>
    </number:currency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9">
      <style:chart-properties chart:display-label="true" chart:logarithmic="false" chart:minimum="455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36cm" svg:height="9cm" xlink:href=".." xlink:type="simple" chart:class="chart:scatter" chart:style-name="ch1">
        <chart:title svg:x="18.247cm" svg:y="0.316cm" chart:style-name="ch2">
          <text:p>微信余额变化</text:p>
        </chart:title>
        <chart:plot-area chart:style-name="ch3" table:cell-range-address="余额日志.A2:余额日志.B122" chart:data-source-has-labels="both" svg:x="0.787cm" svg:y="1.433cm" svg:width="37.786cm" svg:height="7.387cm">
          <chart:coordinate-region svg:x="3.181cm" svg:y="1.632cm" svg:width="34.544cm" svg:height="6.541cm"/>
          <chart:axis chart:dimension="x" chart:name="primary-x" chart:style-name="ch4" chartooo:axis-type="auto">
            <chart:categories table:cell-range-address="余额日志.A3:余额日志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余额日志.B3:余额日志.B122" chart:label-cell-address="余额日志.B2:余额日志.B2" chart:class="chart:scatter">
            <chart:domain table:cell-range-address="余额日志.A3:余额日志.A122"/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余额</text:p>
                <draw:g>
                  <svg:desc>余额日志.B2:余额日志.B2</svg:desc>
                </draw:g>
              </table:table-cell>
            </table:table-row>
          </table:table-header-rows>
          <table:table-rows>
            <table:table-row>
              <table:table-cell office:value-type="float" office:value="45522">
                <text:p>45522</text:p>
                <draw:g>
                  <svg:desc>余额日志.A3:余额日志.A122</svg:desc>
                </draw:g>
              </table:table-cell>
              <table:table-cell office:value-type="float" office:value="45522">
                <text:p>45522</text:p>
                <draw:g>
                  <svg:desc>余额日志.A3:余额日志.A122</svg:desc>
                </draw:g>
              </table:table-cell>
              <table:table-cell office:value-type="float" office:value="1000">
                <text:p>1000</text:p>
                <draw:g>
                  <svg:desc>余额日志.B3:余额日志.B1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45523">
                <text:p>4552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5">
                <text:p>98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45524">
                <text:p>45524</text:p>
              </table:table-cell>
              <table:table-cell office:value-type="float" office:value="977.5">
                <text:p>9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5">
                <text:p>974.5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45525">
                <text:p>45525</text:p>
              </table:table-cell>
              <table:table-cell office:value-type="float" office:value="967.5">
                <text:p>967.5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45526">
                <text:p>45526</text:p>
              </table:table-cell>
              <table:table-cell office:value-type="float" office:value="947.6">
                <text:p>947.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45527">
                <text:p>45527</text:p>
              </table:table-cell>
              <table:table-cell office:value-type="float" office:value="947.6">
                <text:p>947.6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45528">
                <text:p>45528</text:p>
              </table:table-cell>
              <table:table-cell office:value-type="float" office:value="931.6">
                <text:p>93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01.96">
                <text:p>90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26.96">
                <text:p>826.96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45529">
                <text:p>45529</text:p>
              </table:table-cell>
              <table:table-cell office:value-type="float" office:value="815.06">
                <text:p>815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05.06">
                <text:p>805.06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45530">
                <text:p>45530</text:p>
              </table:table-cell>
              <table:table-cell office:value-type="float" office:value="797.06">
                <text:p>797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73.06">
                <text:p>773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53.26">
                <text:p>753.26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45531">
                <text:p>45531</text:p>
              </table:table-cell>
              <table:table-cell office:value-type="float" office:value="749.46">
                <text:p>749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39.46">
                <text:p>739.46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45532">
                <text:p>45532</text:p>
              </table:table-cell>
              <table:table-cell office:value-type="float" office:value="725.96">
                <text:p>725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2.46">
                <text:p>722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13.46">
                <text:p>713.46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45533">
                <text:p>45533</text:p>
              </table:table-cell>
              <table:table-cell office:value-type="float" office:value="1513.46">
                <text:p>1513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13.46">
                <text:p>713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04.46">
                <text:p>704.46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45534">
                <text:p>45534</text:p>
              </table:table-cell>
              <table:table-cell office:value-type="float" office:value="689.46">
                <text:p>689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80.96">
                <text:p>68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63.46">
                <text:p>663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41.46">
                <text:p>64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39.96">
                <text:p>639.96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45535">
                <text:p>45535</text:p>
              </table:table-cell>
              <table:table-cell office:value-type="float" office:value="633.96">
                <text:p>633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23.96">
                <text:p>623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07.76">
                <text:p>607.76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45536">
                <text:p>45536</text:p>
              </table:table-cell>
              <table:table-cell office:value-type="float" office:value="551.36">
                <text:p>55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45.36">
                <text:p>545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30.36">
                <text:p>530.36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45537">
                <text:p>45537</text:p>
              </table:table-cell>
              <table:table-cell office:value-type="float" office:value="512.76">
                <text:p>51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2.76">
                <text:p>50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1.26">
                <text:p>501.26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45538">
                <text:p>45538</text:p>
              </table:table-cell>
              <table:table-cell office:value-type="float" office:value="479.26">
                <text:p>47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5.26">
                <text:p>455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22.06">
                <text:p>422.06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45539">
                <text:p>45539</text:p>
              </table:table-cell>
              <table:table-cell office:value-type="float" office:value="389.06">
                <text:p>389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83.06">
                <text:p>383.06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45540">
                <text:p>45540</text:p>
              </table:table-cell>
              <table:table-cell office:value-type="float" office:value="350.56">
                <text:p>350.5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45541">
                <text:p>45541</text:p>
              </table:table-cell>
              <table:table-cell office:value-type="float" office:value="340.56">
                <text:p>340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26.56">
                <text:p>326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39.56">
                <text:p>239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9.56">
                <text:p>179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6.76">
                <text:p>156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5.26">
                <text:p>155.26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45542">
                <text:p>45542</text:p>
              </table:table-cell>
              <table:table-cell office:value-type="float" office:value="149.26">
                <text:p>14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6.26">
                <text:p>126.26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45543">
                <text:p>45543</text:p>
              </table:table-cell>
              <table:table-cell office:value-type="float" office:value="118.26">
                <text:p>118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2.26">
                <text:p>92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92.26">
                <text:p>492.26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45544">
                <text:p>45544</text:p>
              </table:table-cell>
              <table:table-cell office:value-type="float" office:value="481.26">
                <text:p>48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71.26">
                <text:p>47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66.76">
                <text:p>466.76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45545">
                <text:p>45545</text:p>
              </table:table-cell>
              <table:table-cell office:value-type="float" office:value="446.76">
                <text:p>446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40.76">
                <text:p>440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35.26">
                <text:p>435.2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45546">
                <text:p>45546</text:p>
              </table:table-cell>
              <table:table-cell office:value-type="float" office:value="411.26">
                <text:p>41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89.26">
                <text:p>38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69.76">
                <text:p>269.76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45547">
                <text:p>45547</text:p>
              </table:table-cell>
              <table:table-cell office:value-type="float" office:value="254.76">
                <text:p>25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34.76">
                <text:p>23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4.76">
                <text:p>21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6.66">
                <text:p>206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5548">
                <text:p>45548</text:p>
              </table:table-cell>
              <table:table-cell office:value-type="float" office:value="181.16">
                <text:p>18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7.16">
                <text:p>167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45549">
                <text:p>45549</text:p>
              </table:table-cell>
              <table:table-cell office:value-type="float" office:value="126.26">
                <text:p>126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7.26">
                <text:p>117.26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45550">
                <text:p>45550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1.26">
                <text:p>101.26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5551">
                <text:p>45551</text:p>
              </table:table-cell>
              <table:table-cell office:value-type="float" office:value="101.26">
                <text:p>101.26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5552">
                <text:p>45552</text:p>
              </table:table-cell>
              <table:table-cell office:value-type="float" office:value="551.26">
                <text:p>551.26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5553">
                <text:p>45553</text:p>
              </table:table-cell>
              <table:table-cell office:value-type="float" office:value="537.76">
                <text:p>537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27.76">
                <text:p>527.7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5554">
                <text:p>45554</text:p>
              </table:table-cell>
              <table:table-cell office:value-type="float" office:value="522.76">
                <text:p>522.76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5555">
                <text:p>45555</text:p>
              </table:table-cell>
              <table:table-cell office:value-type="float" office:value="507.76">
                <text:p>507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15.76">
                <text:p>515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90.96">
                <text:p>490.96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45556">
                <text:p>45556</text:p>
              </table:table-cell>
              <table:table-cell office:value-type="float" office:value="454.96">
                <text:p>45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34.96">
                <text:p>43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70.96">
                <text:p>370.96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45557">
                <text:p>45557</text:p>
              </table:table-cell>
              <table:table-cell office:value-type="float" office:value="331.96">
                <text:p>33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15.96">
                <text:p>315.96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5558">
                <text:p>45558</text:p>
              </table:table-cell>
              <table:table-cell office:value-type="float" office:value="295.96">
                <text:p>295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80.96">
                <text:p>28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0.96">
                <text:p>270.96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45559">
                <text:p>45559</text:p>
              </table:table-cell>
              <table:table-cell office:value-type="float" office:value="245.46">
                <text:p>245.46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45560">
                <text:p>45560</text:p>
              </table:table-cell>
              <table:table-cell office:value-type="float" office:value="745.46">
                <text:p>745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65.46">
                <text:p>265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3.46">
                <text:p>223.4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45561">
                <text:p>45561</text:p>
              </table:table-cell>
              <table:table-cell office:value-type="float" office:value="163.46">
                <text:p>163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7.46">
                <text:p>147.4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45562">
                <text:p>45562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45563">
                <text:p>45563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45564">
                <text:p>45564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45565">
                <text:p>45565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45566">
                <text:p>45566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45567">
                <text:p>45567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45568">
                <text:p>45568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45569">
                <text:p>45569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45570">
                <text:p>45570</text:p>
              </table:table-cell>
              <table:table-cell office:value-type="float" office:value="117.56">
                <text:p>117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7.56">
                <text:p>597.56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45571">
                <text:p>45571</text:p>
              </table:table-cell>
              <table:table-cell office:value-type="float" office:value="551.56">
                <text:p>551.56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45572">
                <text:p>45572</text:p>
              </table:table-cell>
              <table:table-cell office:value-type="float" office:value="543.76">
                <text:p>543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23.76">
                <text:p>523.76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45573">
                <text:p>45573</text:p>
              </table:table-cell>
              <table:table-cell office:value-type="float" office:value="517.76">
                <text:p>517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87.76">
                <text:p>487.7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45574">
                <text:p>45574</text:p>
              </table:table-cell>
              <table:table-cell office:value-type="float" office:value="451.76">
                <text:p>451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30.76">
                <text:p>430.76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45575">
                <text:p>45575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